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0C8F11A87A5B07BC1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solid" svg:stroke-width="0.026cm" svg:stroke-color="#808080" draw:stroke-linejoin="round" draw:fill="gradient" draw:fill-gradient-name="Gradient_20_2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solid" svg:stroke-width="0.026cm" svg:stroke-color="#808080" draw:stroke-linejoin="round" draw:fill="solid" draw:fill-color="#cfe7f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9" style:family="graphic" style:parent-style-name="standard">
      <style:graphic-properties draw:stroke="solid" svg:stroke-width="0.102cm" svg:stroke-color="#808080" draw:stroke-linejoin="round" draw:fill="gradient" draw:fill-gradient-name="Gradient_20_3" draw:textarea-vertical-align="bottom" draw:auto-grow-height="false" draw:fit-to-size="false" fo:min-height="0cm" fo:min-width="0cm" fo:padding-top="0.175cm" fo:padding-bottom="0.175cm" fo:padding-left="0.3cm" fo:padding-right="0.3cm" fo:wrap-option="wrap"/>
    </style:style>
    <style:style style:name="gr10" style:family="graphic" style:parent-style-name="standard">
      <style:graphic-properties draw:stroke="solid" svg:stroke-width="0.102cm" svg:stroke-color="#808080" draw:stroke-linejoin="round" draw:fill="gradient" draw:fill-gradient-name="Gradient_20_4" draw:textarea-vertical-align="middle" draw:auto-grow-height="false" draw:fit-to-size="false" fo:min-height="0cm" fo:min-width="0cm" fo:padding-top="0.175cm" fo:padding-bottom="0.175cm" fo:padding-left="0.3cm" fo:padding-right="0.3cm" fo:wrap-option="wrap"/>
    </style:style>
    <style:style style:name="gr11" style:family="graphic" style:parent-style-name="standard">
      <style:graphic-properties draw:stroke="solid" svg:stroke-width="0.102cm" svg:stroke-color="#808080" draw:stroke-linejoin="round" draw:fill="gradient" draw:fill-gradient-name="Gradient_20_5" draw:textarea-vertical-align="middle" draw:auto-grow-height="false" draw:fit-to-size="false" fo:min-height="0cm" fo:min-width="0cm" fo:padding-top="0.175cm" fo:padding-bottom="0.175cm" fo:padding-left="0.3cm" fo:padding-right="0.3cm" fo:wrap-option="wrap"/>
    </style:style>
    <style:style style:name="gr12" style:family="graphic" style:parent-style-name="standard">
      <style:graphic-properties draw:stroke="solid" svg:stroke-width="0.026cm" svg:stroke-color="#808080" draw:stroke-linejoin="round" draw:fill="solid" draw:fill-color="#cfe7f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r2" style:family="presentation" style:parent-style-name="Title_2c__20_Content-notes">
      <style:graphic-properties draw:stroke="none" svg:stroke-width="0cm" draw:fill="none" draw:fill-color="#ffffff" draw:textarea-vertical-align="middle" draw:auto-grow-height="false" draw:fit-to-size="false" fo:min-height="12.57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6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cfe7f5"/>
      <style:paragraph-properties fo:text-align="start" style:font-independent-line-spacing="true"/>
      <style:text-properties fo:font-size="14pt"/>
    </style:style>
    <style:style style:name="P8" style:family="paragraph">
      <loext:graphic-properties draw:fill="gradient" draw:fill-gradient-name="Gradient_20_3"/>
      <style:paragraph-properties fo:text-align="start" style:font-independent-line-spacing="true"/>
      <style:text-properties fo:font-size="14pt"/>
    </style:style>
    <style:style style:name="P9" style:family="paragraph">
      <loext:graphic-properties draw:fill="gradient" draw:fill-gradient-name="Gradient_20_4"/>
      <style:paragraph-properties fo:text-align="start" style:font-independent-line-spacing="true"/>
      <style:text-properties fo:font-size="14pt"/>
    </style:style>
    <style:style style:name="P10" style:family="paragraph">
      <loext:graphic-properties draw:fill="gradient" draw:fill-gradient-name="Gradient_20_5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1" fo:font-size="48pt" fo:letter-spacing="normal" fo:font-style="normal" style:text-underline-style="none" fo:font-weight="bold" style:font-name-asian="Arial1" style:font-size-asian="48pt" style:font-style-asian="normal" style:font-weight-asian="bold" style:font-name-complex="Arial1" style:font-size-complex="48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Arial1" style:font-size-asian="44pt" style:font-style-asian="normal" style:font-weight-asian="normal" style:font-name-complex="Arial1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Arial1" style:font-size-asian="32pt" style:font-style-asian="normal" style:font-weight-asian="normal" style:font-name-complex="Arial1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6" style:family="text">
      <style:text-properties fo:font-variant="normal" fo:text-transform="none" fo:color="#0000c0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7" style:family="text">
      <style:text-properties fo:font-variant="normal" fo:text-transform="none" fo:color="#7f0055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8" style:family="text">
      <style:text-properties fo:font-variant="normal" fo:text-transform="none" fo:color="#2a00ff" style:text-line-through-style="none" style:text-line-through-type="none" style:text-position="0% 100%" style:font-name="Arial1" fo:font-size="22pt" fo:letter-spacing="normal" fo:font-style="normal" style:text-underline-style="none" fo:font-weight="normal" style:font-name-asian="Arial1" style:font-size-asian="22pt" style:font-style-asian="normal" style:font-weight-asian="normal" style:font-name-complex="Arial1" style:font-size-complex="2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1" style:family="text">
      <style:text-properties fo:font-variant="normal" fo:text-transform="none" fo:color="#0000c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2" style:family="text">
      <style:text-properties fo:font-variant="normal" fo:text-transform="none" fo:color="#7f0055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13" style:family="text">
      <style:text-properties fo:font-variant="normal" fo:text-transform="none" fo:color="#2a00f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4" style:family="text">
      <style:text-properties fo:font-variant="normal" fo:text-transform="none" fo:color="#646464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5" style:family="text">
      <style:text-properties fo:font-variant="normal" fo:text-transform="none" fo:color="#7f0055" style:text-line-through-style="none" style:text-line-through-type="none" style:text-position="0% 100%" style:font-name="Arial1" fo:font-size="17pt" fo:letter-spacing="normal" fo:font-style="normal" style:text-underline-style="none" fo:font-weight="bold" style:font-name-asian="Arial1" style:font-size-asian="17pt" style:font-style-asian="normal" style:font-weight-asian="bold" style:font-name-complex="Arial1" style:font-size-complex="17pt" style:font-style-complex="normal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17" style:family="text">
      <style:text-properties fo:font-variant="normal" fo:text-transform="none" fo:color="#0000c0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18" style:family="text">
      <style:text-properties fo:font-variant="normal" fo:text-transform="none" fo:color="#2a00ff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19" style:family="text">
      <style:text-properties fo:font-variant="normal" fo:text-transform="none" fo:color="#7f0055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0" style:family="text">
      <style:text-properties fo:font-variant="normal" fo:text-transform="none" fo:color="#0000c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64646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23" style:family="text">
      <style:text-properties fo:font-variant="normal" fo:text-transform="none" fo:color="#2a00f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4" style:family="text">
      <style:text-properties fo:font-variant="normal" fo:text-transform="none" fo:color="#3f7f5f" style:text-line-through-style="none" style:text-line-through-type="none" style:text-position="0% 100%" style:font-name="Arial1" fo:font-size="17pt" fo:letter-spacing="normal" fo:font-style="normal" style:text-underline-style="none" fo:font-weight="normal" style:font-name-asian="Arial1" style:font-size-asian="17pt" style:font-style-asian="normal" style:font-weight-asian="normal" style:font-name-complex="Arial1" style:font-size-complex="17pt" style:font-style-complex="normal" style:font-weight-complex="normal"/>
    </style:style>
    <style:style style:name="T25" style:family="text">
      <style:text-properties fo:font-variant="normal" fo:text-transform="none" fo:color="#646464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6" style:family="text">
      <style:text-properties fo:font-variant="normal" fo:text-transform="none" fo:color="#0000c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28" style:family="text">
      <style:text-properties fo:font-variant="normal" fo:text-transform="none" fo:color="#646464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30" style:family="text">
      <style:text-properties fo:font-variant="normal" fo:text-transform="none" fo:color="#7f0055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32" style:family="text">
      <style:text-properties fo:font-variant="normal" fo:text-transform="none" fo:color="#6a3e3e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3" style:family="text">
      <style:text-properties fo:font-variant="normal" fo:text-transform="none" fo:color="#00808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4" style:family="text">
      <style:text-properties fo:font-variant="normal" fo:text-transform="none" fo:color="#3f7f7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5" style:family="text">
      <style:text-properties fo:font-variant="normal" fo:text-transform="none" fo:color="#7f007f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6" style:family="text">
      <style:text-properties fo:font-variant="normal" fo:text-transform="none" fo:color="#1a1a1a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37" style:family="text">
      <style:text-properties fo:font-variant="normal" fo:text-transform="none" fo:color="#2a00ff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normal" style:font-name-asian="Courier New" style:font-size-asian="28pt" style:font-style-asian="normal" style:font-weight-asian="normal" style:font-name-complex="Courier New" style:font-size-complex="28pt" style:font-style-complex="normal" style:font-weight-complex="normal"/>
    </style:style>
    <style:style style:name="T39" style:family="text">
      <style:text-properties fo:font-variant="normal" fo:text-transform="none" fo:color="#00808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0" style:family="text">
      <style:text-properties fo:font-variant="normal" fo:text-transform="none" fo:color="#3f7f7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1" style:family="text">
      <style:text-properties fo:font-variant="normal" fo:text-transform="none" fo:color="#7f007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2" style:family="text">
      <style:text-properties fo:font-variant="normal" fo:text-transform="none" fo:color="#1a1a1a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43" style:family="text">
      <style:text-properties fo:font-variant="normal" fo:text-transform="none" fo:color="#2a00ff" style:text-line-through-style="none" style:text-line-through-type="none" style:text-position="0% 100%" style:font-name="Arial1" fo:font-size="18pt" fo:letter-spacing="normal" fo:font-style="italic" style:text-underline-style="none" fo:font-weight="normal" style:font-name-asian="Arial1" style:font-size-asian="18pt" style:font-style-asian="italic" style:font-weight-asian="normal" style:font-name-complex="Arial1" style:font-size-complex="18pt" style:font-style-complex="italic" style:font-weight-complex="normal"/>
    </style:style>
    <style:style style:name="T44" style:family="text">
      <style:text-properties fo:font-variant="normal" fo:text-transform="none" fo:color="#7f007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45" style:family="text">
      <style:text-properties fo:font-variant="normal" fo:text-transform="none" fo:color="#1a1a1a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46" style:family="text">
      <style:text-properties fo:font-variant="normal" fo:text-transform="none" fo:color="#2a00ff" style:text-line-through-style="none" style:text-line-through-type="none" style:text-position="0% 100%" style:font-name="Arial1" fo:font-size="16pt" fo:letter-spacing="normal" fo:font-style="italic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T47" style:family="text">
      <style:text-properties fo:font-variant="normal" fo:text-transform="none" fo:color="#0000ff" style:text-line-through-style="none" style:text-line-through-type="none" style:text-position="0% 100%" style:font-name="Arial1" fo:font-size="16pt" fo:letter-spacing="normal" fo:font-style="italic" style:text-underline-style="solid" style:text-underline-width="auto" style:text-underline-color="font-color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Arial1" style:font-size-asian="26pt" style:font-style-asian="normal" style:font-weight-asian="normal" style:font-name-complex="Arial1" style:font-size-complex="26pt" style:font-style-complex="normal" style:font-weight-complex="normal"/>
    </style:style>
    <style:style style:name="T49" style:family="text">
      <style:text-properties fo:font-variant="normal" fo:text-transform="none" fo:color="#646464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Arial1" style:font-size-complex="19pt" style:font-style-complex="normal" style:font-weight-complex="bold"/>
    </style:style>
    <style:style style:name="T50" style:family="text">
      <style:text-properties fo:font-variant="normal" fo:text-transform="none" fo:color="#7f0055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Arial1" style:font-size-complex="19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52" style:family="text">
      <style:text-properties fo:font-variant="normal" fo:text-transform="none" fo:color="#00808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3" style:family="text">
      <style:text-properties fo:font-variant="normal" fo:text-transform="none" fo:color="#3f7f7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4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5" style:family="text">
      <style:text-properties fo:font-variant="normal" fo:text-transform="none" fo:color="#7f007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6" style:family="text">
      <style:text-properties fo:font-variant="normal" fo:text-transform="none" fo:color="#1a1a1a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7" style:family="text">
      <style:text-properties fo:font-variant="normal" fo:text-transform="none" fo:color="#2a00ff" style:text-line-through-style="none" style:text-line-through-type="none" style:text-position="0% 100%" style:font-name="Arial1" fo:font-size="20pt" fo:letter-spacing="normal" fo:font-style="italic" style:text-underline-style="none" fo:font-weight="normal" style:font-name-asian="Arial1" style:font-size-asian="20pt" style:font-style-asian="italic" style:font-weight-asian="normal" style:font-name-complex="Arial1" style:font-size-complex="20pt" style:font-style-complex="italic" style:font-weight-complex="normal"/>
    </style:style>
    <style:style style:name="T58" style:family="text">
      <style:text-properties fo:font-variant="normal" fo:text-transform="none" fo:color="#646464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59" style:family="text">
      <style:text-properties fo:font-variant="normal" fo:text-transform="none" fo:color="#646464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0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1" style:family="text">
      <style:text-properties fo:font-variant="normal" fo:text-transform="none" fo:color="#2a00ff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2" style:family="text">
      <style:text-properties fo:font-variant="normal" fo:text-transform="none" fo:color="#7f0055" style:text-line-through-style="none" style:text-line-through-type="none" style:text-position="0% 100%" style:font-name="Arial1" fo:font-size="20pt" fo:letter-spacing="normal" fo:font-style="normal" style:text-underline-style="none" fo:font-weight="bold" style:font-name-asian="Arial1" style:font-size-asian="20pt" style:font-style-asian="normal" style:font-weight-asian="bold" style:font-name-complex="Arial1" style:font-size-complex="20pt" style:font-style-complex="normal" style:font-weight-complex="bold"/>
    </style:style>
    <style:style style:name="T63" style:family="text">
      <style:text-properties fo:font-variant="normal" fo:text-transform="none" fo:color="#0000c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64" style:family="text">
      <style:text-properties fo:font-variant="normal" fo:text-transform="none" fo:color="#0000c0" style:text-line-through-style="none" style:text-line-through-type="none" style:text-position="0% 100%" style:font-name="Arial1" fo:font-size="18pt" fo:letter-spacing="normal" fo:font-style="normal" style:text-underline-style="none" fo:font-weight="bold" style:font-name-asian="Arial1" style:font-size-asian="18pt" style:font-style-asian="normal" style:font-weight-asian="bold" style:font-name-complex="Arial1" style:font-size-complex="18pt" style:font-style-complex="normal" style:font-weight-complex="bold"/>
    </style:style>
    <style:style style:name="T65" style:family="text">
      <style:text-properties fo:font-variant="normal" fo:text-transform="none" fo:color="#646464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66" style:family="text">
      <style:text-properties fo:font-variant="normal" fo:text-transform="none" fo:color="#2a00ff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67" style:family="text">
      <style:text-properties fo:font-variant="normal" fo:text-transform="none" fo:color="#0000c0" style:text-line-through-style="none" style:text-line-through-type="none" style:text-position="0% 100%" style:font-name="Arial1" fo:font-size="19pt" fo:letter-spacing="normal" fo:font-style="normal" style:text-underline-style="none" fo:font-weight="normal" style:font-name-asian="Arial1" style:font-size-asian="19pt" style:font-style-asian="normal" style:font-weight-asian="normal" style:font-name-complex="Arial1" style:font-size-complex="19pt" style:font-style-complex="normal" style:font-weight-complex="normal"/>
    </style:style>
    <style:style style:name="T68" style:family="text">
      <style:text-properties fo:font-variant="normal" fo:text-transform="none" fo:color="#646464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69" style:family="text">
      <style:text-properties fo:font-variant="normal" fo:text-transform="none" fo:color="#7f0055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style:style style:name="T70" style:family="text">
      <style:text-properties fo:font-variant="normal" fo:text-transform="none" fo:color="#6a3e3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1" style:family="text">
      <style:text-properties fo:font-variant="normal" fo:text-transform="none" fo:color="#2a00f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72" style:family="text">
      <style:text-properties fo:font-variant="normal" fo:text-transform="none" fo:color="#2a00ff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73" style:family="text">
      <style:text-properties fo:font-variant="normal" fo:text-transform="none" fo:color="#000000" style:text-line-through-style="none" style:text-line-through-type="none" style:text-position="0% 100%" style:font-name="Arial1" fo:font-size="19pt" fo:letter-spacing="normal" fo:font-style="normal" style:text-underline-style="none" fo:font-weight="bold" style:font-name-asian="Arial1" style:font-size-asian="19pt" style:font-style-asian="normal" style:font-weight-asian="bold" style:font-name-complex="Arial1" style:font-size-complex="19pt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75" style:family="text">
      <style:text-properties fo:font-variant="normal" fo:text-transform="none" fo:color="#0000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text-position="0% 100%" style:font-name="Courier New" fo:font-size="16pt" fo:letter-spacing="normal" fo:font-style="normal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italic" style:text-underline-style="none" fo:font-weight="normal" style:font-name-asian="Arial1" style:font-size-asian="16pt" style:font-style-asian="italic" style:font-weight-asian="normal" style:font-name-complex="Arial1" style:font-size-complex="16pt" style:font-style-complex="italic" style:font-weight-complex="normal"/>
    </style:style>
    <style:style style:name="T78" style:family="text">
      <style:text-properties fo:font-variant="normal" fo:text-transform="none" fo:color="#2a00ff" style:text-line-through-style="none" style:text-line-through-type="none" style:text-position="0% 100%" style:font-name="Arial1" fo:font-size="16pt" fo:letter-spacing="normal" fo:font-style="normal" style:text-underline-style="none" fo:font-weight="bold" style:font-name-asian="Arial1" style:font-size-asian="16pt" style:font-style-asian="normal" style:font-weight-asian="bold" style:font-name-complex="Arial1" style:font-size-complex="16pt" style:font-style-complex="normal" style:font-weight-complex="bold"/>
    </style:style>
    <style:style style:name="T79" style:family="text">
      <style:text-properties fo:font-variant="normal" fo:text-transform="none" fo:color="#6a3e3e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0" style:family="text">
      <style:text-properties fo:font-variant="normal" fo:text-transform="none" fo:color="#646464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81" style:family="text">
      <style:text-properties fo:font-variant="normal" fo:text-transform="none" fo:color="#7f0055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83" style:family="text">
      <style:text-properties fo:font-variant="normal" fo:text-transform="none" fo:color="#6a3e3e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84" style:family="text">
      <style:text-properties fo:font-variant="normal" fo:text-transform="none" fo:color="#0000c0" style:text-line-through-style="none" style:text-line-through-type="none" style:text-position="0% 100%" style:font-name="Arial1" fo:font-size="20pt" fo:letter-spacing="normal" fo:font-style="italic" style:text-underline-style="none" fo:font-weight="bold" style:font-name-asian="Arial1" style:font-size-asian="20pt" style:font-style-asian="italic" style:font-weight-asian="bold" style:font-name-complex="Arial1" style:font-size-complex="20pt" style:font-style-complex="italic" style:font-weight-complex="bold"/>
    </style:style>
    <style:style style:name="T85" style:family="text">
      <style:text-properties fo:font-variant="normal" fo:text-transform="none" fo:color="#3c3c3c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Arial1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Arial1" style:font-size-complex="24pt" style:font-style-complex="normal" style:font-weight-complex="normal"/>
    </style:style>
    <style:style style:name="T87" style:family="text">
      <style:text-properties fo:font-variant="normal" fo:text-transform="none" fo:color="#3f5fbf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88" style:family="text">
      <style:text-properties fo:font-variant="normal" fo:text-transform="none" fo:color="#008080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89" style:family="text">
      <style:text-properties fo:font-variant="normal" fo:text-transform="none" fo:color="#3f7f7f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90" style:family="text">
      <style:text-properties fo:font-variant="normal" fo:text-transform="none" fo:color="#7f007f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91" style:family="text">
      <style:text-properties fo:font-variant="normal" fo:text-transform="none" fo:color="#1a1a1a" style:text-line-through-style="none" style:text-line-through-type="none" style:text-position="0% 100%" style:font-name="Arial1" fo:font-size="15pt" fo:letter-spacing="normal" fo:font-style="normal" style:text-underline-style="none" fo:font-weight="normal" style:font-name-asian="Arial1" style:font-size-asian="15pt" style:font-style-asian="normal" style:font-weight-asian="normal" style:font-name-complex="Arial1" style:font-size-complex="15pt" style:font-style-complex="normal" style:font-weight-complex="normal"/>
    </style:style>
    <style:style style:name="T92" style:family="text">
      <style:text-properties fo:font-variant="normal" fo:text-transform="none" fo:color="#2a00ff" style:text-line-through-style="none" style:text-line-through-type="none" style:text-position="0% 100%" style:font-name="Arial1" fo:font-size="15pt" fo:letter-spacing="normal" fo:font-style="italic" style:text-underline-style="none" fo:font-weight="normal" style:font-name-asian="Arial1" style:font-size-asian="15pt" style:font-style-asian="italic" style:font-weight-asian="normal" style:font-name-complex="Arial1" style:font-size-complex="15pt" style:font-style-complex="italic" style:font-weight-complex="normal"/>
    </style:style>
    <style:style style:name="T93" style:family="text">
      <style:text-properties fo:font-variant="normal" fo:text-transform="none" fo:color="#2a00ff" style:text-line-through-style="none" style:text-line-through-type="none" style:text-position="0% 100%" style:font-name="Arial1" fo:font-size="15pt" fo:letter-spacing="normal" fo:font-style="italic" style:text-underline-style="none" fo:font-weight="bold" style:font-name-asian="Arial1" style:font-size-asian="15pt" style:font-style-asian="italic" style:font-weight-asian="bold" style:font-name-complex="Arial1" style:font-size-complex="15pt" style:font-style-complex="italic" style:font-weight-complex="bold"/>
    </style:style>
    <style:style style:name="T94" style:family="text">
      <style:text-properties fo:font-variant="normal" fo:text-transform="none" fo:color="#008080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95" style:family="text">
      <style:text-properties fo:font-variant="normal" fo:text-transform="none" fo:color="#3f7f7f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97" style:family="text">
      <style:text-properties fo:font-variant="normal" fo:text-transform="none" fo:color="#7f007f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98" style:family="text">
      <style:text-properties fo:font-variant="normal" fo:text-transform="none" fo:color="#1a1a1a" style:text-line-through-style="none" style:text-line-through-type="none" style:text-position="0% 100%" style:font-name="Arial1" fo:font-size="15pt" fo:letter-spacing="normal" fo:font-style="normal" style:text-underline-style="none" fo:font-weight="bold" style:font-name-asian="Arial1" style:font-size-asian="15pt" style:font-style-asian="normal" style:font-weight-asian="bold" style:font-name-complex="Arial1" style:font-size-complex="15pt" style:font-style-complex="normal" style:font-weight-complex="bold"/>
    </style:style>
    <style:style style:name="T99" style:family="text">
      <style:text-properties fo:font-variant="normal" fo:text-transform="none" fo:color="#3f5fb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0" style:family="text">
      <style:text-properties fo:font-variant="normal" fo:text-transform="none" fo:color="#3f7f5f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01" style:family="text">
      <style:text-properties fo:font-variant="normal" fo:text-transform="none" fo:color="#0000c0" style:text-line-through-style="none" style:text-line-through-type="none" style:text-position="0% 100%" style:font-name="Arial1" fo:font-size="18pt" fo:letter-spacing="normal" fo:font-style="italic" style:text-underline-style="none" fo:font-weight="bold" style:font-name-asian="Arial1" style:font-size-asian="18pt" style:font-style-asian="italic" style:font-weight-asian="bold" style:font-name-complex="Arial1" style:font-size-complex="18pt" style:font-style-complex="italic" style:font-weight-complex="bold"/>
    </style:style>
    <style:style style:name="T102" style:family="text">
      <style:text-properties fo:font-variant="normal" fo:text-transform="none" fo:color="#008080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3" style:family="text">
      <style:text-properties fo:font-variant="normal" fo:text-transform="none" fo:color="#3f7f7f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4" style:family="text">
      <style:text-properties fo:font-variant="normal" fo:text-transform="none" fo:color="#3c3c3c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Arial1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105" style:family="text">
      <style:text-properties fo:font-variant="normal" fo:text-transform="none" fo:color="#000000" style:text-line-through-style="none" style:text-line-through-type="none" style:text-position="0% 100%" style:font-name="Arial1" fo:font-size="8pt" fo:letter-spacing="normal" fo:font-style="normal" style:text-underline-style="none" fo:font-weight="normal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T106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07" style:family="text">
      <style:text-properties fo:font-variant="normal" fo:text-transform="none" fo:color="#000000" style:text-line-through-style="none" style:text-line-through-type="none" style:text-position="0% 100%" style:font-name="Arial1" fo:font-size="10pt" fo:letter-spacing="normal" fo:font-style="normal" style:text-underline-style="none" fo:font-weight="bold" style:font-name-asian="Arial1" style:font-size-asian="10pt" style:font-style-asian="normal" style:font-weight-asian="bold" style:font-name-complex="Arial1" style:font-size-complex="10pt" style:font-style-complex="normal" style:font-weight-complex="bold"/>
    </style:style>
    <style:style style:name="T108" style:family="text">
      <style:text-properties fo:font-variant="normal" fo:text-transform="none" fo:color="#3c3c3c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1" style:font-size-asian="16pt" style:font-style-asian="normal" style:font-weight-asian="normal" style:font-name-complex="Arial1" style:font-size-complex="16pt" style:font-style-complex="normal" style:font-weight-complex="normal"/>
    </style:style>
    <style:style style:name="T109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T110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bold" style:font-name-asian="Arial1" style:font-size-asian="12pt" style:font-style-asian="normal" style:font-weight-asian="bold" style:font-name-complex="Arial1" style:font-size-complex="12pt" style:font-style-complex="normal" style:font-weight-complex="bold"/>
    </style:style>
    <style:style style:name="T111" style:family="text">
      <style:text-properties fo:font-variant="normal" fo:text-transform="none" fo:color="#3c3c3c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1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112" style:family="text">
      <style:text-properties fo:font-variant="normal" fo:text-transform="none" fo:color="#0000c0" style:text-line-through-style="none" style:text-line-through-type="none" style:text-position="0% 100%" style:font-name="Arial1" fo:font-size="16pt" fo:letter-spacing="normal" fo:font-style="italic" style:text-underline-style="none" fo:font-weight="bold" style:font-name-asian="Arial1" style:font-size-asian="16pt" style:font-style-asian="italic" style:font-weight-asian="bold" style:font-name-complex="Arial1" style:font-size-complex="16pt" style:font-style-complex="italic" style:font-weight-complex="bold"/>
    </style:style>
    <style:style style:name="T113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bold" style:font-name-asian="Arial1" style:font-size-asian="14pt" style:font-style-asian="normal" style:font-weight-asian="bold" style:font-name-complex="Arial1" style:font-size-complex="14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00000" fo:font-size="45%"/>
      </text:list-level-style-bullet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c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7f0055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646464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072cm" text:min-label-width="1.198cm"/>
        <style:text-properties fo:font-family="Arial" style:font-family-generic="swiss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072cm" text:min-label-width="1.198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min-label-width="0.6cm"/>
        <style:text-properties fo:color="#2a00f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072cm" text:min-label-width="1.198cm"/>
        <style:text-properties fo:font-family="StarSymbol" fo:color="#000000" fo:font-size="100%"/>
      </text:list-level-style-bullet>
      <text:list-level-style-bullet text:level="2" text:bullet-char="○">
        <style:list-level-properties text:space-before="1.342cm" text:min-label-width="1.198cm"/>
        <style:text-properties fo:font-family="StarSymbol" fo:color="#000000" fo:font-size="114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072cm" text:min-label-width="1.198cm"/>
        <style:text-properties fo:color="#000000" fo:font-size="100%"/>
      </text:list-level-style-number>
      <text:list-level-style-bullet text:level="2" text:bullet-char="○">
        <style:list-level-properties text:space-before="1.342cm" text:min-label-width="1.198cm"/>
        <style:text-properties fo:font-family="StarSymbol" fo:color="#000000" fo:font-size="114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808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min-label-width="0.6cm"/>
        <style:text-properties fo:color="#7f007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format="">
        <style:list-level-properties text:min-label-width="0.6cm"/>
        <style:text-properties fo:color="#1a1a1a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format="">
        <style:list-level-properties text:space-before="0.283cm" text:min-label-width="0.917cm"/>
        <style:text-properties fo:color="#000000" fo:font-size="100%"/>
      </text:list-level-style-number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space-before="0.283cm" text:min-label-width="0.917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6a3e3e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fo:color="#000000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283cm" text:min-label-width="0.917cm"/>
        <style:text-properties fo:font-family="'Noto Sans Symbols'" style:font-family-generic="swiss" fo:color="#000000" fo:font-size="45%"/>
      </text:list-level-style-bullet>
      <text:list-level-style-bullet text:level="2" text:bullet-char="−">
        <style:list-level-properties text:space-before="1.483cm" text:min-label-width="0.917cm"/>
        <style:text-properties fo:font-family="'Noto Sans Symbols'" style:font-family-generic="swiss" fo:color="#000000" fo:font-size="75%"/>
      </text:list-level-style-bullet>
      <text:list-level-style-bullet text:level="3" text:bullet-char="●">
        <style:list-level-properties text:space-before="2.788cm" text:min-label-width="0.812cm"/>
        <style:text-properties fo:font-family="'Noto Sans Symbols'" style:font-family-generic="swiss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min-label-width="0.6cm"/>
        <style:text-properties fo:color="#3f5fbf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3">
      <text:list-level-style-number text:level="1" style:num-format="">
        <style:list-level-properties text:min-label-width="0.6cm"/>
        <style:text-properties fo:color="#3c3c3c" fo:font-size="2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draw:custom-shape draw:name="Shape 63" draw:style-name="gr1" draw:text-style-name="P2" draw:layer="layout" svg:width="16.591cm" svg:height="2.236cm" svg:x="5.914cm" svg:y="8.255cm">
          <text:p text:style-name="P1"><text:span text:style-name="T1">Workshop Sp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0" presentation:style-name="pr1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1" draw:style-name="gr2" draw:layer="layout" svg:width="14.393cm" svg:height="10.477cm" svg:x="3.599cm" svg:y="2.095cm" draw:page-number="1" presentation:class="page"/>
        </presentation:notes>
      </draw:page>
      <draw:page draw:name="page2" draw:style-name="dp1" draw:master-page-name="Title_2c__20_Content" presentation:presentation-page-layout-name="AL2T11">
        <draw:custom-shape draw:name="Shape 68" draw:style-name="gr3" draw:text-style-name="P2" draw:layer="layout" svg:width="25.198cm" svg:height="3.505cm" svg:x="1.4cm" svg:y="0.237cm">
          <text:p text:style-name="P4"><text:span text:style-name="T2">Conten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" draw:style-name="gr4" draw:text-style-name="P2" draw:layer="layout" svg:width="24.638cm" svg:height="12.179cm" svg:x="1.4cm" svg:y="6.214cm">
          <text:list text:style-name="L2">
            <text:list-item>
              <text:p text:style-name="P5"><text:span text:style-name="T3">Support JDBC</text:span></text:p>
            </text:list-item>
            <text:list-item>
              <text:p text:style-name="P5"><text:span text:style-name="T3">Tests unitaires et d'intégration</text:span></text:p>
            </text:list-item>
            <text:list-item>
              <text:p text:style-name="P5"><text:span text:style-name="T3">Configurations Java, annotations et XML</text:span></text:p>
            </text:list-item>
            <text:list-item>
              <text:p text:style-name="P5"><text:span text:style-name="T3">AOP</text:span></text:p>
            </text:list-item>
            <text:list-item>
              <text:p text:style-name="P5"><text:span text:style-name="T3">Transaction</text:span></text:p>
            </text:list-item>
            <text:list-item>
              <text:p text:style-name="P5"><text:span text:style-name="T3">Intégration avec Hibernate/JPA</text:span></text:p>
            </text:list-item>
            <text:list-item>
              <text:p text:style-name="P5"><text:span text:style-name="T3">Intégration Web</text:span></text:p>
            </text:list-item>
            <text:list-item>
              <text:p text:style-name="P5"><text:span text:style-name="T3">Spring Boo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5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6" draw:style-name="gr2" draw:layer="layout" svg:width="14.393cm" svg:height="10.477cm" svg:x="3.599cm" svg:y="2.095cm" draw:page-number="2" presentation:class="page"/>
        </presentation:notes>
      </draw:page>
      <draw:page draw:name="page3" draw:style-name="dp1" draw:master-page-name="Title_2c__20_Content" presentation:presentation-page-layout-name="AL2T11">
        <draw:custom-shape draw:name="Shape 74" draw:style-name="gr3" draw:text-style-name="P2" draw:layer="layout" svg:width="25.198cm" svg:height="3.505cm" svg:x="1.4cm" svg:y="0.237cm">
          <text:p text:style-name="P4"><text:span text:style-name="T2">Modèle de programm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4" draw:text-style-name="P2" draw:layer="layout" svg:width="24.638cm" svg:height="12.179cm" svg:x="1.4cm" svg:y="6.514cm">
          <text:list text:style-name="L2">
            <text:list-item>
              <text:p text:style-name="P5"><text:span text:style-name="T3">POJO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ode métier découplé de son environnement</text:span></text:p>
                </text:list-item>
              </text:list>
            </text:list-item>
            <text:list-item>
              <text:p text:style-name="P5"><text:span text:style-name="T3">Environnement ?</text:span></text:p>
              <text:list>
                <text:list-item>
                  <text:p text:style-name="P5"><text:span text:style-name="T4">Connexion, transaction</text:span></text:p>
                </text:list-item>
              </text:list>
            </text:list-item>
            <text:list-item>
              <text:p text:style-name="P5"><text:span text:style-name="T3">Réutilisation et testabilité</text:span></text:p>
            </text:list-item>
            <text:list-item>
              <text:p text:style-name="P5"><text:span text:style-name="T3">AOP pour les problématiques transverses</text:span></text:p>
              <text:list>
                <text:list-item>
                  <text:p text:style-name="P5"><text:span text:style-name="T4">Notamment technique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1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2" draw:style-name="gr2" draw:layer="layout" svg:width="14.393cm" svg:height="10.477cm" svg:x="3.599cm" svg:y="2.095cm" draw:page-number="3" presentation:class="page"/>
        </presentation:notes>
      </draw:page>
      <draw:page draw:name="page4" draw:style-name="dp1" draw:master-page-name="Title_2c__20_Content" presentation:presentation-page-layout-name="AL2T11">
        <draw:custom-shape draw:name="Shape 80" draw:style-name="gr3" draw:text-style-name="P2" draw:layer="layout" svg:width="25.198cm" svg:height="3.505cm" svg:x="1.4cm" svg:y="0.237cm">
          <text:p text:style-name="P4"><text:span text:style-name="T2">Support JDB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1" draw:style-name="gr4" draw:text-style-name="P2" draw:layer="layout" svg:width="24.638cm" svg:height="13.881cm" svg:x="1.4cm" svg:y="4.914cm">
          <text:list text:style-name="L2">
            <text:list-item>
              <text:p text:style-name="P5"><text:span text:style-name="T3">Classe centrale : JdbcTemplat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Interface : JdbcOperations</text:span></text:p>
                </text:list-item>
              </text:list>
            </text:list-item>
            <text:list-item>
              <text:p text:style-name="P5"><text:span text:style-name="T3">Abstraction de JDBC</text:span></text:p>
              <text:list>
                <text:list-item>
                  <text:p text:style-name="P5"><text:span text:style-name="T4">Gestion des ressources (connexions, Statement)</text:span></text:p>
                </text:list-item>
                <text:list-item>
                  <text:p text:style-name="P5"><text:span text:style-name="T4">Exception runtime (DataAccessException)</text:span></text:p>
                </text:list-item>
              </text:list>
            </text:list-item>
            <text:list-item>
              <text:p text:style-name="P5"><text:span text:style-name="T3">Méthodes directes</text:span></text:p>
              <text:list>
                <text:list-item>
                  <text:p text:style-name="P5"><text:span text:style-name="T4">queryForObject</text:span></text:p>
                </text:list-item>
              </text:list>
            </text:list-item>
            <text:list-item>
              <text:p text:style-name="P5"><text:span text:style-name="T3">Callback</text:span></text:p>
              <text:list>
                <text:list-item>
                  <text:p text:style-name="P5"><text:span text:style-name="T4">Pour des besoins plus préci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8" draw:style-name="gr2" draw:layer="layout" svg:width="14.393cm" svg:height="10.477cm" svg:x="3.599cm" svg:y="2.095cm" draw:page-number="4" presentation:class="page"/>
        </presentation:notes>
      </draw:page>
      <draw:page draw:name="page5" draw:style-name="dp1" draw:master-page-name="Title_2c__20_Content" presentation:presentation-page-layout-name="AL2T11">
        <draw:custom-shape draw:name="Shape 86" draw:style-name="gr3" draw:text-style-name="P2" draw:layer="layout" svg:width="25.198cm" svg:height="3.505cm" svg:x="1.4cm" svg:y="0.237cm">
          <text:p text:style-name="P4"><text:span text:style-name="T2">JdbcTempl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4" draw:text-style-name="P2" draw:layer="layout" svg:width="24.638cm" svg:height="12.179cm" svg:x="1.4cm" svg:y="11.014cm">
          <text:list text:style-name="L2">
            <text:list-item>
              <text:p text:style-name="P5"><text:span text:style-name="T3">Thread-safe après initialis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5" draw:text-style-name="P6" draw:layer="layout" svg:width="24.761cm" svg:height="5.004cm" svg:x="1.4cm" svg:y="5.702cm">
          <text:p text:style-name="P4"><text:span text:style-name="T5">JdbcOperations </text:span><text:span text:style-name="T6">tpl</text:span><text:span text:style-name="T5"> = </text:span><text:span text:style-name="T7">new</text:span><text:span text:style-name="T5"> JdbcTemplate(dataSource);</text:span></text:p>
          <text:p text:style-name="P4"><text:span text:style-name="T6">tpl</text:span><text:span text:style-name="T5">.update(</text:span></text:p>
          <text:p text:style-name="P4"><text:span text:style-name="T5"><text:s text:c="2"/></text:span><text:span text:style-name="T8">"insert into users (login,password) values (?,?)"</text:span><text:span text:style-name="T5">,</text:span></text:p>
          <text:p text:style-name="P4"><text:span text:style-name="T5"><text:s text:c="2"/></text:span><text:span text:style-name="T5">login,password</text:span></text:p>
          <text:p text:style-name="P4"><text:span text:style-name="T5">);</text:span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8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84" draw:style-name="gr2" draw:layer="layout" svg:width="14.393cm" svg:height="10.477cm" svg:x="3.599cm" svg:y="2.095cm" draw:page-number="5" presentation:class="page"/>
        </presentation:notes>
      </draw:page>
      <draw:page draw:name="page6" draw:style-name="dp1" draw:master-page-name="Title_2c__20_Content" presentation:presentation-page-layout-name="AL2T11">
        <draw:custom-shape draw:name="Shape 93" draw:style-name="gr3" draw:text-style-name="P2" draw:layer="layout" svg:width="25.198cm" svg:height="3.505cm" svg:x="1.4cm" svg:y="0.237cm">
          <text:p text:style-name="P4"><text:span text:style-name="T2">Callbac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4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Code métier appelé au bon moment</text:span></text:p>
            </text:list-item>
            <text:list-item>
              <text:p text:style-name="P5"><text:span text:style-name="T3">Partie technique gérée par Sp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5" draw:style-name="gr5" draw:text-style-name="P6" draw:layer="layout" svg:width="24.761cm" svg:height="4.411cm" svg:x="1.4cm" svg:y="8.602cm">
          <text:p text:style-name="P4"><text:span text:style-name="T10">RowMapper&lt;User&gt; </text:span><text:span text:style-name="T11">rowMapper</text:span><text:span text:style-name="T10"> = </text:span><text:span text:style-name="T12">new</text:span><text:span text:style-name="T10"> UserRowMapper();</text:span></text:p>
          <text:p text:style-name="P4"><text:span text:style-name="T10">User user = </text:span><text:span text:style-name="T11">tpl</text:span><text:span text:style-name="T10">.queryForObject(</text:span></text:p>
          <text:p text:style-name="P4"><text:span text:style-name="T10"><text:s text:c="2"/></text:span><text:span text:style-name="T13">"select id,login,password from users where login = ?"</text:span><text:span text:style-name="T10">, </text:span></text:p>
          <text:p text:style-name="P4"><text:span text:style-name="T10"><text:s text:c="2"/></text:span><text:span text:style-name="T11">rowMapper</text:span><text:span text:style-name="T10">,</text:span></text:p>
          <text:p text:style-name="P4"><text:span text:style-name="T10"><text:s text:c="2"/></text:span><text:span text:style-name="T10">login</text:span></text:p>
          <text:p text:style-name="P4"><text:span text:style-name="T10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6" draw:style-name="gr5" draw:text-style-name="P6" draw:layer="layout" svg:width="24.761cm" svg:height="6.643cm" svg:x="1.399cm" svg:y="13.201cm">
          <text:p text:style-name="P4"><text:span text:style-name="T12">private</text:span><text:span text:style-name="T10"> </text:span><text:span text:style-name="T12">static</text:span><text:span text:style-name="T10"> </text:span><text:span text:style-name="T12">class</text:span><text:span text:style-name="T10"> UserRowMapper </text:span><text:span text:style-name="T12">implements</text:span><text:span text:style-name="T10"> RowMapper&lt;User&gt; {</text:span></text:p>
          <text:p text:style-name="P4"><text:span text:style-name="T9"/></text:p>
          <text:p text:style-name="P4"><text:span text:style-name="T10"><text:s text:c="2"/></text:span><text:span text:style-name="T14">@Override</text:span></text:p>
          <text:p text:style-name="P4"><text:span text:style-name="T12"><text:s text:c="2"/></text:span><text:span text:style-name="T12">public</text:span><text:span text:style-name="T10"> User mapRow(ResultSet rs, </text:span><text:span text:style-name="T12">int</text:span><text:span text:style-name="T10"> rowNum) </text:span><text:span text:style-name="T12">throws</text:span><text:span text:style-name="T10"> SQLException {</text:span></text:p>
          <text:p text:style-name="P4"><text:span text:style-name="T12"><text:s text:c="4"/></text:span><text:span text:style-name="T12">return</text:span><text:span text:style-name="T10"> </text:span><text:span text:style-name="T12">new</text:span><text:span text:style-name="T10"> User(</text:span></text:p>
          <text:p text:style-name="P4"><text:span text:style-name="T10"><text:s text:c="6"/></text:span><text:span text:style-name="T10">rs.getLong(</text:span><text:span text:style-name="T13">"id"</text:span><text:span text:style-name="T10">),rs.getString(</text:span><text:span text:style-name="T13">"login"</text:span><text:span text:style-name="T10">),rs.getString(</text:span><text:span text:style-name="T13">"password"</text:span><text:span text:style-name="T10">)</text:span></text:p>
          <text:p text:style-name="P4"><text:span text:style-name="T10"><text:s text:c="4"/></text:span><text:span text:style-name="T10">);</text:span></text:p>
          <text:p text:style-name="P4"><text:span text:style-name="T10"><text:s text:c="2"/></text:span><text:span text:style-name="T10">}</text:span></text:p>
          <text:p text:style-name="P4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91" draw:style-name="gr2" draw:layer="layout" svg:width="14.393cm" svg:height="10.477cm" svg:x="3.599cm" svg:y="2.095cm" draw:page-number="6" presentation:class="page"/>
        </presentation:notes>
      </draw:page>
      <draw:page draw:name="page7" draw:style-name="dp1" draw:master-page-name="Title_2c__20_Content" presentation:presentation-page-layout-name="AL2T11">
        <draw:custom-shape draw:name="Shape 101" draw:style-name="gr3" draw:text-style-name="P2" draw:layer="layout" svg:width="25.198cm" svg:height="3.505cm" svg:x="1.4cm" svg:y="0.237cm">
          <text:p text:style-name="P4"><text:span text:style-name="T2">TP jdbc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2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Requête avec le JdbcTemplate</text:span></text:p>
            </text:list-item>
            <text:list-item>
              <text:p text:style-name="P5"><text:span text:style-name="T3">Test JUnit sur une BD embarqué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9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99" draw:style-name="gr2" draw:layer="layout" svg:width="14.393cm" svg:height="10.477cm" svg:x="3.599cm" svg:y="2.095cm" draw:page-number="7" presentation:class="page"/>
        </presentation:notes>
      </draw:page>
      <draw:page draw:name="page8" draw:style-name="dp1" draw:master-page-name="Title_2c__20_Content" presentation:presentation-page-layout-name="AL2T11">
        <draw:custom-shape draw:name="Shape 107" draw:style-name="gr3" draw:text-style-name="P2" draw:layer="layout" svg:width="25.198cm" svg:height="3.505cm" svg:x="1.4cm" svg:y="0.237cm">
          <text:p text:style-name="P4"><text:span text:style-name="T2">T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08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Découplage de l'infrastructure</text:span></text:p>
            </text:list-item>
            <text:list-item>
              <text:p text:style-name="P5"><text:span text:style-name="T3">Meilleure testabilité</text:span></text:p>
            </text:list-item>
            <text:list-item>
              <text:p text:style-name="P5"><text:span text:style-name="T3">“</text:span><text:span text:style-name="T3">separation of concerns”</text:span></text:p>
            </text:list-item>
            <text:list-item>
              <text:p text:style-name="P5"><text:span text:style-name="T3">Une composante de la modularité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ode applicatif vs code techniqu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0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05" draw:style-name="gr2" draw:layer="layout" svg:width="14.393cm" svg:height="10.477cm" svg:x="3.599cm" svg:y="2.095cm" draw:page-number="8" presentation:class="page"/>
        </presentation:notes>
      </draw:page>
      <draw:page draw:name="page9" draw:style-name="dp1" draw:master-page-name="Title_2c__20_Content" presentation:presentation-page-layout-name="AL2T11">
        <draw:custom-shape draw:name="Shape 113" draw:style-name="gr3" draw:text-style-name="P2" draw:layer="layout" svg:width="25.198cm" svg:height="3.505cm" svg:x="1.4cm" svg:y="0.237cm">
          <text:p text:style-name="P4"><text:span text:style-name="T2">Un service méti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4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Tester sans base de données 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15" draw:style-name="gr5" draw:text-style-name="P6" draw:layer="layout" svg:width="24.761cm" svg:height="13.859cm" svg:x="1.399cm" svg:y="6.401cm">
          <text:p text:style-name="P4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4"><text:span text:style-name="T16"><text:s text:c="2"/></text:span><text:span text:style-name="T16">(...)</text:span></text:p>
          <text:p text:style-name="P4"><text:span text:style-name="T16"><text:s text:c="2"/></text:span><text:span text:style-name="T15">public</text:span><text:span text:style-name="T16"> User authenticate(String login, String password) {</text:span></text:p>
          <text:p text:style-name="P4"><text:span text:style-name="T16"><text:s text:c="4"/></text:span><text:span text:style-name="T16">User user = </text:span><text:span text:style-name="T17">userRepository</text:span><text:span text:style-name="T16">.getByLogin(login);</text:span></text:p>
          <text:p text:style-name="P4"><text:span text:style-name="T15"><text:s text:c="4"/></text:span><text:span text:style-name="T15">if</text:span><text:span text:style-name="T16">(user == </text:span><text:span text:style-name="T15">null</text:span><text:span text:style-name="T16">) {</text:span></text:p>
          <text:p text:style-name="P4"><text:span text:style-name="T15"><text:s text:c="6"/></text:span><text:span text:style-name="T15">return</text:span><text:span text:style-name="T16"> </text:span><text:span text:style-name="T15">null</text:span><text:span text:style-name="T16">;</text:span></text:p>
          <text:p text:style-name="P4"><text:span text:style-name="T16"><text:s text:c="4"/></text:span><text:span text:style-name="T16">} </text:span><text:span text:style-name="T15">else</text:span><text:span text:style-name="T16"> {</text:span></text:p>
          <text:p text:style-name="P4"><text:span text:style-name="T15"><text:s text:c="6"/></text:span><text:span text:style-name="T15">if</text:span><text:span text:style-name="T16">(password == </text:span><text:span text:style-name="T15">null</text:span><text:span text:style-name="T16">) {</text:span></text:p>
          <text:p text:style-name="P4"><text:span text:style-name="T15"><text:s text:c="8"/></text:span><text:span text:style-name="T15">throw</text:span><text:span text:style-name="T16"> </text:span><text:span text:style-name="T15">new</text:span><text:span text:style-name="T16"> IllegalArgumentException(</text:span><text:span text:style-name="T18">"Password can't be null"</text:span><text:span text:style-name="T16">);</text:span></text:p>
          <text:p text:style-name="P4"><text:span text:style-name="T16"><text:s text:c="6"/></text:span><text:span text:style-name="T16">}</text:span></text:p>
          <text:p text:style-name="P4"><text:span text:style-name="T16"><text:s text:c="6"/></text:span><text:span text:style-name="T16">password = </text:span><text:span text:style-name="T17">encoder</text:span><text:span text:style-name="T16">.encode(password);</text:span></text:p>
          <text:p text:style-name="P4"><text:span text:style-name="T15"><text:s text:c="6"/></text:span><text:span text:style-name="T15">if</text:span><text:span text:style-name="T16">(password.equals(user.getPassword())) {</text:span></text:p>
          <text:p text:style-name="P4"><text:span text:style-name="T15"><text:s text:c="8"/></text:span><text:span text:style-name="T15">return</text:span><text:span text:style-name="T16"> user;</text:span></text:p>
          <text:p text:style-name="P4"><text:span text:style-name="T16"><text:s text:c="6"/></text:span><text:span text:style-name="T16">} </text:span><text:span text:style-name="T15">else</text:span><text:span text:style-name="T16"> {</text:span></text:p>
          <text:p text:style-name="P4"><text:span text:style-name="T15"><text:s text:c="8"/></text:span><text:span text:style-name="T15">return</text:span><text:span text:style-name="T16"> </text:span><text:span text:style-name="T15">null</text:span><text:span text:style-name="T16">;</text:span></text:p>
          <text:p text:style-name="P4"><text:span text:style-name="T16"><text:s text:c="6"/></text:span><text:span text:style-name="T16">}</text:span></text:p>
          <text:p text:style-name="P4"><text:span text:style-name="T16"><text:s text:c="4"/></text:span><text:span text:style-name="T16">}</text:span></text:p>
          <text:p text:style-name="P4"><text:span text:style-name="T16"><text:s text:c="2"/></text:span><text:span text:style-name="T16">}</text:span></text:p>
          <text:p text:style-name="P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11" draw:style-name="gr2" draw:layer="layout" svg:width="14.393cm" svg:height="10.477cm" svg:x="3.599cm" svg:y="2.095cm" draw:page-number="9" presentation:class="page"/>
        </presentation:notes>
      </draw:page>
      <draw:page draw:name="page10" draw:style-name="dp1" draw:master-page-name="Title_2c__20_Content" presentation:presentation-page-layout-name="AL2T11">
        <draw:custom-shape draw:name="Shape 120" draw:style-name="gr3" draw:text-style-name="P2" draw:layer="layout" svg:width="25.198cm" svg:height="3.505cm" svg:x="1.4cm" svg:y="0.237cm">
          <text:p text:style-name="P4"><text:span text:style-name="T2">Test unitai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1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Simulation des dépendance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Stub (implémentation dédiée)</text:span></text:p>
                </text:list-item>
                <text:list-item>
                  <text:p text:style-name="P5"><text:span text:style-name="T4">Mock (dicter le comportement à la volée)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1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18" draw:style-name="gr2" draw:layer="layout" svg:width="14.393cm" svg:height="10.477cm" svg:x="3.599cm" svg:y="2.095cm" draw:page-number="10" presentation:class="page"/>
        </presentation:notes>
      </draw:page>
      <draw:page draw:name="page11" draw:style-name="dp1" draw:master-page-name="Title_2c__20_Content" presentation:presentation-page-layout-name="AL2T11">
        <draw:custom-shape draw:name="Shape 126" draw:style-name="gr3" draw:text-style-name="P2" draw:layer="layout" svg:width="25.198cm" svg:height="3.505cm" svg:x="1.4cm" svg:y="0.237cm">
          <text:p text:style-name="P4"><text:span text:style-name="T2">Avec Mocki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7" draw:style-name="gr6" draw:text-style-name="P2" draw:layer="layout" svg:width="24.638cm" svg:height="12.179cm" svg:x="1.4cm" svg:y="4.914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28" draw:style-name="gr5" draw:text-style-name="P6" draw:layer="layout" svg:width="24.761cm" svg:height="15.852cm" svg:x="1.398cm" svg:y="4.5cm">
          <text:p text:style-name="P4"><text:span text:style-name="T19">public</text:span><text:span text:style-name="T9"> </text:span><text:span text:style-name="T19">class</text:span><text:span text:style-name="T9"> UserServiceImplTest {</text:span></text:p>
          <text:p text:style-name="P4"><text:span text:style-name="T9"/></text:p>
          <text:p text:style-name="P4"><text:span text:style-name="T19"><text:s text:c="2"/></text:span><text:span text:style-name="T19">private</text:span><text:span text:style-name="T9"> UserRepository </text:span><text:span text:style-name="T20">userRepository</text:span><text:span text:style-name="T9">;</text:span></text:p>
          <text:p text:style-name="P4"><text:span text:style-name="T9"/></text:p>
          <text:p text:style-name="P4"><text:span text:style-name="T19"><text:s text:c="2"/></text:span><text:span text:style-name="T19">private</text:span><text:span text:style-name="T9"> UserServiceImpl </text:span><text:span text:style-name="T20">userService</text:span><text:span text:style-name="T9">;</text:span></text:p>
          <text:p text:style-name="P4"><text:span text:style-name="T9"/></text:p>
          <text:p text:style-name="P4"><text:span text:style-name="T21"><text:s text:c="2"/></text:span><text:span text:style-name="T21">@Before</text:span><text:span text:style-name="T9"> </text:span><text:span text:style-name="T19">public</text:span><text:span text:style-name="T9"> </text:span><text:span text:style-name="T19">void</text:span><text:span text:style-name="T9"> setUp() {</text:span></text:p>
          <text:p text:style-name="P4"><text:span text:style-name="T20"><text:s text:c="4"/></text:span><text:span text:style-name="T20">userRepository</text:span><text:span text:style-name="T9"> = </text:span><text:span text:style-name="T22">mock</text:span><text:span text:style-name="T9">(UserRepository.</text:span><text:span text:style-name="T19">class</text:span><text:span text:style-name="T9">);</text:span></text:p>
          <text:p text:style-name="P4"><text:span text:style-name="T20"><text:s text:c="4"/></text:span><text:span text:style-name="T20">userService</text:span><text:span text:style-name="T9"> = </text:span><text:span text:style-name="T19">new</text:span><text:span text:style-name="T9"> UserServiceImpl();</text:span></text:p>
          <text:p text:style-name="P4"><text:span text:style-name="T20"><text:s text:c="4"/></text:span><text:span text:style-name="T20">userService</text:span><text:span text:style-name="T9">.setUserRepository(</text:span><text:span text:style-name="T20">userRepository</text:span><text:span text:style-name="T9">);</text:span></text:p>
          <text:p text:style-name="P4"><text:span text:style-name="T20"><text:s text:c="4"/></text:span><text:span text:style-name="T20">userService</text:span><text:span text:style-name="T9">.init();</text:span></text:p>
          <text:p text:style-name="P4"><text:span text:style-name="T9"><text:s text:c="2"/></text:span><text:span text:style-name="T9">}</text:span></text:p>
          <text:p text:style-name="P4"><text:span text:style-name="T9"/></text:p>
          <text:p text:style-name="P4"><text:span text:style-name="T21"><text:s text:c="2"/></text:span><text:span text:style-name="T21">@Test</text:span><text:span text:style-name="T9"> </text:span><text:span text:style-name="T19">public</text:span><text:span text:style-name="T9"> </text:span><text:span text:style-name="T19">void</text:span><text:span text:style-name="T9"> getByLoginNoUser() {</text:span></text:p>
          <text:p text:style-name="P4"><text:span text:style-name="T9"><text:s text:c="4"/></text:span><text:span text:style-name="T9">String login = </text:span><text:span text:style-name="T23">"test"</text:span><text:span text:style-name="T9">;</text:span></text:p>
          <text:p text:style-name="P4"><text:span text:style-name="T22"><text:s text:c="4"/></text:span><text:span text:style-name="T22">when</text:span><text:span text:style-name="T9">(</text:span><text:span text:style-name="T20">userRepository</text:span><text:span text:style-name="T9">.getByLogin(login)).thenReturn(</text:span><text:span text:style-name="T19">null</text:span><text:span text:style-name="T9">);</text:span></text:p>
          <text:p text:style-name="P4"><text:span text:style-name="T9"><text:s text:c="4"/></text:span><text:span text:style-name="T9">Assert.</text:span><text:span text:style-name="T22">assertNull</text:span><text:span text:style-name="T9">(</text:span><text:span text:style-name="T20">userService</text:span><text:span text:style-name="T9">.authenticate(login, </text:span><text:span text:style-name="T23">""</text:span><text:span text:style-name="T9">));</text:span></text:p>
          <text:p text:style-name="P4"><text:span text:style-name="T22"><text:s text:c="4"/></text:span><text:span text:style-name="T22">verify</text:span><text:span text:style-name="T9">(</text:span><text:span text:style-name="T20">userRepository</text:span><text:span text:style-name="T9">).getByLogin(login);</text:span></text:p>
          <text:p text:style-name="P4"><text:span text:style-name="T9"><text:s text:c="2"/></text:span><text:span text:style-name="T9">}</text:span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2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24" draw:style-name="gr2" draw:layer="layout" svg:width="14.393cm" svg:height="10.477cm" svg:x="3.599cm" svg:y="2.095cm" draw:page-number="11" presentation:class="page"/>
        </presentation:notes>
      </draw:page>
      <draw:page draw:name="page12" draw:style-name="dp1" draw:master-page-name="Title_2c__20_Content" presentation:presentation-page-layout-name="AL2T11">
        <draw:custom-shape draw:name="Shape 133" draw:style-name="gr3" draw:text-style-name="P2" draw:layer="layout" svg:width="25.198cm" svg:height="3.505cm" svg:x="1.4cm" svg:y="0.237cm">
          <text:p text:style-name="P4"><text:span text:style-name="T2">TP unit-test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34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Tester un service métier avec Mockito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31" draw:style-name="gr2" draw:layer="layout" svg:width="14.393cm" svg:height="10.477cm" svg:x="3.599cm" svg:y="2.095cm" draw:page-number="12" presentation:class="page"/>
        </presentation:notes>
      </draw:page>
      <draw:page draw:name="page13" draw:style-name="dp1" draw:master-page-name="Title_2c__20_Content" presentation:presentation-page-layout-name="AL2T11">
        <draw:custom-shape draw:name="Shape 139" draw:style-name="gr3" draw:text-style-name="P2" draw:layer="layout" svg:width="25.198cm" svg:height="3.505cm" svg:x="1.4cm" svg:y="0.237cm">
          <text:p text:style-name="P4"><text:span text:style-name="T2">Configuratio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0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Permet d'assembler les composants d'une applica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Repository, service, datasource, etc</text:span></text:p>
                </text:list-item>
              </text:list>
            </text:list-item>
            <text:list-item>
              <text:p text:style-name="P5"><text:span text:style-name="T3">Injection de dépendances</text:span></text:p>
            </text:list-item>
            <text:list-item>
              <text:p text:style-name="P5"><text:span text:style-name="T3">Partie “conteneur léger” de Sp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36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37" draw:style-name="gr2" draw:layer="layout" svg:width="14.393cm" svg:height="10.477cm" svg:x="3.599cm" svg:y="2.095cm" draw:page-number="13" presentation:class="page"/>
        </presentation:notes>
      </draw:page>
      <draw:page draw:name="page14" draw:style-name="dp1" draw:master-page-name="Title_2c__20_Content" presentation:presentation-page-layout-name="AL2T11">
        <draw:custom-shape draw:name="Shape 145" draw:style-name="gr3" draw:text-style-name="P2" draw:layer="layout" svg:width="25.198cm" svg:height="3.505cm" svg:x="1.4cm" svg:y="0.237cm">
          <text:p text:style-name="P4"><text:span text:style-name="T2">Configuratio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46" draw:style-name="gr4" draw:text-style-name="P2" draw:layer="layout" svg:width="24.638cm" svg:height="12.179cm" svg:x="1.401cm" svg:y="4.714cm">
          <text:list text:style-name="L2">
            <text:list-item>
              <text:p text:style-name="P5"><text:span text:style-name="T3">Les beans sont créés et injectés en Java</text:span></text:p>
            </text:list-item>
            <text:list-item>
              <text:p text:style-name="P5"><text:span text:style-name="T3">Permet d'ajouter de la logique facilement</text:span></text:p>
            </text:list-item>
            <text:list-item>
              <text:p text:style-name="P5"><text:span text:style-name="T3">Pas d'impact sur le code</text:span></text:p>
            </text:list-item>
            <text:list-item>
              <text:p text:style-name="P5"><text:span text:style-name="T3">Type-saf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2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43" draw:style-name="gr2" draw:layer="layout" svg:width="14.393cm" svg:height="10.477cm" svg:x="3.599cm" svg:y="2.095cm" draw:page-number="14" presentation:class="page"/>
        </presentation:notes>
      </draw:page>
      <draw:page draw:name="page15" draw:style-name="dp1" draw:master-page-name="Title_2c__20_Content" presentation:presentation-page-layout-name="AL2T11">
        <draw:custom-shape draw:name="Shape 151" draw:style-name="gr3" draw:text-style-name="P2" draw:layer="layout" svg:width="25.198cm" svg:height="3.505cm" svg:x="1.4cm" svg:y="0.237cm">
          <text:p text:style-name="P4"><text:span text:style-name="T2">Nos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2" draw:style-name="gr5" draw:text-style-name="P6" draw:layer="layout" svg:width="24.761cm" svg:height="6.93cm" svg:x="1.397cm" svg:y="4.499cm">
          <text:p text:style-name="P4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4"><text:span text:style-name="T9"/></text:p>
          <text:p text:style-name="P4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4"><text:span text:style-name="T9"/></text:p>
          <text:p text:style-name="P4"><text:span text:style-name="T15"><text:s text:c="2"/></text:span><text:span text:style-name="T15">public</text:span><text:span text:style-name="T16"> JdbcUserRepository(DataSource dataSource) {</text:span></text:p>
          <text:p text:style-name="P4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4"><text:span text:style-name="T16"><text:s text:c="2"/></text:span><text:span text:style-name="T16">}</text:span></text:p>
          <text:p text:style-name="P4"><text:span text:style-name="T16"><text:s text:c="2"/></text:span><text:span text:style-name="T16">(...)</text:span></text:p>
          <text:p text:style-name="P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3" draw:style-name="gr5" draw:text-style-name="P6" draw:layer="layout" svg:width="24.761cm" svg:height="7.184cm" svg:x="1.396cm" svg:y="12.198cm">
          <text:p text:style-name="P4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4"><text:span text:style-name="T9"/></text:p>
          <text:p text:style-name="P4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4">// setter défini</text:span></text:p>
          <text:p text:style-name="P4"><text:span text:style-name="T9"/></text:p>
          <text:p text:style-name="P4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4">// setter défini</text:span></text:p>
          <text:p text:style-name="P4"><text:span text:style-name="T16"><text:s text:c="2"/></text:span></text:p>
          <text:p text:style-name="P4"><text:span text:style-name="T16"><text:s text:c="2"/></text:span><text:span text:style-name="T16">(...)</text:span></text:p>
          <text:p text:style-name="P4"><text:span text:style-name="T15"><text:s text:c="2"/></text:span></text:p>
          <text:p text:style-name="P4"><text:span text:style-name="T15"><text:s text:c="2"/></text:span><text:span text:style-name="T15">public</text:span><text:span text:style-name="T16"> </text:span><text:span text:style-name="T15">void</text:span><text:span text:style-name="T16"> init() { (...) } </text:span><text:span text:style-name="T24">// méthode d'initialisation</text:span></text:p>
          <text:p text:style-name="P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4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49" draw:style-name="gr2" draw:layer="layout" svg:width="14.393cm" svg:height="10.477cm" svg:x="3.599cm" svg:y="2.095cm" draw:page-number="15" presentation:class="page"/>
        </presentation:notes>
      </draw:page>
      <draw:page draw:name="page16" draw:style-name="dp1" draw:master-page-name="Title_2c__20_Content" presentation:presentation-page-layout-name="AL2T11">
        <draw:custom-shape draw:name="Shape 158" draw:style-name="gr3" draw:text-style-name="P2" draw:layer="layout" svg:width="25.198cm" svg:height="3.505cm" svg:x="1.4cm" svg:y="0.237cm">
          <text:p text:style-name="P4"><text:span text:style-name="T2">Configuratio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59" draw:style-name="gr5" draw:text-style-name="P6" draw:layer="layout" svg:width="19.435cm" svg:height="15.271cm" svg:x="1.392cm" svg:y="4.794cm">
          <text:p text:style-name="P4"><text:span text:style-name="T25">@Configuration</text:span></text:p>
          <text:p text:style-name="P4"><text:span text:style-name="T12">public</text:span><text:span text:style-name="T10"> </text:span><text:span text:style-name="T12">class</text:span><text:span text:style-name="T10"> ApplicationConfiguration {</text:span></text:p>
          <text:p text:style-name="P4"><text:span text:style-name="T9"/></text:p>
          <text:p text:style-name="P4"><text:span text:style-name="T14"><text:s text:c="2"/></text:span><text:span text:style-name="T25">@Bean</text:span><text:span text:style-name="T10"> </text:span><text:span text:style-name="T12">public</text:span><text:span text:style-name="T10"> DataSource dataSource() {</text:span></text:p>
          <text:p text:style-name="P4"><text:span text:style-name="T12"><text:s text:c="4"/></text:span><text:span text:style-name="T12">return</text:span><text:span text:style-name="T10"> </text:span><text:span text:style-name="T12">new</text:span><text:span text:style-name="T10"> EmbeddedDatabaseBuilder()</text:span></text:p>
          <text:p text:style-name="P4"><text:span text:style-name="T10"><text:s text:c="6"/></text:span><text:span text:style-name="T10">.setType(EmbeddedDatabaseType.</text:span><text:span text:style-name="T26">H2</text:span><text:span text:style-name="T10">)</text:span></text:p>
          <text:p text:style-name="P4"><text:span text:style-name="T10"><text:s text:c="6"/></text:span><text:span text:style-name="T10">.addScript(</text:span><text:span text:style-name="T13">"classpath:/create-tables.sql"</text:span><text:span text:style-name="T10">)</text:span></text:p>
          <text:p text:style-name="P4"><text:span text:style-name="T10"><text:s text:c="6"/></text:span><text:span text:style-name="T10">.addScript(</text:span><text:span text:style-name="T13">"classpath:/insert-data.sql"</text:span><text:span text:style-name="T10">)</text:span></text:p>
          <text:p text:style-name="P4"><text:span text:style-name="T10"><text:s text:c="6"/></text:span><text:span text:style-name="T10">.build();</text:span></text:p>
          <text:p text:style-name="P4"><text:span text:style-name="T10"><text:s text:c="2"/></text:span><text:span text:style-name="T10">}</text:span></text:p>
          <text:p text:style-name="P4"><text:span text:style-name="T9"/></text:p>
          <text:p text:style-name="P4"><text:span text:style-name="T14"><text:s text:c="2"/></text:span><text:span text:style-name="T14">@Bean</text:span><text:span text:style-name="T10"> </text:span><text:span text:style-name="T12">public</text:span><text:span text:style-name="T10"> UserRepository userRepository() {</text:span></text:p>
          <text:p text:style-name="P4"><text:span text:style-name="T12"><text:s text:c="4"/></text:span><text:span text:style-name="T12">return</text:span><text:span text:style-name="T10"> </text:span><text:span text:style-name="T12">new</text:span><text:span text:style-name="T10"> JdbcUserRepository(</text:span><text:span text:style-name="T27">dataSource()</text:span><text:span text:style-name="T10">);</text:span></text:p>
          <text:p text:style-name="P4"><text:span text:style-name="T10"><text:s text:c="2"/></text:span><text:span text:style-name="T10">}</text:span></text:p>
          <text:p text:style-name="P4"><text:span text:style-name="T9"/></text:p>
          <text:p text:style-name="P4"><text:span text:style-name="T14"><text:s text:c="2"/></text:span><text:span text:style-name="T14">@Bean</text:span><text:span text:style-name="T10"> </text:span><text:span text:style-name="T12">public</text:span><text:span text:style-name="T10"> UserService userService() {</text:span></text:p>
          <text:p text:style-name="P4"><text:span text:style-name="T10"><text:s text:c="4"/></text:span><text:span text:style-name="T10">UserServiceImpl userService = </text:span><text:span text:style-name="T12">new</text:span><text:span text:style-name="T10"> UserServiceImpl();</text:span></text:p>
          <text:p text:style-name="P4"><text:span text:style-name="T10"><text:s text:c="4"/></text:span><text:span text:style-name="T10">userService.setDigest(</text:span><text:span text:style-name="T13">"sha-256"</text:span><text:span text:style-name="T10">);</text:span></text:p>
          <text:p text:style-name="P4"><text:span text:style-name="T10"><text:s text:c="4"/></text:span><text:span text:style-name="T10">userService.setUserRepository(userRepository());</text:span></text:p>
          <text:p text:style-name="P4"><text:span text:style-name="T10"><text:s text:c="4"/></text:span><text:span text:style-name="T27">userService.init();</text:span></text:p>
          <text:p text:style-name="P4"><text:span text:style-name="T12"><text:s text:c="4"/></text:span><text:span text:style-name="T12">return</text:span><text:span text:style-name="T10"> userService;</text:span></text:p>
          <text:p text:style-name="P4"><text:span text:style-name="T10"><text:s text:c="2"/></text:span><text:span text:style-name="T10">}</text:span></text:p>
          <text:p text:style-name="P4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0" draw:style-name="gr7" draw:text-style-name="P7" draw:layer="layout" svg:width="5.59cm" svg:height="2.793cm" svg:x="21.587cm" svg:y="4.064cm">
          <text:p text:style-name="P1"><text:span text:style-name="T9">Déclaration classe de configuration</text:span></text:p>
          <draw:enhanced-geometry draw:mirror-horizontal="false" draw:mirror-vertical="false" drawooo:sub-view-size="120000 120000 120000 120000" svg:viewBox="0 0 2012760 1005840" draw:type="ooxml-non-primitive" draw:enhanced-path="M 0 0 L 120000 0 120000 120000 0 120000 Z N M -316719 47459 L -72051 53404 2240 63315 F N"/>
        </draw:custom-shape>
        <draw:custom-shape draw:name="Shape 161" draw:style-name="gr7" draw:text-style-name="P7" draw:layer="layout" svg:width="5.59cm" svg:height="2.285cm" svg:x="21.59cm" svg:y="7.112cm">
          <text:p text:style-name="P1"><text:span text:style-name="T9">Méthode déclarant un bean</text:span></text:p>
          <draw:enhanced-geometry draw:mirror-horizontal="false" draw:mirror-vertical="false" drawooo:sub-view-size="120000 120000 120000 120000" svg:viewBox="0 0 2012760 822960" draw:type="ooxml-non-primitive" draw:enhanced-path="M 0 0 L 120000 0 120000 120000 0 120000 Z N M -178106 16714 L -59239 23983 2175 62749 F N"/>
        </draw:custom-shape>
        <draw:custom-shape draw:name="Shape 162" draw:style-name="gr7" draw:text-style-name="P7" draw:layer="layout" svg:width="5.59cm" svg:height="2.285cm" svg:x="21.333cm" svg:y="10.16cm">
          <text:p text:style-name="P1"><text:span text:style-name="T9">Injection de dépendances</text:span></text:p>
          <draw:enhanced-geometry draw:mirror-horizontal="false" draw:mirror-vertical="false" drawooo:sub-view-size="120000 120000 120000 120000" svg:viewBox="0 0 2012760 822960" draw:type="ooxml-non-primitive" draw:enhanced-path="M 0 0 L 120000 0 120000 120000 0 120000 Z N M -139902 183777 L -38864 120786 758 57798 F N"/>
        </draw:custom-shape>
        <draw:custom-shape draw:name="Shape 163" draw:style-name="gr7" draw:text-style-name="P7" draw:layer="layout" svg:width="5.59cm" svg:height="2.285cm" svg:x="21.336cm" svg:y="16.256cm">
          <text:p text:style-name="P1"><text:span text:style-name="T9">Callback d'initialisation à appeler</text:span></text:p>
          <draw:enhanced-geometry draw:mirror-horizontal="false" draw:mirror-vertical="false" drawooo:sub-view-size="120000 120000 120000 120000" svg:viewBox="0 0 2012760 822960" draw:type="ooxml-non-primitive" draw:enhanced-path="M 0 0 L 120000 0 120000 120000 0 120000 Z N M -292512 123001 L -102324 125425 -297 60012 F N"/>
        </draw:custom-shape>
        <presentation:notes draw:style-name="dp2">
          <draw:frame draw:name="Shape 155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56" draw:style-name="gr2" draw:layer="layout" svg:width="14.393cm" svg:height="10.477cm" svg:x="3.599cm" svg:y="2.095cm" draw:page-number="16" presentation:class="page"/>
        </presentation:notes>
      </draw:page>
      <draw:page draw:name="page17" draw:style-name="dp1" draw:master-page-name="Title_2c__20_Content" presentation:presentation-page-layout-name="AL2T11">
        <draw:custom-shape draw:name="Shape 168" draw:style-name="gr3" draw:text-style-name="P2" draw:layer="layout" svg:width="25.198cm" svg:height="3.505cm" svg:x="1.4cm" svg:y="0.237cm">
          <text:p text:style-name="P4"><text:span text:style-name="T2">Configuratio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69" draw:style-name="gr4" draw:text-style-name="P2" draw:layer="layout" svg:width="24.638cm" svg:height="2.947cm" svg:x="1.401cm" svg:y="5.314cm">
          <text:list text:style-name="L8">
            <text:list-item>
              <text:p text:style-name="P5"><text:span text:style-name="T3">Déclaration dans plusieurs classes</text:span></text:p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0" draw:style-name="gr5" draw:text-style-name="P6" draw:layer="layout" svg:width="25.277cm" svg:height="3.247cm" svg:x="1.362cm" svg:y="8.262cm">
          <text:p text:style-name="P4"><text:span text:style-name="T21">@Configuration</text:span></text:p>
          <text:p text:style-name="P4"><text:span text:style-name="T28">@Import</text:span><text:span text:style-name="T29">({InfraConfiguration.</text:span><text:span text:style-name="T19">class</text:span><text:span text:style-name="T29">,ComponentConfiguration.</text:span><text:span text:style-name="T19">class</text:span><text:span text:style-name="T29">})</text:span></text:p>
          <text:p text:style-name="P4"><text:span text:style-name="T30">public</text:span><text:span text:style-name="T9"> </text:span><text:span text:style-name="T30">class</text:span><text:span text:style-name="T9"> ApplicationConfiguration {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1" draw:style-name="gr8" draw:text-style-name="P2" draw:layer="layout" svg:width="25.393cm" svg:height="4.892cm" svg:x="1.401cm" svg:y="12.369cm">
          <text:list text:style-name="L10">
            <text:list-item>
              <text:p text:style-name="P5"><text:span text:style-name="T3">Évite des fichiers gros et monolithiques</text:span></text:p>
            </text:list-item>
            <text:list-item>
              <text:p text:style-name="P5"><text:span text:style-name="T3">Réutilisation (test, dev, prod)</text:span></text:p>
            </text:list-item>
            <text:list-item>
              <text:p text:style-name="P5"><text:span text:style-name="T3">Séparation par couche, module, applicatif/infr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65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66" draw:style-name="gr2" draw:layer="layout" svg:width="14.393cm" svg:height="10.477cm" svg:x="3.599cm" svg:y="2.095cm" draw:page-number="17" presentation:class="page"/>
        </presentation:notes>
      </draw:page>
      <draw:page draw:name="page18" draw:style-name="dp1" draw:master-page-name="Title_2c__20_Content" presentation:presentation-page-layout-name="AL2T11">
        <draw:custom-shape draw:name="Shape 176" draw:style-name="gr3" draw:text-style-name="P2" draw:layer="layout" svg:width="25.198cm" svg:height="3.505cm" svg:x="1.4cm" svg:y="0.237cm">
          <text:p text:style-name="P4"><text:span text:style-name="T2">Configuratio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7" draw:style-name="gr5" draw:text-style-name="P6" draw:layer="layout" svg:width="26.034cm" svg:height="5.654cm" svg:x="0.997cm" svg:y="7.299cm">
          <text:p text:style-name="P4"><text:span text:style-name="T10">ConfigurableApplicationContext </text:span><text:span text:style-name="T11">ctx</text:span><text:span text:style-name="T10"> = </text:span><text:span text:style-name="T12">new</text:span><text:span text:style-name="T10"> AnnotationConfigApplicationContext(</text:span></text:p>
          <text:p text:style-name="P4"><text:span text:style-name="T13"><text:s text:c="4"/></text:span><text:span text:style-name="T10">ApplicationConfiguration.</text:span><text:span text:style-name="T12">class</text:span></text:p>
          <text:p text:style-name="P4"><text:span text:style-name="T10">);</text:span></text:p>
          <text:p text:style-name="P4"><text:span text:style-name="T10">UserService </text:span><text:span text:style-name="T11">userService</text:span><text:span text:style-name="T10"> = </text:span><text:span text:style-name="T11">ctx</text:span><text:span text:style-name="T10">.getBean(UserService.</text:span><text:span text:style-name="T12">class</text:span><text:span text:style-name="T10">);</text:span></text:p>
          <text:p text:style-name="P4"><text:span text:style-name="T10">String login = </text:span><text:span text:style-name="T13">"mmouse"</text:span><text:span text:style-name="T10">;</text:span></text:p>
          <text:p text:style-name="P4"><text:span text:style-name="T10">String password = </text:span><text:span text:style-name="T13">"this is a test"</text:span><text:span text:style-name="T10">;</text:span></text:p>
          <text:p text:style-name="P4"><text:span text:style-name="T11">userService</text:span><text:span text:style-name="T10">.create(login,password);</text:span></text:p>
          <text:p text:style-name="P4"><text:span text:style-name="T11">ctx</text:span><text:span text:style-name="T10">.close();</text:span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8" draw:style-name="gr4" draw:text-style-name="P2" draw:layer="layout" svg:width="24.638cm" svg:height="1.984cm" svg:x="1.401cm" svg:y="5.314cm">
          <text:list text:style-name="L8">
            <text:list-item>
              <text:p text:style-name="P5"><text:span text:style-name="T3">Création, utilisation, destruc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79" draw:style-name="gr8" draw:text-style-name="P2" draw:layer="layout" svg:width="19.552cm" svg:height="4.383cm" svg:x="1.4cm" svg:y="13.6cm">
          <text:list text:style-name="L10">
            <text:list-item>
              <text:p text:style-name="P5"><text:span text:style-name="T3">NB : le bean est un singleton</text:span></text:p>
            </text:list-item>
          </text:list>
          <text:list text:style-name="L12">
            <text:list-item>
              <text:list>
                <text:list-item>
                  <text:p text:style-name="P5"><text:span text:style-name="T4">Notion de “scope”</text:span></text:p>
                </text:list-item>
              </text:list>
            </text:list-item>
          </text:list>
          <text:p text:style-name="P5"><text:span text:style-name="T3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7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74" draw:style-name="gr2" draw:layer="layout" svg:width="14.393cm" svg:height="10.477cm" svg:x="3.599cm" svg:y="2.095cm" draw:page-number="18" presentation:class="page"/>
        </presentation:notes>
      </draw:page>
      <draw:page draw:name="page19" draw:style-name="dp1" draw:master-page-name="Title_2c__20_Content" presentation:presentation-page-layout-name="AL2T11">
        <draw:custom-shape draw:name="Shape 184" draw:style-name="gr3" draw:text-style-name="P2" draw:layer="layout" svg:width="25.198cm" svg:height="3.505cm" svg:x="1.4cm" svg:y="0.237cm">
          <text:p text:style-name="P4"><text:span text:style-name="T2">Possibilité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5" draw:style-name="gr4" draw:text-style-name="P2" draw:layer="layout" svg:width="24.638cm" svg:height="2.377cm" svg:x="1.4cm" svg:y="4.914cm">
          <text:list text:style-name="L2">
            <text:list-item>
              <text:p text:style-name="P5"><text:span text:style-name="T3">Configuration orientée obje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86" draw:style-name="gr5" draw:text-style-name="P6" draw:layer="layout" svg:width="25.277cm" svg:height="6.234cm" svg:x="1.592cm" svg:y="9.005cm">
          <text:p text:style-name="P4"><text:span text:style-name="T14">@Configuration</text:span></text:p>
          <text:p text:style-name="P4"><text:span text:style-name="T12">public</text:span><text:span text:style-name="T10"> </text:span><text:span text:style-name="T12">class</text:span><text:span text:style-name="T10"> SpringMvcConfiguration </text:span><text:span text:style-name="T12">extends</text:span><text:span text:style-name="T10"> </text:span><text:span text:style-name="T27">WebMvcConfigurationSupport</text:span><text:span text:style-name="T10"> {</text:span></text:p>
          <text:p text:style-name="P4"><text:span text:style-name="T14"><text:tab/></text:span></text:p>
          <text:p text:style-name="P4"><text:span text:style-name="T27"><text:tab/></text:span><text:span text:style-name="T25">@Override</text:span></text:p>
          <text:p text:style-name="P4"><text:span text:style-name="T10"><text:tab/></text:span><text:span text:style-name="T12">protected</text:span><text:span text:style-name="T10"> </text:span><text:span text:style-name="T12">void</text:span><text:span text:style-name="T10"> addInterceptors(InterceptorRegistry </text:span><text:span text:style-name="T32">registry</text:span><text:span text:style-name="T10">) {</text:span></text:p>
          <text:p text:style-name="P4"><text:span text:style-name="T10"><text:tab/></text:span><text:span text:style-name="T10"><text:tab/></text:span><text:span text:style-name="T32">registry</text:span><text:span text:style-name="T10">.addInterceptor(</text:span><text:span text:style-name="T12">new</text:span><text:span text:style-name="T10"> MyInterceptor());</text:span></text:p>
          <text:p text:style-name="P4"><text:span text:style-name="T14"><text:tab/></text:span><text:span text:style-name="T14">}</text:span></text:p>
          <text:p text:style-name="P4"><text:span text:style-name="T14"><text:tab/></text:span></text:p>
          <text:p text:style-name="P4"><text:span text:style-name="T1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1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82" draw:style-name="gr2" draw:layer="layout" svg:width="14.393cm" svg:height="10.477cm" svg:x="3.599cm" svg:y="2.095cm" draw:page-number="19" presentation:class="page"/>
        </presentation:notes>
      </draw:page>
      <draw:page draw:name="page20" draw:style-name="dp1" draw:master-page-name="Title_2c__20_Content" presentation:presentation-page-layout-name="AL2T11">
        <draw:custom-shape draw:name="Shape 191" draw:style-name="gr3" draw:text-style-name="P2" draw:layer="layout" svg:width="25.198cm" svg:height="3.505cm" svg:x="1.4cm" svg:y="0.237cm">
          <text:p text:style-name="P4"><text:span text:style-name="T2">TP java-configuration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2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Configuration en Java</text:span></text:p>
            </text:list-item>
            <text:list-item>
              <text:p text:style-name="P5"><text:span text:style-name="T3">Test d'intég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8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89" draw:style-name="gr2" draw:layer="layout" svg:width="14.393cm" svg:height="10.477cm" svg:x="3.599cm" svg:y="2.095cm" draw:page-number="20" presentation:class="page"/>
        </presentation:notes>
      </draw:page>
      <draw:page draw:name="page21" draw:style-name="dp1" draw:master-page-name="Title_2c__20_Content" presentation:presentation-page-layout-name="AL2T11">
        <draw:custom-shape draw:name="Shape 197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198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Solution historique de configuration</text:span></text:p>
            </text:list-item>
            <text:list-item>
              <text:p text:style-name="P5"><text:span text:style-name="T3">Permet d'assembler les composants d'une applica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Repository, service, datasource, etc</text:span></text:p>
                </text:list-item>
              </text:list>
            </text:list-item>
            <text:list-item>
              <text:p text:style-name="P5"><text:span text:style-name="T3">Injection de dépendances</text:span></text:p>
            </text:list-item>
            <text:list-item>
              <text:p text:style-name="P5"><text:span text:style-name="T3">Partie “conteneur léger” de Sp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19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195" draw:style-name="gr2" draw:layer="layout" svg:width="14.393cm" svg:height="10.477cm" svg:x="3.599cm" svg:y="2.095cm" draw:page-number="21" presentation:class="page"/>
        </presentation:notes>
      </draw:page>
      <draw:page draw:name="page22" draw:style-name="dp1" draw:master-page-name="Title_2c__20_Content" presentation:presentation-page-layout-name="AL2T11">
        <draw:custom-shape draw:name="Shape 203" draw:style-name="gr3" draw:text-style-name="P2" draw:layer="layout" svg:width="25.198cm" svg:height="3.505cm" svg:x="1.4cm" svg:y="0.237cm">
          <text:p text:style-name="P4"><text:span text:style-name="T2">Nos class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4" draw:style-name="gr5" draw:text-style-name="P6" draw:layer="layout" svg:width="24.761cm" svg:height="6.93cm" svg:x="1.397cm" svg:y="4.499cm">
          <text:p text:style-name="P4"><text:span text:style-name="T15">public</text:span><text:span text:style-name="T16"> </text:span><text:span text:style-name="T15">class</text:span><text:span text:style-name="T16"> JdbcUserRepository </text:span><text:span text:style-name="T15">implements</text:span><text:span text:style-name="T16"> UserRepository {</text:span></text:p>
          <text:p text:style-name="P4"><text:span text:style-name="T9"/></text:p>
          <text:p text:style-name="P4"><text:span text:style-name="T15"><text:s text:c="2"/></text:span><text:span text:style-name="T15">private</text:span><text:span text:style-name="T16"> </text:span><text:span text:style-name="T15">final</text:span><text:span text:style-name="T16"> JdbcOperations </text:span><text:span text:style-name="T17">tpl</text:span><text:span text:style-name="T16">;</text:span></text:p>
          <text:p text:style-name="P4"><text:span text:style-name="T9"/></text:p>
          <text:p text:style-name="P4"><text:span text:style-name="T15"><text:s text:c="2"/></text:span><text:span text:style-name="T15">public</text:span><text:span text:style-name="T16"> JdbcUserRepository(DataSource dataSource) {</text:span></text:p>
          <text:p text:style-name="P4"><text:span text:style-name="T15"><text:s text:c="4"/></text:span><text:span text:style-name="T15">this</text:span><text:span text:style-name="T16">.</text:span><text:span text:style-name="T17">tpl</text:span><text:span text:style-name="T16"> = </text:span><text:span text:style-name="T15">new</text:span><text:span text:style-name="T16"> JdbcTemplate(dataSource);</text:span></text:p>
          <text:p text:style-name="P4"><text:span text:style-name="T16"><text:s text:c="2"/></text:span><text:span text:style-name="T16">}</text:span></text:p>
          <text:p text:style-name="P4"><text:span text:style-name="T16"><text:s text:c="2"/></text:span><text:span text:style-name="T16">(...)</text:span></text:p>
          <text:p text:style-name="P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05" draw:style-name="gr5" draw:text-style-name="P6" draw:layer="layout" svg:width="24.761cm" svg:height="7.184cm" svg:x="1.396cm" svg:y="12.198cm">
          <text:p text:style-name="P4"><text:span text:style-name="T15">public</text:span><text:span text:style-name="T16"> </text:span><text:span text:style-name="T15">class</text:span><text:span text:style-name="T16"> UserServiceImpl </text:span><text:span text:style-name="T15">implements</text:span><text:span text:style-name="T16"> UserService {</text:span></text:p>
          <text:p text:style-name="P4"><text:span text:style-name="T9"/></text:p>
          <text:p text:style-name="P4"><text:span text:style-name="T15"><text:s text:c="2"/></text:span><text:span text:style-name="T15">private</text:span><text:span text:style-name="T16"> UserRepository </text:span><text:span text:style-name="T17">userRepository</text:span><text:span text:style-name="T16">; <text:s/></text:span><text:span text:style-name="T24">// setter défini</text:span></text:p>
          <text:p text:style-name="P4"><text:span text:style-name="T9"/></text:p>
          <text:p text:style-name="P4"><text:span text:style-name="T16"><text:s text:c="2"/></text:span><text:span text:style-name="T15">private</text:span><text:span text:style-name="T16"> String </text:span><text:span text:style-name="T17">digest</text:span><text:span text:style-name="T16">; <text:s/></text:span><text:span text:style-name="T24">// setter défini</text:span></text:p>
          <text:p text:style-name="P4"><text:span text:style-name="T16"><text:s text:c="2"/></text:span></text:p>
          <text:p text:style-name="P4"><text:span text:style-name="T16"><text:s text:c="2"/></text:span><text:span text:style-name="T16">(...)</text:span></text:p>
          <text:p text:style-name="P4"><text:span text:style-name="T15"><text:s text:c="2"/></text:span></text:p>
          <text:p text:style-name="P4"><text:span text:style-name="T15"><text:s text:c="2"/></text:span><text:span text:style-name="T15">public</text:span><text:span text:style-name="T16"> </text:span><text:span text:style-name="T15">void</text:span><text:span text:style-name="T16"> init() { (...) } </text:span><text:span text:style-name="T24">// méthode d'initialisation</text:span></text:p>
          <text:p text:style-name="P4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01" draw:style-name="gr2" draw:layer="layout" svg:width="14.393cm" svg:height="10.477cm" svg:x="3.599cm" svg:y="2.095cm" draw:page-number="22" presentation:class="page"/>
        </presentation:notes>
      </draw:page>
      <draw:page draw:name="page23" draw:style-name="dp1" draw:master-page-name="Title_2c__20_Content" presentation:presentation-page-layout-name="AL2T11">
        <draw:custom-shape draw:name="Shape 210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1" draw:style-name="gr5" draw:text-style-name="P6" draw:layer="layout" svg:width="25.018cm" svg:height="6.676cm" svg:x="1.397cm" svg:y="5.899cm">
          <text:p text:style-name="P4"><text:span text:style-name="T33">&lt;</text:span><text:span text:style-name="T34">bean</text:span><text:span text:style-name="T10"> </text:span><text:span text:style-name="T35">id</text:span><text:span text:style-name="T36">=</text:span><text:span text:style-name="T37">"userRepository"</text:span><text:span text:style-name="T10"> </text:span><text:span text:style-name="T35">class</text:span><text:span text:style-name="T36">=</text:span><text:span text:style-name="T37">"c.z.repository.jdbc.JdbcUserRepository"</text:span><text:span text:style-name="T33">&gt;</text:span></text:p>
          <text:p text:style-name="P4"><text:span text:style-name="T33"><text:s text:c="2"/></text:span><text:span text:style-name="T33">&lt;</text:span><text:span text:style-name="T34">constructor-arg</text:span><text:span text:style-name="T10"> </text:span><text:span text:style-name="T35">ref</text:span><text:span text:style-name="T36">=</text:span><text:span text:style-name="T37">"dataSource"</text:span><text:span text:style-name="T10"> </text:span><text:span text:style-name="T33">/&gt;</text:span></text:p>
          <text:p text:style-name="P4"><text:span text:style-name="T33">&lt;/</text:span><text:span text:style-name="T34">bean</text:span><text:span text:style-name="T33">&gt;</text:span></text:p>
          <text:p text:style-name="P4"><text:span text:style-name="T9"/></text:p>
          <text:p text:style-name="P4"><text:span text:style-name="T33">&lt;</text:span><text:span text:style-name="T34">bean</text:span><text:span text:style-name="T10"> </text:span><text:span text:style-name="T35">id</text:span><text:span text:style-name="T36">=</text:span><text:span text:style-name="T37">"userService"</text:span><text:span text:style-name="T10"> </text:span><text:span text:style-name="T35">class</text:span><text:span text:style-name="T36">=</text:span><text:span text:style-name="T37">"c.z.business.impl.UserServiceImpl"</text:span><text:span text:style-name="T10"> </text:span></text:p>
          <text:p text:style-name="P4"><text:span text:style-name="T10"><text:s text:c="6"/></text:span><text:span text:style-name="T35">init-method</text:span><text:span text:style-name="T36">=</text:span><text:span text:style-name="T37">"init"</text:span><text:span text:style-name="T33">&gt;</text:span></text:p>
          <text:p text:style-name="P4"><text:span text:style-name="T33"><text:s text:c="2"/></text:span><text:span text:style-name="T33">&lt;</text:span><text:span text:style-name="T34">property</text:span><text:span text:style-name="T10"> </text:span><text:span text:style-name="T35">name</text:span><text:span text:style-name="T36">=</text:span><text:span text:style-name="T37">"digest"</text:span><text:span text:style-name="T10"> </text:span><text:span text:style-name="T35">value</text:span><text:span text:style-name="T36">=</text:span><text:span text:style-name="T37">"sha-256"</text:span><text:span text:style-name="T10"> </text:span><text:span text:style-name="T33">/&gt;</text:span></text:p>
          <text:p text:style-name="P4"><text:span text:style-name="T33"><text:s text:c="2"/></text:span><text:span text:style-name="T33">&lt;</text:span><text:span text:style-name="T34">property</text:span><text:span text:style-name="T10"> </text:span><text:span text:style-name="T35">name</text:span><text:span text:style-name="T36">=</text:span><text:span text:style-name="T37">"userRepository"</text:span><text:span text:style-name="T10"> </text:span><text:span text:style-name="T35">ref</text:span><text:span text:style-name="T36">=</text:span><text:span text:style-name="T37">"userRepository"</text:span><text:span text:style-name="T10"> </text:span><text:span text:style-name="T33">/&gt;</text:span></text:p>
          <text:p text:style-name="P4"><text:span text:style-name="T33">&lt;/</text:span><text:span text:style-name="T34">bean</text:span><text:span text:style-name="T3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0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08" draw:style-name="gr2" draw:layer="layout" svg:width="14.393cm" svg:height="10.477cm" svg:x="3.599cm" svg:y="2.095cm" draw:page-number="23" presentation:class="page"/>
        </presentation:notes>
      </draw:page>
      <draw:page draw:name="page24" draw:style-name="dp1" draw:master-page-name="Title_2c__20_Content" presentation:presentation-page-layout-name="AL2T11">
        <draw:custom-shape draw:name="Shape 216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7" draw:style-name="gr5" draw:text-style-name="P6" draw:layer="layout" svg:width="25.018cm" svg:height="2.228cm" svg:x="1.397cm" svg:y="5.899cm">
          <text:p text:style-name="P4"><text:span text:style-name="T33">&lt;</text:span><text:span text:style-name="T34">bean</text:span><text:span text:style-name="T10"> </text:span><text:span text:style-name="T35">id</text:span><text:span text:style-name="T36">=</text:span><text:span text:style-name="T37">"userRepository"</text:span><text:span text:style-name="T10"> </text:span><text:span text:style-name="T35">class</text:span><text:span text:style-name="T36">=</text:span><text:span text:style-name="T37">"c.z.repository.jdbc.JdbcUserRepository"</text:span><text:span text:style-name="T33">&gt;</text:span></text:p>
          <text:p text:style-name="P4"><text:span text:style-name="T33"><text:s text:c="2"/></text:span><text:span text:style-name="T33">&lt;</text:span><text:span text:style-name="T34">constructor-arg</text:span><text:span text:style-name="T10"> </text:span><text:span text:style-name="T35">ref</text:span><text:span text:style-name="T36">=</text:span><text:span text:style-name="T37">"dataSource"</text:span><text:span text:style-name="T10"> </text:span><text:span text:style-name="T33">/&gt;</text:span></text:p>
          <text:p text:style-name="P4"><text:span text:style-name="T33">&lt;/</text:span><text:span text:style-name="T34">bean</text:span><text:span text:style-name="T3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18" draw:style-name="gr4" draw:text-style-name="P2" draw:layer="layout" svg:width="24.638cm" svg:height="12.179cm" svg:x="1.401cm" svg:y="8.614cm">
          <text:list text:style-name="L2">
            <text:list-item>
              <text:p text:style-name="P5"><text:span text:style-name="T3">Id pour pouvoir y faire référence</text:span></text:p>
            </text:list-item>
            <text:list-item>
              <text:p text:style-name="P5"><text:span text:style-name="T3">Attribut pour la classe d'implémentation</text:span></text:p>
            </text:list-item>
            <text:list-item>
              <text:p text:style-name="P5"><text:span text:style-name="T3">Injection par constructeur</text:span></text:p>
            </text:list-item>
            <text:list-item>
              <text:p text:style-name="P5"><text:span text:style-name="T3">Référence à un autre bea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Attribut </text:span><text:span text:style-name="T38">ref</text:span></text:p>
                </text:list-item>
                <text:list-item>
                  <text:p text:style-name="P5"><text:span text:style-name="T4">Définition du </text:span><text:span text:style-name="T38">dataSource</text:span><text:span text:style-name="T4"> expliquée par la suit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1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14" draw:style-name="gr2" draw:layer="layout" svg:width="14.393cm" svg:height="10.477cm" svg:x="3.599cm" svg:y="2.095cm" draw:page-number="24" presentation:class="page"/>
        </presentation:notes>
      </draw:page>
      <draw:page draw:name="page25" draw:style-name="dp1" draw:master-page-name="Title_2c__20_Content" presentation:presentation-page-layout-name="AL2T11">
        <draw:custom-shape draw:name="Shape 223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4" draw:style-name="gr5" draw:text-style-name="P6" draw:layer="layout" svg:width="25.018cm" svg:height="3.498cm" svg:x="1.397cm" svg:y="5.899cm">
          <text:p text:style-name="P4"><text:span text:style-name="T33">&lt;</text:span><text:span text:style-name="T34">bean</text:span><text:span text:style-name="T10"> </text:span><text:span text:style-name="T35">id</text:span><text:span text:style-name="T36">=</text:span><text:span text:style-name="T37">"userService"</text:span><text:span text:style-name="T10"> </text:span><text:span text:style-name="T35">class</text:span><text:span text:style-name="T36">=</text:span><text:span text:style-name="T37">"c.z.business.impl.UserServiceImpl"</text:span><text:span text:style-name="T10"> </text:span></text:p>
          <text:p text:style-name="P4"><text:span text:style-name="T10"><text:s text:c="6"/></text:span><text:span text:style-name="T35">init-method</text:span><text:span text:style-name="T36">=</text:span><text:span text:style-name="T37">"init"</text:span><text:span text:style-name="T33">&gt;</text:span></text:p>
          <text:p text:style-name="P4"><text:span text:style-name="T33"><text:s text:c="2"/></text:span><text:span text:style-name="T33">&lt;</text:span><text:span text:style-name="T34">property</text:span><text:span text:style-name="T10"> </text:span><text:span text:style-name="T35">name</text:span><text:span text:style-name="T36">=</text:span><text:span text:style-name="T37">"digest"</text:span><text:span text:style-name="T10"> </text:span><text:span text:style-name="T35">value</text:span><text:span text:style-name="T36">=</text:span><text:span text:style-name="T37">"sha-256"</text:span><text:span text:style-name="T10"> </text:span><text:span text:style-name="T33">/&gt;</text:span></text:p>
          <text:p text:style-name="P4"><text:span text:style-name="T33"><text:s text:c="2"/></text:span><text:span text:style-name="T33">&lt;</text:span><text:span text:style-name="T34">property</text:span><text:span text:style-name="T10"> </text:span><text:span text:style-name="T35">name</text:span><text:span text:style-name="T36">=</text:span><text:span text:style-name="T37">"userRepository"</text:span><text:span text:style-name="T10"> </text:span><text:span text:style-name="T35">ref</text:span><text:span text:style-name="T36">=</text:span><text:span text:style-name="T37">"userRepository"</text:span><text:span text:style-name="T10"> </text:span><text:span text:style-name="T33">/&gt;</text:span></text:p>
          <text:p text:style-name="P4"><text:span text:style-name="T33">&lt;/</text:span><text:span text:style-name="T34">bean</text:span><text:span text:style-name="T3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25" draw:style-name="gr4" draw:text-style-name="P2" draw:layer="layout" svg:width="24.638cm" svg:height="12.179cm" svg:x="1.401cm" svg:y="9.714cm">
          <text:list text:style-name="L2">
            <text:list-item>
              <text:p text:style-name="P5"><text:span text:style-name="T3">Spring appelle la méthode d'initialisa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Attribut </text:span><text:span text:style-name="T38">init-method</text:span></text:p>
                </text:list-item>
              </text:list>
            </text:list-item>
            <text:list-item>
              <text:p text:style-name="P5"><text:span text:style-name="T3">Injection par setter</text:span></text:p>
              <text:list>
                <text:list-item>
                  <text:p text:style-name="P5"><text:span text:style-name="T4">Valeur scalaire, attribut </text:span><text:span text:style-name="T38">value</text:span></text:p>
                </text:list-item>
                <text:list-item>
                  <text:p text:style-name="P5"><text:span text:style-name="T4">Bean Spring, attribut </text:span><text:span text:style-name="T38">ref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21" draw:style-name="gr2" draw:layer="layout" svg:width="14.393cm" svg:height="10.477cm" svg:x="3.599cm" svg:y="2.095cm" draw:page-number="25" presentation:class="page"/>
        </presentation:notes>
      </draw:page>
      <draw:page draw:name="page26" draw:style-name="dp1" draw:master-page-name="Title_2c__20_Content" presentation:presentation-page-layout-name="AL2T11">
        <draw:custom-shape draw:name="Shape 230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1" draw:style-name="gr5" draw:text-style-name="P6" draw:layer="layout" svg:width="25.018cm" svg:height="5.222cm" svg:x="1.49cm" svg:y="8.115cm">
          <text:p text:style-name="P4"><text:span text:style-name="T33">&lt;?</text:span><text:span text:style-name="T34">xml</text:span><text:span text:style-name="T10"> </text:span><text:span text:style-name="T35">version</text:span><text:span text:style-name="T36">=</text:span><text:span text:style-name="T37">"1.0"</text:span><text:span text:style-name="T10"> </text:span><text:span text:style-name="T35">encoding</text:span><text:span text:style-name="T36">=</text:span><text:span text:style-name="T37">"UTF-8"</text:span><text:span text:style-name="T33">?&gt;</text:span></text:p>
          <text:p text:style-name="P4"><text:span text:style-name="T33">&lt;</text:span><text:span text:style-name="T34">beans</text:span><text:span text:style-name="T10"> </text:span><text:span text:style-name="T35">xmlns</text:span><text:span text:style-name="T36">=</text:span><text:span text:style-name="T37">"http://www.springframework.org/schema/beans"</text:span></text:p>
          <text:p text:style-name="P4"><text:span text:style-name="T35"><text:s text:c="6"/></text:span><text:span text:style-name="T35">xmlns:xsi</text:span><text:span text:style-name="T36">=</text:span><text:span text:style-name="T37">"http://www.w3.org/2001/XMLSchema-instance"</text:span></text:p>
          <text:p text:style-name="P4"><text:span text:style-name="T35"><text:s text:c="7"/></text:span><text:span text:style-name="T35">xsi:schemaLocation</text:span><text:span text:style-name="T36">=</text:span><text:span text:style-name="T37">"http://www.springframework.org/schema/beans </text:span></text:p>
          <text:p text:style-name="P4"><text:span text:style-name="T37"><text:s text:c="9"/></text:span><text:span text:style-name="T37">http://www.springframework.org/schema/beans/spring-beans.xsd"</text:span><text:span text:style-name="T33">&gt;</text:span></text:p>
          <text:p text:style-name="P4"><text:span text:style-name="T36"><text:s/></text:span><text:span text:style-name="T36">(...)</text:span></text:p>
          <text:p text:style-name="P4"><text:span text:style-name="T33">&lt;/</text:span><text:span text:style-name="T34">beans</text:span><text:span text:style-name="T3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2" draw:style-name="gr4" draw:text-style-name="P2" draw:layer="layout" svg:width="24.638cm" svg:height="12.179cm" svg:x="1.401cm" svg:y="5.314cm">
          <text:list text:style-name="L2">
            <text:list-item>
              <text:p text:style-name="P5"><text:span text:style-name="T3">Entête du fichier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uisine XML</text:span></text:p>
                </text:list-item>
              </text:list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list text:continue-numbering="true" text:style-name="L3">
            <text:list-item>
              <text:p text:style-name="P4"><text:span text:style-name="T3">Copier/coller ou support ID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2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28" draw:style-name="gr2" draw:layer="layout" svg:width="14.393cm" svg:height="10.477cm" svg:x="3.599cm" svg:y="2.095cm" draw:page-number="26" presentation:class="page"/>
        </presentation:notes>
      </draw:page>
      <draw:page draw:name="page27" draw:style-name="dp1" draw:master-page-name="Title_2c__20_Content" presentation:presentation-page-layout-name="AL2T11">
        <draw:custom-shape draw:name="Shape 237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8" draw:style-name="gr5" draw:text-style-name="P6" draw:layer="layout" svg:width="25.018cm" svg:height="3.492cm" svg:x="1.397cm" svg:y="7.299cm">
          <text:p text:style-name="P4"><text:span text:style-name="T39">&lt;</text:span><text:span text:style-name="T40">jdbc:embedded-database</text:span><text:span text:style-name="T9"> </text:span><text:span text:style-name="T41">id</text:span><text:span text:style-name="T42">=</text:span><text:span text:style-name="T43">"dataSource"</text:span><text:span text:style-name="T9"> </text:span><text:span text:style-name="T41">type</text:span><text:span text:style-name="T42">=</text:span><text:span text:style-name="T43">"H2"</text:span><text:span text:style-name="T39">&gt;</text:span></text:p>
          <text:p text:style-name="P4"><text:span text:style-name="T39"><text:s text:c="2"/></text:span><text:span text:style-name="T39">&lt;</text:span><text:span text:style-name="T40">jdbc:script</text:span><text:span text:style-name="T9"> </text:span><text:span text:style-name="T41">location</text:span><text:span text:style-name="T42">=</text:span><text:span text:style-name="T43">"classpath:/create-tables.sql"</text:span><text:span text:style-name="T9"> </text:span><text:span text:style-name="T39">/&gt;</text:span></text:p>
          <text:p text:style-name="P4"><text:span text:style-name="T39"><text:s text:c="2"/></text:span><text:span text:style-name="T39">&lt;</text:span><text:span text:style-name="T40">jdbc:script</text:span><text:span text:style-name="T9"> </text:span><text:span text:style-name="T41">location</text:span><text:span text:style-name="T42">=</text:span><text:span text:style-name="T43">"classpath:/insert-data.sql"</text:span><text:span text:style-name="T9"> </text:span><text:span text:style-name="T39">/&gt;</text:span></text:p>
          <text:p text:style-name="P4"><text:span text:style-name="T39">&lt;/</text:span><text:span text:style-name="T40">jdbc:embedded-database</text:span><text:span text:style-name="T3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39" draw:style-name="gr4" draw:text-style-name="P2" draw:layer="layout" svg:width="24.638cm" svg:height="12.179cm" svg:x="1.401cm" svg:y="5.314cm">
          <text:list text:style-name="L2">
            <text:list-item>
              <text:p text:style-name="P5"><text:span text:style-name="T3">DataSource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list text:continue-numbering="true" text:style-name="L2">
            <text:list-item>
              <text:p text:style-name="P4"><text:span text:style-name="T3">BD mémoire, balise dédiée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4">“</text:span><text:span text:style-name="T4">namespace”</text:span></text:p>
                </text:list-item>
              </text:list>
            </text:list-item>
            <text:list-item>
              <text:p text:style-name="P4"><text:span text:style-name="T3">Masque une déclaration de bean</text:span></text:p>
              <text:list>
                <text:list-item>
                  <text:p text:style-name="P4"><text:span text:style-name="T4">“</text:span><text:span text:style-name="T4">abstraction” de </text:span><text:span text:style-name="T38">&lt;bean /&gt;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3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35" draw:style-name="gr2" draw:layer="layout" svg:width="14.393cm" svg:height="10.477cm" svg:x="3.599cm" svg:y="2.095cm" draw:page-number="27" presentation:class="page"/>
        </presentation:notes>
      </draw:page>
      <draw:page draw:name="page28" draw:style-name="dp1" draw:master-page-name="Title_2c__20_Content" presentation:presentation-page-layout-name="AL2T11">
        <draw:custom-shape draw:name="Shape 244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5" draw:style-name="gr5" draw:text-style-name="P6" draw:layer="layout" svg:width="25.272cm" svg:height="8.991cm" svg:x="1.397cm" svg:y="7.299cm">
          <text:p text:style-name="P4"><text:span text:style-name="T33">&lt;?</text:span><text:span text:style-name="T34">xml</text:span><text:span text:style-name="T10"> </text:span><text:span text:style-name="T35">version</text:span><text:span text:style-name="T36">=</text:span><text:span text:style-name="T37">"1.0"</text:span><text:span text:style-name="T10"> </text:span><text:span text:style-name="T35">encoding</text:span><text:span text:style-name="T36">=</text:span><text:span text:style-name="T37">"UTF-8"</text:span><text:span text:style-name="T33">?&gt;</text:span></text:p>
          <text:p text:style-name="P4"><text:span text:style-name="T33">&lt;</text:span><text:span text:style-name="T34">beans</text:span><text:span text:style-name="T10"> </text:span><text:span text:style-name="T35">xmlns</text:span><text:span text:style-name="T36">=</text:span><text:span text:style-name="T37">"http://www.springframework.org/schema/beans"</text:span></text:p>
          <text:p text:style-name="P4"><text:span text:style-name="T35"><text:s text:c="8"/></text:span><text:span text:style-name="T35">xmlns:xsi</text:span><text:span text:style-name="T36">=</text:span><text:span text:style-name="T37">"http://www.w3.org/2001/XMLSchema-instance"</text:span></text:p>
          <text:p text:style-name="P4"><text:span text:style-name="T35"><text:s text:c="8"/></text:span><text:span text:style-name="T44">xmlns:jdbc</text:span><text:span text:style-name="T45">=</text:span><text:span text:style-name="T46">"http://www.springframework.org/schema/jdbc"</text:span></text:p>
          <text:p text:style-name="P4"><text:span text:style-name="T35"><text:s text:c="8"/></text:span><text:span text:style-name="T35">xsi:schemaLocation</text:span><text:span text:style-name="T36">=</text:span><text:span text:style-name="T37">"</text:span><text:span text:style-name="T47"><text:a xlink:href="http://www.springframework.org/schema/beans" xlink:type="simple">http://www.springframework.org/schema/beans</text:a></text:span></text:p>
          <text:p text:style-name="P4"><text:span text:style-name="T37"><text:s text:c="10"/></text:span><text:span text:style-name="T37">http://www.springframework.org/schema/beans/spring-beans.xsd</text:span></text:p>
          <text:p text:style-name="P4"><text:span text:style-name="T37"><text:s text:c="10"/></text:span><text:span text:style-name="T46">http://www.springframework.org/schema/jdbc </text:span></text:p>
          <text:p text:style-name="P4"><text:span text:style-name="T46"><text:s text:c="10"/></text:span><text:span text:style-name="T46">http://www.springframework.org/schema/jdbc/spring-jdbc.xsd"</text:span><text:span text:style-name="T33">&gt;</text:span></text:p>
          <text:p text:style-name="P4"><text:span text:style-name="T9"/></text:p>
          <text:p text:style-name="P4"><text:span text:style-name="T10"><text:s text:c="2"/></text:span><text:span text:style-name="T10">(...)</text:span></text:p>
          <text:p text:style-name="P4"><text:span text:style-name="T9"/></text:p>
          <text:p text:style-name="P4"><text:span text:style-name="T33">&lt;/</text:span><text:span text:style-name="T34">beans</text:span><text:span text:style-name="T3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46" draw:style-name="gr4" draw:text-style-name="P2" draw:layer="layout" svg:width="24.638cm" svg:height="1.654cm" svg:x="1.401cm" svg:y="5.314cm">
          <text:list text:style-name="L2">
            <text:list-item>
              <text:p text:style-name="P5"><text:span text:style-name="T3">Déclaration du namespace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list text:continue-numbering="true" text:style-name="L2">
            <text:list-item>
              <text:p text:style-name="P4"><text:span text:style-name="T3"><text:s/>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1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42" draw:style-name="gr2" draw:layer="layout" svg:width="14.393cm" svg:height="10.477cm" svg:x="3.599cm" svg:y="2.095cm" draw:page-number="28" presentation:class="page"/>
        </presentation:notes>
      </draw:page>
      <draw:page draw:name="page29" draw:style-name="dp1" draw:master-page-name="Title_2c__20_Content" presentation:presentation-page-layout-name="AL2T11">
        <draw:custom-shape draw:name="Shape 251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2" draw:style-name="gr5" draw:text-style-name="P6" draw:layer="layout" svg:width="25.272cm" svg:height="1.946cm" svg:x="1.364cm" svg:y="7.191cm">
          <text:p text:style-name="P4"><text:span text:style-name="T39">&lt;</text:span><text:span text:style-name="T40">import</text:span><text:span text:style-name="T9"> </text:span><text:span text:style-name="T41">resource</text:span><text:span text:style-name="T42">=</text:span><text:span text:style-name="T43">"classpath:/application-components.xml"</text:span><text:span text:style-name="T9"> </text:span><text:span text:style-name="T39">/&gt;</text:span></text:p>
          <text:p text:style-name="P4"><text:span text:style-name="T39">&lt;</text:span><text:span text:style-name="T40">import</text:span><text:span text:style-name="T9"> </text:span><text:span text:style-name="T41">resource</text:span><text:span text:style-name="T42">=</text:span><text:span text:style-name="T43">"classpath:/test-datasource.xml"</text:span><text:span text:style-name="T9"> </text:span><text:span text:style-name="T39">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3" draw:style-name="gr4" draw:text-style-name="P2" draw:layer="layout" svg:width="24.638cm" svg:height="12.179cm" svg:x="1.401cm" svg:y="5.314cm">
          <text:list text:style-name="L2">
            <text:list-item>
              <text:p text:style-name="P5"><text:span text:style-name="T3">Déclaration dans plusieurs fichiers</text:span></text:p>
            </text:list-item>
          </text:list>
          <text:p text:style-name="P4"><text:span text:style-name="T3"/></text:p>
          <text:p text:style-name="P4"><text:span text:style-name="T3"/></text:p>
          <text:list text:continue-numbering="true" text:style-name="L2">
            <text:list-item>
              <text:p text:style-name="P4"><text:span text:style-name="T3">Evite des fichiers gros et monolithiques</text:span></text:p>
            </text:list-item>
            <text:list-item>
              <text:p text:style-name="P4"><text:span text:style-name="T3">Réutilisation (test, dev, prod)</text:span></text:p>
            </text:list-item>
            <text:list-item>
              <text:p text:style-name="P4"><text:span text:style-name="T3">Séparation par couche, module, applicatif/infra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4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49" draw:style-name="gr2" draw:layer="layout" svg:width="14.393cm" svg:height="10.477cm" svg:x="3.599cm" svg:y="2.095cm" draw:page-number="29" presentation:class="page"/>
        </presentation:notes>
      </draw:page>
      <draw:page draw:name="page30" draw:style-name="dp1" draw:master-page-name="Title_2c__20_Content" presentation:presentation-page-layout-name="AL2T11">
        <draw:custom-shape draw:name="Shape 258" draw:style-name="gr3" draw:text-style-name="P2" draw:layer="layout" svg:width="25.198cm" svg:height="3.505cm" svg:x="1.4cm" svg:y="0.237cm">
          <text:p text:style-name="P4"><text:span text:style-name="T2">Configuratio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59" draw:style-name="gr5" draw:text-style-name="P6" draw:layer="layout" svg:width="25.272cm" svg:height="5.654cm" svg:x="1.364cm" svg:y="7.391cm">
          <text:p text:style-name="P4"><text:span text:style-name="T10">ConfigurableApplicationContext </text:span><text:span text:style-name="T11">ctx</text:span><text:span text:style-name="T10"> = </text:span><text:span text:style-name="T12">new</text:span><text:span text:style-name="T10"> ClassPathXmlApplicationContext(</text:span></text:p>
          <text:p text:style-name="P4"><text:span text:style-name="T13"><text:s text:c="2"/></text:span><text:span text:style-name="T13">"classpath:/test-application-configuration.xml"</text:span></text:p>
          <text:p text:style-name="P4"><text:span text:style-name="T10">);</text:span></text:p>
          <text:p text:style-name="P4"><text:span text:style-name="T10">UserService </text:span><text:span text:style-name="T11">userService</text:span><text:span text:style-name="T10"> = </text:span><text:span text:style-name="T11">ctx</text:span><text:span text:style-name="T10">.getBean(UserService.</text:span><text:span text:style-name="T12">class</text:span><text:span text:style-name="T10">);</text:span></text:p>
          <text:p text:style-name="P4"><text:span text:style-name="T10">String login = </text:span><text:span text:style-name="T13">"mmouse"</text:span><text:span text:style-name="T10">;</text:span></text:p>
          <text:p text:style-name="P4"><text:span text:style-name="T10">String password = </text:span><text:span text:style-name="T13">"this is a test"</text:span><text:span text:style-name="T10">;</text:span></text:p>
          <text:p text:style-name="P4"><text:span text:style-name="T11">userService</text:span><text:span text:style-name="T10">.create(login,password);</text:span></text:p>
          <text:p text:style-name="P4"><text:span text:style-name="T11">ctx</text:span><text:span text:style-name="T10">.close();</text:span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0" draw:style-name="gr4" draw:text-style-name="P2" draw:layer="layout" svg:width="24.638cm" svg:height="12.179cm" svg:x="1.401cm" svg:y="5.314cm">
          <text:list text:style-name="L2">
            <text:list-item>
              <text:p text:style-name="P5"><text:span text:style-name="T3">Création, utilisation, destruction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><text:s/></text:span></text:p>
          <text:p text:style-name="P4"><text:span text:style-name="T3"/></text:p>
          <text:list text:continue-numbering="true" text:style-name="L2">
            <text:list-item>
              <text:p text:style-name="P4"><text:span text:style-name="T3">NB : le bean est un singleton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4">Notion de “scope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55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56" draw:style-name="gr2" draw:layer="layout" svg:width="14.393cm" svg:height="10.477cm" svg:x="3.599cm" svg:y="2.095cm" draw:page-number="30" presentation:class="page"/>
        </presentation:notes>
      </draw:page>
      <draw:page draw:name="page31" draw:style-name="dp1" draw:master-page-name="Title_2c__20_Content" presentation:presentation-page-layout-name="AL2T11">
        <draw:custom-shape draw:name="Shape 265" draw:style-name="gr3" draw:text-style-name="P2" draw:layer="layout" svg:width="25.198cm" svg:height="3.505cm" svg:x="1.4cm" svg:y="0.237cm">
          <text:p text:style-name="P4"><text:span text:style-name="T2">TP xml-configuration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66" draw:style-name="gr4" draw:text-style-name="P2" draw:layer="layout" svg:width="24.638cm" svg:height="12.179cm" svg:x="1.401cm" svg:y="5.314cm">
          <text:list text:style-name="L2">
            <text:list-item>
              <text:p text:style-name="P5"><text:span text:style-name="T3">Configuration XML dans différents fichiers</text:span></text:p>
            </text:list-item>
            <text:list-item>
              <text:p text:style-name="P5"><text:span text:style-name="T3">Test d'intégration</text:span></text:p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2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63" draw:style-name="gr2" draw:layer="layout" svg:width="14.393cm" svg:height="10.477cm" svg:x="3.599cm" svg:y="2.095cm" draw:page-number="31" presentation:class="page"/>
        </presentation:notes>
      </draw:page>
      <draw:page draw:name="page32" draw:style-name="dp1" draw:master-page-name="Title_2c__20_Content" presentation:presentation-page-layout-name="AL2T11">
        <draw:custom-shape draw:name="Shape 271" draw:style-name="gr3" draw:text-style-name="P2" draw:layer="layout" svg:width="25.198cm" svg:height="3.505cm" svg:x="1.4cm" svg:y="0.237cm">
          <text:p text:style-name="P4"><text:span text:style-name="T2">Configuration par annota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2" draw:style-name="gr4" draw:text-style-name="P2" draw:layer="layout" svg:width="25.268cm" svg:height="13.989cm" svg:x="1.401cm" svg:y="5.314cm">
          <text:list text:style-name="L2">
            <text:list-item>
              <text:p text:style-name="P5"><text:span text:style-name="T48">Alternative/complément aux configurations Java et XML</text:span></text:p>
            </text:list-item>
            <text:list-item>
              <text:p text:style-name="P5"><text:span text:style-name="T48">Le mode le plus couramment utilisé</text:span></text:p>
            </text:list-item>
            <text:list-item>
              <text:p text:style-name="P5"><text:span text:style-name="T48">Instructions de configuration directement dans les classes applicative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8">Intrusif</text:span></text:p>
                </text:list-item>
              </text:list>
            </text:list-item>
            <text:list-item>
              <text:p text:style-name="P5"><text:span text:style-name="T48">Type-safe</text:span></text:p>
            </text:list-item>
            <text:list-item>
              <text:p text:style-name="P5"><text:span text:style-name="T48">Efficace et rapide</text:span></text:p>
              <text:list>
                <text:list-item>
                  <text:p text:style-name="P5"><text:span text:style-name="T48">Modifier le code et la configuration au même endroit</text:span></text:p>
                </text:list-item>
              </text:list>
            </text:list-item>
            <text:list-item>
              <text:p text:style-name="P5"><text:span text:style-name="T48">Mais plus rigide</text:span></text:p>
              <text:list>
                <text:list-item>
                  <text:p text:style-name="P5"><text:span text:style-name="T48">Configuration en dur dans le code</text:span></text:p>
                </text:list-item>
                <text:list-item>
                  <text:p text:style-name="P5"><text:span text:style-name="T48">On ne peut annoter que son cod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6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69" draw:style-name="gr2" draw:layer="layout" svg:width="14.393cm" svg:height="10.477cm" svg:x="3.599cm" svg:y="2.095cm" draw:page-number="32" presentation:class="page"/>
        </presentation:notes>
      </draw:page>
      <draw:page draw:name="page33" draw:style-name="dp1" draw:master-page-name="Title_2c__20_Content" presentation:presentation-page-layout-name="AL2T11">
        <draw:custom-shape draw:name="Shape 277" draw:style-name="gr3" draw:text-style-name="P2" draw:layer="layout" svg:width="25.198cm" svg:height="3.505cm" svg:x="1.4cm" svg:y="0.237cm">
          <text:p text:style-name="P4"><text:span text:style-name="T2">Déclaration d'un b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78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Annoter la classe avec une annota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@Component (la plus générique)</text:span></text:p>
                </text:list-item>
                <text:list-item>
                  <text:p text:style-name="P5"><text:span text:style-name="T4">@Service</text:span></text:p>
                </text:list-item>
                <text:list-item>
                  <text:p text:style-name="P5"><text:span text:style-name="T4">@Repository</text:span></text:p>
                </text:list-item>
                <text:list-item>
                  <text:p text:style-name="P5"><text:span text:style-name="T4">@Controller</text:span></text:p>
                </text:list-item>
              </text:list>
            </text:list-item>
            <text:list-item>
              <text:p text:style-name="P5"><text:span text:style-name="T3">Comportement identique, on donne juste un stéréotyp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7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75" draw:style-name="gr2" draw:layer="layout" svg:width="14.393cm" svg:height="10.477cm" svg:x="3.599cm" svg:y="2.095cm" draw:page-number="33" presentation:class="page"/>
        </presentation:notes>
      </draw:page>
      <draw:page draw:name="page34" draw:style-name="dp1" draw:master-page-name="Title_2c__20_Content" presentation:presentation-page-layout-name="AL2T11">
        <draw:custom-shape draw:name="Shape 283" draw:style-name="gr3" draw:text-style-name="P2" draw:layer="layout" svg:width="25.198cm" svg:height="3.505cm" svg:x="1.4cm" svg:y="0.237cm">
          <text:p text:style-name="P4"><text:span text:style-name="T2">Déclaration d'un bea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4" draw:style-name="gr6" draw:text-style-name="P2" draw:layer="layout" svg:width="24.638cm" svg:height="12.179cm" svg:x="1.4cm" svg:y="4.914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5" draw:style-name="gr5" draw:text-style-name="P6" draw:layer="layout" svg:width="25.272cm" svg:height="3.461cm" svg:x="1.396cm" svg:y="6.698cm">
          <text:p text:style-name="P4"><text:span text:style-name="T49">@Repository</text:span></text:p>
          <text:p text:style-name="P4"><text:span text:style-name="T50">public</text:span><text:span text:style-name="T51"> </text:span><text:span text:style-name="T50">class</text:span><text:span text:style-name="T51"> JdbcUserRepository </text:span><text:span text:style-name="T50">implements</text:span><text:span text:style-name="T51"> UserRepository { </text:span></text:p>
          <text:p text:style-name="P4"><text:span text:style-name="T51"><text:s/></text:span><text:span text:style-name="T51">(...)</text:span></text:p>
          <text:p text:style-name="P4"><text:span text:style-name="T5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86" draw:style-name="gr5" draw:text-style-name="P6" draw:layer="layout" svg:width="25.272cm" svg:height="3.461cm" svg:x="1.395cm" svg:y="10.797cm">
          <text:p text:style-name="P4"><text:span text:style-name="T49">@Service</text:span></text:p>
          <text:p text:style-name="P4"><text:span text:style-name="T50">public</text:span><text:span text:style-name="T51"> </text:span><text:span text:style-name="T50">class</text:span><text:span text:style-name="T51"> UserServiceImpl </text:span><text:span text:style-name="T50">implements</text:span><text:span text:style-name="T51"> UserService {</text:span></text:p>
          <text:p text:style-name="P4"><text:span text:style-name="T51"><text:s text:c="2"/></text:span><text:span text:style-name="T51">(...)</text:span></text:p>
          <text:p text:style-name="P4"><text:span text:style-name="T5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81" draw:style-name="gr2" draw:layer="layout" svg:width="14.393cm" svg:height="10.477cm" svg:x="3.599cm" svg:y="2.095cm" draw:page-number="34" presentation:class="page"/>
        </presentation:notes>
      </draw:page>
      <draw:page draw:name="page35" draw:style-name="dp1" draw:master-page-name="Title_2c__20_Content" presentation:presentation-page-layout-name="AL2T11">
        <draw:custom-shape draw:name="Shape 291" draw:style-name="gr3" draw:text-style-name="P2" draw:layer="layout" svg:width="25.198cm" svg:height="3.505cm" svg:x="1.4cm" svg:y="0.237cm">
          <text:p text:style-name="P4"><text:span text:style-name="T2">Détecter les classes annoté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2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“</text:span><text:span text:style-name="T3">Component scanning”</text:span></text:p>
            </text:list-item>
            <text:list-item>
              <text:p text:style-name="P5"><text:span text:style-name="T3">Scanning des packages et sous-packages</text:span></text:p>
            </text:list-item>
            <text:list-item>
              <text:p text:style-name="P5"><text:span text:style-name="T3">Java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list text:continue-numbering="true" text:style-name="L2">
            <text:list-item>
              <text:p text:style-name="P4"><text:span text:style-name="T3">XML</text:span></text:p>
            </text:list-item>
          </text:list>
          <text:list text:style-name="L3">
            <text:list-item>
              <text:list>
                <text:list-item>
                  <text:p text:style-name="P4"><text:span text:style-name="T4">Bien importer le namespace “context”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3" draw:style-name="gr5" draw:text-style-name="P6" draw:layer="layout" svg:width="25.272cm" svg:height="1.43cm" svg:x="1.395cm" svg:y="15.966cm">
          <text:p text:style-name="P4"><text:span text:style-name="T52">&lt;</text:span><text:span text:style-name="T53">context:component-scan</text:span><text:span text:style-name="T54"> </text:span><text:span text:style-name="T55">base-package</text:span><text:span text:style-name="T56">=</text:span><text:span text:style-name="T57">"com.zenika"</text:span><text:span text:style-name="T54"> </text:span><text:span text:style-name="T52">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294" draw:style-name="gr5" draw:text-style-name="P6" draw:layer="layout" svg:width="25.272cm" svg:height="3.002cm" svg:x="1.395cm" svg:y="8.998cm">
          <text:p text:style-name="P4"><text:span text:style-name="T58">@Configuration</text:span></text:p>
          <text:p text:style-name="P4"><text:span text:style-name="T59">@ComponentScan</text:span><text:span text:style-name="T60">(</text:span><text:span text:style-name="T61">"com.zenika"</text:span><text:span text:style-name="T60">)</text:span></text:p>
          <text:p text:style-name="P4"><text:span text:style-name="T62">public</text:span><text:span text:style-name="T54"> </text:span><text:span text:style-name="T62">class</text:span><text:span text:style-name="T54"> ComponentsConfiguration {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8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89" draw:style-name="gr2" draw:layer="layout" svg:width="14.393cm" svg:height="10.477cm" svg:x="3.599cm" svg:y="2.095cm" draw:page-number="35" presentation:class="page"/>
        </presentation:notes>
      </draw:page>
      <draw:page draw:name="page36" draw:style-name="dp1" draw:master-page-name="Title_2c__20_Content" presentation:presentation-page-layout-name="AL2T11">
        <draw:custom-shape draw:name="Shape 299" draw:style-name="gr3" draw:text-style-name="P2" draw:layer="layout" svg:width="25.198cm" svg:height="3.505cm" svg:x="1.4cm" svg:y="0.237cm">
          <text:p text:style-name="P4"><text:span text:style-name="T2">Injection de dépendanc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0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Utiliser @Autowired</text:span></text:p>
            </text:list-item>
          </text:list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list text:continue-numbering="true" text:style-name="L2">
            <text:list-item>
              <text:p text:style-name="P4"><text:span text:style-name="T3">Les constructeurs, champs ou méthodes (setters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1" draw:style-name="gr5" draw:text-style-name="P6" draw:layer="layout" svg:width="25.272cm" svg:height="1.938cm" svg:x="1.395cm" svg:y="6.697cm">
          <text:p text:style-name="P4"><text:span text:style-name="T58">@Autowired</text:span></text:p>
          <text:p text:style-name="P4"><text:span text:style-name="T62">public</text:span><text:span text:style-name="T54"> JdbcUserRepository(DataSource dataSource) { 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2" draw:style-name="gr5" draw:text-style-name="P6" draw:layer="layout" svg:width="25.272cm" svg:height="1.938cm" svg:x="1.394cm" svg:y="8.996cm">
          <text:p text:style-name="P4"><text:span text:style-name="T58">@Autowired</text:span></text:p>
          <text:p text:style-name="P4"><text:span text:style-name="T62">private</text:span><text:span text:style-name="T54"> UserRepository </text:span><text:span text:style-name="T63">userRepository</text:span><text:span text:style-name="T54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296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297" draw:style-name="gr2" draw:layer="layout" svg:width="14.393cm" svg:height="10.477cm" svg:x="3.599cm" svg:y="2.095cm" draw:page-number="36" presentation:class="page"/>
        </presentation:notes>
      </draw:page>
      <draw:page draw:name="page37" draw:style-name="dp1" draw:master-page-name="Title_2c__20_Content" presentation:presentation-page-layout-name="AL2T11">
        <draw:custom-shape draw:name="Shape 307" draw:style-name="gr3" draw:text-style-name="P2" draw:layer="layout" svg:width="25.198cm" svg:height="3.505cm" svg:x="1.4cm" svg:y="0.237cm">
          <text:p text:style-name="P4"><text:span text:style-name="T2">@Autowir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08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Résolution par type, dépendance obligatoire</text:span></text:p>
            </text:list-item>
            <text:list-item>
              <text:p text:style-name="P5"><text:span text:style-name="T3">Si ambiguité, résolution avec @Qualifier</text:span></text:p>
            </text:list-item>
            <text:list-item>
              <text:p text:style-name="P5"><text:span text:style-name="T3">Les ambiguités sont finalement assez rares</text:span></text:p>
            </text:list-item>
            <text:list-item>
              <text:p text:style-name="P5"><text:span text:style-name="T3">Rebasculer en Java/XML si les dépendances deviennent difficiles à suivre avec les annotation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0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05" draw:style-name="gr2" draw:layer="layout" svg:width="14.393cm" svg:height="10.477cm" svg:x="3.599cm" svg:y="2.095cm" draw:page-number="37" presentation:class="page"/>
        </presentation:notes>
      </draw:page>
      <draw:page draw:name="page38" draw:style-name="dp1" draw:master-page-name="Title_2c__20_Content" presentation:presentation-page-layout-name="AL2T11">
        <draw:custom-shape draw:name="Shape 313" draw:style-name="gr3" draw:text-style-name="P2" draw:layer="layout" svg:width="25.198cm" svg:height="3.505cm" svg:x="1.4cm" svg:y="0.237cm">
          <text:p text:style-name="P4"><text:span text:style-name="T2">Autowiring : configuration Jav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4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@Autowired fonctionne aussi entre classes de configuration Ja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5" draw:style-name="gr5" draw:text-style-name="P6" draw:layer="layout" svg:width="20.251cm" svg:height="10.875cm" svg:x="1.292cm" svg:y="9.19cm">
          <text:p text:style-name="P4"><text:span text:style-name="T21">@Configuration</text:span></text:p>
          <text:p text:style-name="P4"><text:span text:style-name="T19">public</text:span><text:span text:style-name="T9"> </text:span><text:span text:style-name="T19">class</text:span><text:span text:style-name="T9"> ComponentConfiguration {</text:span></text:p>
          <text:p text:style-name="P4"><text:span text:style-name="T9"/></text:p>
          <text:p text:style-name="P4"><text:span text:style-name="T9"><text:tab/></text:span><text:span text:style-name="T28">@Autowired</text:span><text:span text:style-name="T29"> DataSource </text:span><text:span text:style-name="T64">dataSource</text:span><text:span text:style-name="T29">;</text:span></text:p>
          <text:p text:style-name="P4"><text:span text:style-name="T21"><text:tab/></text:span></text:p>
          <text:p text:style-name="P4"><text:span text:style-name="T9"><text:tab/></text:span><text:span text:style-name="T21">@Bean</text:span><text:span text:style-name="T9"> </text:span><text:span text:style-name="T19">public</text:span><text:span text:style-name="T9"> UserRepository userRepository() {</text:span></text:p>
          <text:p text:style-name="P4"><text:span text:style-name="T9"><text:tab/></text:span><text:span text:style-name="T9"><text:tab/></text:span><text:span text:style-name="T19">return</text:span><text:span text:style-name="T9"> </text:span><text:span text:style-name="T19">new</text:span><text:span text:style-name="T9"> JdbcUserRepository(</text:span><text:span text:style-name="T64">dataSource</text:span><text:span text:style-name="T9">);</text:span></text:p>
          <text:p text:style-name="P4"><text:span text:style-name="T21"><text:tab/></text:span><text:span text:style-name="T21">}</text:span></text:p>
          <text:p text:style-name="P4"><text:span text:style-name="T21"><text:tab/></text:span></text:p>
          <text:p text:style-name="P4"><text:span text:style-name="T9"><text:tab/></text:span><text:span text:style-name="T21">@Bean</text:span><text:span text:style-name="T9"> </text:span><text:span text:style-name="T19">public</text:span><text:span text:style-name="T9"> UserService userService() {</text:span></text:p>
          <text:p text:style-name="P4"><text:span text:style-name="T9"><text:s text:c="7"/></text:span><text:span text:style-name="T9">...</text:span></text:p>
          <text:p text:style-name="P4"><text:span text:style-name="T21"><text:tab/></text:span><text:span text:style-name="T21">}</text:span></text:p>
          <text:p text:style-name="P4"><text:span text:style-name="T21"><text:tab/></text:span></text:p>
          <text:p text:style-name="P4"><text:span text:style-name="T2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16" draw:style-name="gr7" draw:text-style-name="P7" draw:layer="layout" svg:width="5.59cm" svg:height="1.777cm" svg:x="19.555cm" svg:y="7.366cm">
          <text:p text:style-name="P1"><text:span text:style-name="T9">Une classe de configuration</text:span></text:p>
          <draw:enhanced-geometry draw:mirror-horizontal="false" draw:mirror-vertical="false" drawooo:sub-view-size="120000 120000 120000 120000" svg:viewBox="0 0 2012760 640079" draw:type="ooxml-non-primitive" draw:enhanced-path="M 0 0 L 120000 0 120000 120000 0 120000 Z N M 1276 57300 L -63109 153865 -283012 160093 F N"/>
        </draw:custom-shape>
        <draw:custom-shape draw:name="Shape 317" draw:style-name="gr7" draw:text-style-name="P7" draw:layer="layout" svg:width="5.59cm" svg:height="2.793cm" svg:x="21.082cm" svg:y="10.414cm">
          <text:p text:style-name="P1"><text:span text:style-name="T9">Déclaré dans une autre classe de configuration</text:span></text:p>
          <draw:enhanced-geometry draw:mirror-horizontal="false" draw:mirror-vertical="false" drawooo:sub-view-size="120000 120000 120000 120000" svg:viewBox="0 0 2012760 1005840" draw:type="ooxml-non-primitive" draw:enhanced-path="M 0 0 L 120000 0 120000 120000 0 120000 Z N M -140457 70076 L -46353 58185 -1779 60165 F N"/>
        </draw:custom-shape>
        <presentation:notes draw:style-name="dp2">
          <draw:frame draw:name="Shape 31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11" draw:style-name="gr2" draw:layer="layout" svg:width="14.393cm" svg:height="10.477cm" svg:x="3.599cm" svg:y="2.095cm" draw:page-number="38" presentation:class="page"/>
        </presentation:notes>
      </draw:page>
      <draw:page draw:name="page39" draw:style-name="dp1" draw:master-page-name="Title_2c__20_Content" presentation:presentation-page-layout-name="AL2T11">
        <draw:custom-shape draw:name="Shape 322" draw:style-name="gr3" draw:text-style-name="P2" draw:layer="layout" svg:width="25.198cm" svg:height="3.505cm" svg:x="1.4cm" svg:y="0.237cm">
          <text:p text:style-name="P4"><text:span text:style-name="T2">Injection de valeurs scal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3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Utiliser @Value</text:span></text:p>
            </text:list-item>
            <text:list-item>
              <text:p text:style-name="P5"><text:span text:style-name="T3">La valeur vient généralement de propriété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MessageSource en termes Spring</text:span></text:p>
                </text:list-item>
                <text:list-item>
                  <text:p text:style-name="P5"><text:span text:style-name="T4">Syntaxe : ${propertyName}</text:span></text:p>
                </text:list-item>
                <text:list-item>
                  <text:p text:style-name="P5"><text:span text:style-name="T4">Un fichier properties ou même un bean Spring</text:span></text:p>
                </text:list-item>
              </text:list>
            </text:list-item>
            <text:list-item>
              <text:p text:style-name="P5"><text:span text:style-name="T3">La valeur peut être une expression SpEL</text:span></text:p>
              <text:list>
                <text:list-item>
                  <text:p text:style-name="P5"><text:span text:style-name="T4">Spring Expression Language</text:span></text:p>
                </text:list-item>
                <text:list-item>
                  <text:p text:style-name="P5"><text:span text:style-name="T4">Syntaxe : #{spelExpression}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1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20" draw:style-name="gr2" draw:layer="layout" svg:width="14.393cm" svg:height="10.477cm" svg:x="3.599cm" svg:y="2.095cm" draw:page-number="39" presentation:class="page"/>
        </presentation:notes>
      </draw:page>
      <draw:page draw:name="page40" draw:style-name="dp1" draw:master-page-name="Title_2c__20_Content" presentation:presentation-page-layout-name="AL2T11">
        <draw:custom-shape draw:name="Shape 328" draw:style-name="gr3" draw:text-style-name="P2" draw:layer="layout" svg:width="25.198cm" svg:height="3.505cm" svg:x="1.4cm" svg:y="0.237cm">
          <text:p text:style-name="P4"><text:span text:style-name="T2">Injection de valeurs scalair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29" draw:style-name="gr4" draw:text-style-name="P2" draw:layer="layout" svg:width="24.638cm" svg:height="5.891cm" svg:x="1.4cm" svg:y="16.714cm">
          <text:list text:style-name="L2">
            <text:list-item>
              <text:p text:style-name="P5"><text:span text:style-name="T3">Externalisation dans un fichier properties traitée par la suit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0" draw:style-name="gr5" draw:text-style-name="P6" draw:layer="layout" svg:width="25.272cm" svg:height="1.938cm" svg:x="1.393cm" svg:y="4.895cm">
          <text:p text:style-name="P4"><text:span text:style-name="T65">@Value</text:span><text:span text:style-name="T51">(</text:span><text:span text:style-name="T66">"${digest}"</text:span><text:span text:style-name="T51">)</text:span></text:p>
          <text:p text:style-name="P4"><text:span text:style-name="T50">private</text:span><text:span text:style-name="T51"> String </text:span><text:span text:style-name="T67">digest</text:span><text:span text:style-name="T51">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1" draw:style-name="gr5" draw:text-style-name="P6" draw:layer="layout" svg:width="25.272cm" svg:height="9.165cm" svg:x="1.392cm" svg:y="7.548cm">
          <text:p text:style-name="P4"><text:span text:style-name="T68">@Configuration</text:span></text:p>
          <text:p text:style-name="P4"><text:span text:style-name="T69">public</text:span><text:span text:style-name="T31"> </text:span><text:span text:style-name="T69">class</text:span><text:span text:style-name="T31"> TestConfiguration {</text:span></text:p>
          <text:p text:style-name="P4"><text:span text:style-name="T9"/></text:p>
          <text:p text:style-name="P4"><text:span text:style-name="T68"><text:s text:c="2"/></text:span><text:span text:style-name="T68">@Bean</text:span></text:p>
          <text:p text:style-name="P4"><text:span text:style-name="T31"><text:s text:c="2"/></text:span><text:span text:style-name="T69">public</text:span><text:span text:style-name="T31"> </text:span><text:span text:style-name="T69">static</text:span><text:span text:style-name="T31"> PropertySourcesPlaceholderConfigurer properties() {</text:span></text:p>
          <text:p text:style-name="P4"><text:span text:style-name="T31"><text:s text:c="4"/></text:span><text:span text:style-name="T31">PropertySourcesPlaceholderConfigurer </text:span><text:span text:style-name="T70">propertySourcesPlaceholderConfigurer</text:span><text:span text:style-name="T31"> = </text:span></text:p>
          <text:p text:style-name="P4"><text:span text:style-name="T31"><text:s text:c="6"/></text:span><text:span text:style-name="T69">new</text:span><text:span text:style-name="T31"> PropertySourcesPlaceholderConfigurer();</text:span></text:p>
          <text:p text:style-name="P4"><text:span text:style-name="T31"><text:s text:c="4"/></text:span><text:span text:style-name="T31">Properties </text:span><text:span text:style-name="T70">properties</text:span><text:span text:style-name="T31"> = </text:span><text:span text:style-name="T69">new</text:span><text:span text:style-name="T31"> Properties();</text:span></text:p>
          <text:p text:style-name="P4"><text:span text:style-name="T31"><text:s text:c="4"/></text:span><text:span text:style-name="T70">properties</text:span><text:span text:style-name="T31">.setProperty(</text:span><text:span text:style-name="T71">"digest"</text:span><text:span text:style-name="T31">, </text:span><text:span text:style-name="T71">"sha-256"</text:span><text:span text:style-name="T31">);</text:span></text:p>
          <text:p text:style-name="P4"><text:span text:style-name="T31"><text:s text:c="4"/></text:span><text:span text:style-name="T70">propertySourcesPlaceholderConfigurer</text:span><text:span text:style-name="T31">.setProperties(</text:span><text:span text:style-name="T70">properties</text:span><text:span text:style-name="T31">);</text:span></text:p>
          <text:p text:style-name="P4"><text:span text:style-name="T31"><text:s text:c="4"/></text:span><text:span text:style-name="T69">return</text:span><text:span text:style-name="T31"> </text:span><text:span text:style-name="T70">propertySourcesPlaceholderConfigurer</text:span><text:span text:style-name="T31">;</text:span></text:p>
          <text:p text:style-name="P4"><text:span text:style-name="T31"><text:s text:c="2"/></text:span><text:span text:style-name="T31">}</text:span></text:p>
          <text:p text:style-name="P4"><text:span text:style-name="T9"/></text:p>
          <text:p text:style-name="P4"><text:span text:style-name="T3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25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26" draw:style-name="gr2" draw:layer="layout" svg:width="14.393cm" svg:height="10.477cm" svg:x="3.599cm" svg:y="2.095cm" draw:page-number="40" presentation:class="page"/>
        </presentation:notes>
      </draw:page>
      <draw:page draw:name="page41" draw:style-name="dp1" draw:master-page-name="Title_2c__20_Content" presentation:presentation-page-layout-name="AL2T11">
        <draw:custom-shape draw:name="Shape 336" draw:style-name="gr3" draw:text-style-name="P2" draw:layer="layout" svg:width="25.198cm" svg:height="3.505cm" svg:x="1.4cm" svg:y="0.237cm">
          <text:p text:style-name="P4"><text:span text:style-name="T2">Cohabitation avec Java/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37" draw:style-name="gr4" draw:text-style-name="P2" draw:layer="layout" svg:width="24.638cm" svg:height="12.179cm" svg:x="1.4cm" svg:y="5.414cm">
          <text:list text:style-name="L2">
            <text:list-item>
              <text:p text:style-name="P5"><text:span text:style-name="T3">Les styles de configuration cohabitent bien</text:span></text:p>
            </text:list-item>
            <text:list-item>
              <text:p text:style-name="P5"><text:span text:style-name="T3">Découpage typiqu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Annotation pour les classes applicatives</text:span></text:p>
                </text:list-item>
                <text:list-item>
                  <text:p text:style-name="P5"><text:span text:style-name="T4">Java/XML pour la partie infrastructur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34" draw:style-name="gr2" draw:layer="layout" svg:width="14.393cm" svg:height="10.477cm" svg:x="3.599cm" svg:y="2.095cm" draw:page-number="41" presentation:class="page"/>
        </presentation:notes>
      </draw:page>
      <draw:page draw:name="page42" draw:style-name="dp1" draw:master-page-name="Title_2c__20_Content" presentation:presentation-page-layout-name="AL2T11">
        <draw:custom-shape draw:name="Shape 342" draw:style-name="gr3" draw:text-style-name="P2" draw:layer="layout" svg:width="25.198cm" svg:height="3.505cm" svg:x="1.4cm" svg:y="0.237cm">
          <text:p text:style-name="P4"><text:span text:style-name="T2">Callback d'initi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3" draw:style-name="gr4" draw:text-style-name="P2" draw:layer="layout" svg:width="24.638cm" svg:height="12.179cm" svg:x="1.4cm" svg:y="10.214cm">
          <text:list text:style-name="L2">
            <text:list-item>
              <text:p text:style-name="P5"><text:span text:style-name="T3">Fonctionne si le component scanning est activé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@PostConstruct n'est pas détectée sin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44" draw:style-name="gr5" draw:text-style-name="P6" draw:layer="layout" svg:width="25.272cm" svg:height="3.581cm" svg:x="1.392cm" svg:y="6.094cm">
          <text:p text:style-name="P4"><text:span text:style-name="T58">@PostConstruct</text:span></text:p>
          <text:p text:style-name="P4"><text:span text:style-name="T62">public</text:span><text:span text:style-name="T54"> </text:span><text:span text:style-name="T62">void</text:span><text:span text:style-name="T54"> init() {</text:span></text:p>
          <text:p text:style-name="P4"><text:span text:style-name="T54"><text:s text:c="2"/></text:span><text:span text:style-name="T54">(...) </text:span></text:p>
          <text:p text:style-name="P4"><text:span text:style-name="T5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3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40" draw:style-name="gr2" draw:layer="layout" svg:width="14.393cm" svg:height="10.477cm" svg:x="3.599cm" svg:y="2.095cm" draw:page-number="42" presentation:class="page"/>
        </presentation:notes>
      </draw:page>
      <draw:page draw:name="page43" draw:style-name="dp1" draw:master-page-name="Title_2c__20_Content" presentation:presentation-page-layout-name="AL2T11">
        <draw:custom-shape draw:name="Shape 349" draw:style-name="gr3" draw:text-style-name="P2" draw:layer="layout" svg:width="25.198cm" svg:height="3.505cm" svg:x="1.4cm" svg:y="0.237cm">
          <text:p text:style-name="P4"><text:span text:style-name="T2">Complément sur les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0" draw:style-name="gr5" draw:text-style-name="P6" draw:layer="layout" svg:width="25.272cm" svg:height="14.916cm" svg:x="1.393cm" svg:y="4.895cm">
          <text:p text:style-name="P4"><text:span text:style-name="T62">public</text:span><text:span text:style-name="T54"> </text:span><text:span text:style-name="T62">class</text:span><text:span text:style-name="T54"> ApplicationIntegrationTest {</text:span></text:p>
          <text:p text:style-name="P4"><text:span text:style-name="T9"/></text:p>
          <text:p text:style-name="P4"><text:span text:style-name="T62"><text:s text:c="2"/></text:span><text:span text:style-name="T62">private</text:span><text:span text:style-name="T54"> ConfigurableApplicationContext </text:span><text:span text:style-name="T63">ctx</text:span><text:span text:style-name="T54">;</text:span></text:p>
          <text:p text:style-name="P4"><text:span text:style-name="T9"/></text:p>
          <text:p text:style-name="P4"><text:span text:style-name="T62"><text:s text:c="2"/></text:span><text:span text:style-name="T62">private</text:span><text:span text:style-name="T54"> UserService </text:span><text:span text:style-name="T63">userService</text:span><text:span text:style-name="T54">;</text:span></text:p>
          <text:p text:style-name="P4"><text:span text:style-name="T9"/></text:p>
          <text:p text:style-name="P4"><text:span text:style-name="T58"><text:s text:c="2"/></text:span><text:span text:style-name="T58">@Before</text:span><text:span text:style-name="T54"> </text:span><text:span text:style-name="T62">public</text:span><text:span text:style-name="T54"> </text:span><text:span text:style-name="T62">void</text:span><text:span text:style-name="T54"> setUp() {</text:span></text:p>
          <text:p text:style-name="P4"><text:span text:style-name="T63"><text:s text:c="4"/></text:span><text:span text:style-name="T63">ctx</text:span><text:span text:style-name="T54"> = </text:span><text:span text:style-name="T62">new</text:span><text:span text:style-name="T54"> ClassPathXmlApplicationContext(</text:span></text:p>
          <text:p text:style-name="P4"><text:span text:style-name="T72"><text:s text:c="6"/></text:span><text:span text:style-name="T72">"classpath:/test-application-configuration.xml"</text:span></text:p>
          <text:p text:style-name="P4"><text:span text:style-name="T54"><text:s text:c="4"/></text:span><text:span text:style-name="T54">);</text:span></text:p>
          <text:p text:style-name="P4"><text:span text:style-name="T63"><text:s text:c="4"/></text:span><text:span text:style-name="T63">userService</text:span><text:span text:style-name="T54"> = </text:span><text:span text:style-name="T63">ctx</text:span><text:span text:style-name="T54">.getBean(UserService.</text:span><text:span text:style-name="T62">class</text:span><text:span text:style-name="T54">);</text:span></text:p>
          <text:p text:style-name="P4"><text:span text:style-name="T54"><text:s text:c="2"/></text:span><text:span text:style-name="T54">}</text:span></text:p>
          <text:p text:style-name="P4"><text:span text:style-name="T9"/></text:p>
          <text:p text:style-name="P4"><text:span text:style-name="T58"><text:s text:c="2"/></text:span><text:span text:style-name="T58">@After</text:span><text:span text:style-name="T54"> </text:span><text:span text:style-name="T62">public</text:span><text:span text:style-name="T54"> </text:span><text:span text:style-name="T62">void</text:span><text:span text:style-name="T54"> tearDown() {</text:span></text:p>
          <text:p text:style-name="P4"><text:span text:style-name="T63"><text:s text:c="4"/></text:span><text:span text:style-name="T63">ctx</text:span><text:span text:style-name="T54">.close();</text:span></text:p>
          <text:p text:style-name="P4"><text:span text:style-name="T54"><text:s text:c="2"/></text:span><text:span text:style-name="T54">}</text:span></text:p>
          <text:p text:style-name="P4"><text:span text:style-name="T54"><text:s text:c="2"/></text:span><text:span text:style-name="T54">(...)</text:span></text:p>
          <text:p text:style-name="P4"><text:span text:style-name="T5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1" draw:style-name="gr7" draw:text-style-name="P7" draw:layer="layout" svg:width="5.59cm" svg:height="2.793cm" svg:x="21.824cm" svg:y="8.15cm">
          <text:p text:style-name="P1"><text:span text:style-name="T9">Création / destruction pénibles</text:span></text:p>
          <draw:enhanced-geometry draw:mirror-horizontal="false" draw:mirror-vertical="false" drawooo:sub-view-size="120000 120000 120000 120000" svg:viewBox="0 0 2012700 1005900" draw:type="ooxml-non-primitive" draw:enhanced-path="M 0 0 L 120000 0 120000 120000 0 120000 Z N M -115783 95953 L -49413 97935 1106 62257 F N"/>
        </draw:custom-shape>
        <presentation:notes draw:style-name="dp2">
          <draw:frame draw:name="Shape 346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47" draw:style-name="gr2" draw:layer="layout" svg:width="14.393cm" svg:height="10.477cm" svg:x="3.599cm" svg:y="2.095cm" draw:page-number="43" presentation:class="page"/>
        </presentation:notes>
      </draw:page>
      <draw:page draw:name="page44" draw:style-name="dp1" draw:master-page-name="Title_2c__20_Content" presentation:presentation-page-layout-name="AL2T11">
        <draw:custom-shape draw:name="Shape 356" draw:style-name="gr3" draw:text-style-name="P2" draw:layer="layout" svg:width="25.198cm" svg:height="3.505cm" svg:x="1.4cm" svg:y="0.237cm">
          <text:p text:style-name="P4"><text:span text:style-name="T2">Complément sur les test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7" draw:style-name="gr5" draw:text-style-name="P6" draw:layer="layout" svg:width="25.272cm" svg:height="5.872cm" svg:x="1.393cm" svg:y="4.795cm">
          <text:p text:style-name="P4"><text:span text:style-name="T49">@RunWith</text:span><text:span text:style-name="T73">(SpringJUnit4ClassRunner.</text:span><text:span text:style-name="T50">class</text:span><text:span text:style-name="T73">)</text:span></text:p>
          <text:p text:style-name="P4"><text:span text:style-name="T49">@ContextConfiguration</text:span><text:span text:style-name="T73">(classes=TestConfiguration.</text:span><text:span text:style-name="T50">class</text:span><text:span text:style-name="T73">)</text:span></text:p>
          <text:p text:style-name="P4"><text:span text:style-name="T50">public</text:span><text:span text:style-name="T51"> </text:span><text:span text:style-name="T50">class</text:span><text:span text:style-name="T51"> ApplicationIntegrationTest {</text:span></text:p>
          <text:p text:style-name="P4"><text:span text:style-name="T9"/></text:p>
          <text:p text:style-name="P4"><text:span text:style-name="T65"><text:s text:c="2"/></text:span><text:span text:style-name="T49">@Autowired</text:span><text:span text:style-name="T51"> UserService </text:span><text:span text:style-name="T67">userService</text:span><text:span text:style-name="T51">;</text:span></text:p>
          <text:p text:style-name="P4"><text:span text:style-name="T51"><text:s text:c="2"/></text:span><text:span text:style-name="T51">(...)</text:span></text:p>
          <text:p text:style-name="P4"><text:span text:style-name="T51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58" draw:style-name="gr4" draw:text-style-name="P2" draw:layer="layout" svg:width="24.638cm" svg:height="12.179cm" svg:x="1.401cm" svg:y="11.614cm">
          <text:list text:style-name="L2">
            <text:list-item>
              <text:p text:style-name="P5"><text:span text:style-name="T3">TestContext Framework</text:span></text:p>
            </text:list-item>
            <text:list-item>
              <text:p text:style-name="P5"><text:span text:style-name="T3">Évite la création et l'injection de dépendances</text:span></text:p>
            </text:list-item>
            <text:list-item>
              <text:p text:style-name="P5"><text:span text:style-name="T3">Contexte mis en cache dans une suite de test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Lancée par Ant, Maven, etc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5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54" draw:style-name="gr2" draw:layer="layout" svg:width="14.393cm" svg:height="10.477cm" svg:x="3.599cm" svg:y="2.095cm" draw:page-number="44" presentation:class="page"/>
        </presentation:notes>
      </draw:page>
      <draw:page draw:name="page45" draw:style-name="dp1" draw:master-page-name="Title_2c__20_Content" presentation:presentation-page-layout-name="AL2T11">
        <draw:custom-shape draw:name="Shape 363" draw:style-name="gr3" draw:text-style-name="P2" draw:layer="layout" svg:width="25.198cm" svg:height="3.505cm" svg:x="1.4cm" svg:y="0.237cm">
          <text:p text:style-name="P4"><text:span text:style-name="T74">TP annotation-configuration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64" draw:style-name="gr4" draw:text-style-name="P2" draw:layer="layout" svg:width="24.638cm" svg:height="4.976cm" svg:x="1.401cm" svg:y="5.314cm">
          <text:list text:style-name="L2">
            <text:list-item>
              <text:p text:style-name="P5"><text:span text:style-name="T3">Configuration par annotation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Injection, valeur scalaire, callback initialisation</text:span></text:p>
                </text:list-item>
              </text:list>
            </text:list-item>
            <text:list-item>
              <text:p text:style-name="P5"><text:span text:style-name="T3">Test avec le TestContext Framework</text:span></text:p>
            </text:list-item>
          </text:list>
          <text:p text:style-name="P4"><text:span text:style-name="T3"/></text:p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61" draw:style-name="gr2" draw:layer="layout" svg:width="14.393cm" svg:height="10.477cm" svg:x="3.599cm" svg:y="2.095cm" draw:page-number="45" presentation:class="page"/>
        </presentation:notes>
      </draw:page>
      <draw:page draw:name="page46" draw:style-name="dp1" draw:master-page-name="Title_2c__20_Content" presentation:presentation-page-layout-name="AL2T11">
        <draw:custom-shape draw:name="Shape 369" draw:style-name="gr3" draw:text-style-name="P2" draw:layer="layout" svg:width="25.198cm" svg:height="3.505cm" svg:x="1.4cm" svg:y="0.237cm">
          <text:p text:style-name="P4"><text:span text:style-name="T2">A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0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Aspect-Oriented Programming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Programmation orientée aspect</text:span></text:p>
                </text:list-item>
              </text:list>
            </text:list-item>
            <text:list-item>
              <text:p text:style-name="P5"><text:span text:style-name="T3">Complète le modèle POJO de Spring</text:span></text:p>
            </text:list-item>
            <text:list-item>
              <text:p text:style-name="P5"><text:span text:style-name="T3">Comment de simple POJO peuvent s'intégrer dans des systèmes techniques complexes ?</text:span></text:p>
              <text:list>
                <text:list-item>
                  <text:p text:style-name="P5"><text:span text:style-name="T4">Connexions, transactions, cache, sécurité, log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66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67" draw:style-name="gr2" draw:layer="layout" svg:width="14.393cm" svg:height="10.477cm" svg:x="3.599cm" svg:y="2.095cm" draw:page-number="46" presentation:class="page"/>
        </presentation:notes>
      </draw:page>
      <draw:page draw:name="page47" draw:style-name="dp1" draw:master-page-name="Title_2c__20_Content" presentation:presentation-page-layout-name="AL2T11">
        <draw:custom-shape draw:name="Shape 375" draw:style-name="gr3" draw:text-style-name="P2" draw:layer="layout" svg:width="25.198cm" svg:height="3.505cm" svg:x="1.4cm" svg:y="0.237cm">
          <text:p text:style-name="P4"><text:span text:style-name="T2">Buts de l'A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76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Compléter la modularisation de la programmation orientée objet</text:span></text:p>
            </text:list-item>
            <text:list-item>
              <text:p text:style-name="P5"><text:span text:style-name="T3">Modulariser les aspects transverse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Transactions, log, etc</text:span></text:p>
                </text:list-item>
              </text:list>
            </text:list-item>
            <text:list-item>
              <text:p text:style-name="P5"><text:span text:style-name="T3">Afin qu'ils n'apparaissent pas dans le code applicatif</text:span></text:p>
            </text:list-item>
            <text:list-item>
              <text:p text:style-name="P5"><text:span text:style-name="T3">Découplage avec l'environnement</text:span></text:p>
            </text:list-item>
            <text:list-item>
              <text:p text:style-name="P5"><text:span text:style-name="T3">“</text:span><text:span text:style-name="T3">Separation of concerns”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72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73" draw:style-name="gr2" draw:layer="layout" svg:width="14.393cm" svg:height="10.477cm" svg:x="3.599cm" svg:y="2.095cm" draw:page-number="47" presentation:class="page"/>
        </presentation:notes>
      </draw:page>
      <draw:page draw:name="page48" draw:style-name="dp1" draw:master-page-name="Title_2c__20_Content" presentation:presentation-page-layout-name="AL2T11">
        <draw:custom-shape draw:name="Shape 381" draw:style-name="gr3" draw:text-style-name="P2" draw:layer="layout" svg:width="25.198cm" svg:height="3.505cm" svg:x="1.4cm" svg:y="0.237cm">
          <text:p text:style-name="P4"><text:span text:style-name="T2">Sans l'A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2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Code applicatif noyé au milieu de code techniqu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Moins testable, moins maintenable</text:span></text:p>
                </text:list-item>
              </text:list>
            </text:list-item>
            <text:list-item>
              <text:p text:style-name="P5"><text:span text:style-name="T3">Code technique disséminé dans l'application</text:span></text:p>
              <text:list>
                <text:list-item>
                  <text:p text:style-name="P5"><text:span text:style-name="T4">Moins maintenable, moins soup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7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79" draw:style-name="gr2" draw:layer="layout" svg:width="14.393cm" svg:height="10.477cm" svg:x="3.599cm" svg:y="2.095cm" draw:page-number="48" presentation:class="page"/>
        </presentation:notes>
      </draw:page>
      <draw:page draw:name="page49" draw:style-name="dp1" draw:master-page-name="Title_2c__20_Content" presentation:presentation-page-layout-name="AL2T11">
        <draw:custom-shape draw:name="Shape 387" draw:style-name="gr9" draw:text-style-name="P8" draw:layer="layout" svg:width="13.904cm" svg:height="4.825cm" svg:x="8.733cm" svg:y="12.946cm">
          <text:p text:style-name="P1"><text:span text:style-name="T75">Prox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8" draw:style-name="gr3" draw:text-style-name="P2" draw:layer="layout" svg:width="25.198cm" svg:height="3.505cm" svg:x="1.4cm" svg:y="0.237cm">
          <text:p text:style-name="P4"><text:span text:style-name="T2">Mécanisme AOP dans Sp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89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Intercepter le code applicatif</text:span></text:p>
            </text:list-item>
            <text:list-item>
              <text:p text:style-name="P5"><text:span text:style-name="T3">Utilisation de prox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0" draw:style-name="gr10" draw:text-style-name="P9" draw:layer="layout" svg:width="7.046cm" svg:height="2.259cm" svg:x="14.859cm" svg:y="14.154cm">
          <text:p text:style-name="P1"><text:span text:style-name="T76">DefaultHello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1" draw:style-name="gr10" draw:text-style-name="P9" draw:layer="layout" svg:width="7.046cm" svg:height="2.259cm" svg:x="14.802cm" svg:y="8.854cm">
          <text:p text:style-name="P1"><text:span text:style-name="T76">HelloServic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2" draw:style-name="gr11" draw:text-style-name="P10" draw:layer="layout" svg:width="3.744cm" svg:height="2.259cm" svg:x="9.576cm" svg:y="14.162cm">
          <text:p text:style-name="P1"><text:span text:style-name="T76">Asp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8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85" draw:style-name="gr2" draw:layer="layout" svg:width="14.393cm" svg:height="10.477cm" svg:x="3.599cm" svg:y="2.095cm" draw:page-number="49" presentation:class="page"/>
        </presentation:notes>
      </draw:page>
      <draw:page draw:name="page50" draw:style-name="dp1" draw:master-page-name="Title_2c__20_Content" presentation:presentation-page-layout-name="AL2T11">
        <draw:custom-shape draw:name="Shape 397" draw:style-name="gr3" draw:text-style-name="P2" draw:layer="layout" svg:width="25.198cm" svg:height="3.505cm" svg:x="1.4cm" svg:y="0.237cm">
          <text:p text:style-name="P4"><text:span text:style-name="T2">Proxy JDK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8" draw:style-name="gr6" draw:text-style-name="P2" draw:layer="layout" svg:width="24.638cm" svg:height="12.179cm" svg:x="1.4cm" svg:y="4.914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399" draw:style-name="gr5" draw:text-style-name="P6" draw:layer="layout" svg:width="25.816cm" svg:height="12.581cm" svg:x="1.061cm" svg:y="4.91cm">
          <text:p text:style-name="P4"><text:span text:style-name="T12">final</text:span><text:span text:style-name="T10"> HelloService targetService = </text:span><text:span text:style-name="T12">new</text:span><text:span text:style-name="T10"> DefaultHelloService();</text:span></text:p>
          <text:p text:style-name="P4"><text:span text:style-name="T9"/></text:p>
          <text:p text:style-name="P4"><text:span text:style-name="T10">InvocationHandler handler = </text:span><text:span text:style-name="T12">new</text:span><text:span text:style-name="T10"> InvocationHandler() {</text:span></text:p>
          <text:p text:style-name="P4"><text:span text:style-name="T9"/></text:p>
          <text:p text:style-name="P4"><text:span text:style-name="T14"><text:s text:c="2"/></text:span><text:span text:style-name="T14">@Override</text:span></text:p>
          <text:p text:style-name="P4"><text:span text:style-name="T12"><text:s text:c="2"/></text:span><text:span text:style-name="T12">public</text:span><text:span text:style-name="T10"> Object invoke(Object proxy, Method method, Object[] args) </text:span></text:p>
          <text:p text:style-name="P4"><text:span text:style-name="T27"><text:s text:c="16"/></text:span><text:span text:style-name="T12">throws</text:span><text:span text:style-name="T10"> Throwable {</text:span></text:p>
          <text:p text:style-name="P4"><text:span text:style-name="T10"><text:s text:c="4"/></text:span><text:span text:style-name="T10">Object res = method.invoke(targetService, args);</text:span></text:p>
          <text:p text:style-name="P4"><text:span text:style-name="T12"><text:s text:c="4"/></text:span><text:span text:style-name="T12">return</text:span><text:span text:style-name="T10"> res;</text:span></text:p>
          <text:p text:style-name="P4"><text:span text:style-name="T10"><text:s text:c="2"/></text:span><text:span text:style-name="T10">}</text:span></text:p>
          <text:p text:style-name="P4"><text:span text:style-name="T10">};</text:span></text:p>
          <text:p text:style-name="P4"><text:span text:style-name="T10">HelloService decoratedHelloService = (HelloService) Proxy.</text:span><text:span text:style-name="T77">newProxyInstance</text:span><text:span text:style-name="T10">(</text:span></text:p>
          <text:p text:style-name="P4"><text:span text:style-name="T10"><text:s text:c="2"/></text:span><text:span text:style-name="T10">getClass().getClassLoader(),</text:span></text:p>
          <text:p text:style-name="P4"><text:span text:style-name="T12"><text:s text:c="2"/></text:span><text:span text:style-name="T12">new</text:span><text:span text:style-name="T10"> Class&lt;?&gt;[]{HelloService.</text:span><text:span text:style-name="T12">class</text:span><text:span text:style-name="T10">},</text:span><text:span text:style-name="T10"><text:tab/></text:span></text:p>
          <text:p text:style-name="P4"><text:span text:style-name="T10"><text:s text:c="2"/></text:span><text:span text:style-name="T10">handler</text:span></text:p>
          <text:p text:style-name="P4"><text:span text:style-name="T10">);</text:span></text:p>
          <text:p text:style-name="P4"><text:span text:style-name="T10">decoratedHelloService.hello(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39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395" draw:style-name="gr2" draw:layer="layout" svg:width="14.393cm" svg:height="10.477cm" svg:x="3.599cm" svg:y="2.095cm" draw:page-number="50" presentation:class="page"/>
        </presentation:notes>
      </draw:page>
      <draw:page draw:name="page51" draw:style-name="dp1" draw:master-page-name="Title_2c__20_Content" presentation:presentation-page-layout-name="AL2T11">
        <draw:custom-shape draw:name="Shape 404" draw:style-name="gr3" draw:text-style-name="P2" draw:layer="layout" svg:width="25.198cm" svg:height="3.505cm" svg:x="1.4cm" svg:y="0.237cm">
          <text:p text:style-name="P4"><text:span text:style-name="T2">AOP dans Sp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05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Spring propose un framework autour des proxies JDK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Grâce notamment à AspectJ</text:span></text:p>
                </text:list-item>
              </text:list>
            </text:list-item>
            <text:list-item>
              <text:p text:style-name="P5"><text:span text:style-name="T3">Configuration par annotation</text:span></text:p>
            </text:list-item>
            <text:list-item>
              <text:p text:style-name="P5"><text:span text:style-name="T3">Choix des méthodes interceptées</text:span></text:p>
            </text:list-item>
            <text:list-item>
              <text:p text:style-name="P5"><text:span text:style-name="T3">Possibilité d'intercepter </text:span></text:p>
              <text:list>
                <text:list-item>
                  <text:p text:style-name="P5"><text:span text:style-name="T4">Avant, après, autour des méthodes</text:span></text:p>
                </text:list-item>
                <text:list-item>
                  <text:p text:style-name="P5"><text:span text:style-name="T4">Suite à une excep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01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02" draw:style-name="gr2" draw:layer="layout" svg:width="14.393cm" svg:height="10.477cm" svg:x="3.599cm" svg:y="2.095cm" draw:page-number="51" presentation:class="page"/>
        </presentation:notes>
      </draw:page>
      <draw:page draw:name="page52" draw:style-name="dp1" draw:master-page-name="Title_2c__20_Content" presentation:presentation-page-layout-name="AL2T11">
        <draw:custom-shape draw:name="Shape 410" draw:style-name="gr5" draw:text-style-name="P6" draw:layer="layout" svg:width="22.345cm" svg:height="9.444cm" svg:x="1.076cm" svg:y="7.319cm">
          <text:p text:style-name="P4"><text:span text:style-name="T25">@Aspect</text:span></text:p>
          <text:p text:style-name="P4"><text:span text:style-name="T12">public</text:span><text:span text:style-name="T10"> </text:span><text:span text:style-name="T12">class</text:span><text:span text:style-name="T10"> LogAspect {</text:span></text:p>
          <text:p text:style-name="P4"><text:span text:style-name="T9"/></text:p>
          <text:p text:style-name="P4"><text:span text:style-name="T12"><text:s text:c="2"/></text:span><text:span text:style-name="T10">(...)</text:span></text:p>
          <text:p text:style-name="P4"><text:span text:style-name="T9"/></text:p>
          <text:p text:style-name="P4"><text:span text:style-name="T14"><text:s text:c="2"/></text:span><text:span text:style-name="T25">@Around</text:span><text:span text:style-name="T27">(</text:span><text:span text:style-name="T78">"execution(* com.zenika.business.*.*(..))"</text:span><text:span text:style-name="T27">)</text:span></text:p>
          <text:p text:style-name="P4"><text:span text:style-name="T12"><text:s text:c="2"/></text:span><text:span text:style-name="T12">public</text:span><text:span text:style-name="T10"> Object log(ProceedingJoinPoint jp) </text:span><text:span text:style-name="T12">throws</text:span><text:span text:style-name="T10"> Throwable {</text:span></text:p>
          <text:p text:style-name="P4"><text:span text:style-name="T26"><text:s text:c="4"/></text:span><text:span text:style-name="T26">LOGGER</text:span><text:span text:style-name="T10">.info(</text:span><text:span text:style-name="T13">"Appel à {}"</text:span><text:span text:style-name="T10">,jp.getSignature().toShortString());</text:span></text:p>
          <text:p text:style-name="P4"><text:span text:style-name="T10"><text:s text:c="4"/></text:span><text:span text:style-name="T10">Object res = jp.proceed();</text:span></text:p>
          <text:p text:style-name="P4"><text:span text:style-name="T26"><text:s text:c="4"/></text:span><text:span text:style-name="T26">LOGGER</text:span><text:span text:style-name="T10">.info(</text:span><text:span text:style-name="T13">"Fin de l'appel"</text:span><text:span text:style-name="T10">);</text:span></text:p>
          <text:p text:style-name="P4"><text:span text:style-name="T12"><text:s text:c="4"/></text:span><text:span text:style-name="T12">return</text:span><text:span text:style-name="T10"> res;</text:span></text:p>
          <text:p text:style-name="P4"><text:span text:style-name="T10"><text:s text:c="2"/></text:span><text:span text:style-name="T10">}</text:span></text:p>
          <text:p text:style-name="P4"><text:span text:style-name="T9"/></text:p>
          <text:p text:style-name="P4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1" draw:style-name="gr3" draw:text-style-name="P2" draw:layer="layout" svg:width="25.198cm" svg:height="3.505cm" svg:x="1.4cm" svg:y="0.237cm">
          <text:p text:style-name="P4"><text:span text:style-name="T2">Asp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12" draw:style-name="gr7" draw:text-style-name="P7" draw:layer="layout" svg:width="6.606cm" svg:height="2.031cm" svg:x="5.334cm" svg:y="4.572cm">
          <text:p text:style-name="P1"><text:span text:style-name="T9">Identifie la classe comme un </text:span><text:span text:style-name="T29">aspect</text:span></text:p>
          <draw:enhanced-geometry draw:mirror-horizontal="false" draw:mirror-vertical="false" drawooo:sub-view-size="120000 120000 120000 120000" svg:viewBox="0 0 2378520 731519" draw:type="ooxml-non-primitive" draw:enhanced-path="M 0 0 L 120000 0 120000 120000 0 120000 Z N M -18085 190609 L 12930 190609 61548 125197 F N"/>
        </draw:custom-shape>
        <draw:custom-shape draw:name="Shape 413" draw:style-name="gr7" draw:text-style-name="P7" draw:layer="layout" svg:width="6.606cm" svg:height="2.539cm" svg:x="13.462cm" svg:y="4.318cm">
          <text:p text:style-name="P1"><text:span text:style-name="T9">Type d'</text:span><text:span text:style-name="T29">advice</text:span></text:p>
          <text:p text:style-name="P1"><text:span text:style-name="T9">(avant, après, autour...)</text:span></text:p>
          <draw:enhanced-geometry draw:mirror-horizontal="false" draw:mirror-vertical="false" drawooo:sub-view-size="120000 120000 120000 120000" svg:viewBox="0 0 2378520 914400" draw:type="ooxml-non-primitive" draw:enhanced-path="M 0 0 L 120000 0 120000 120000 0 120000 Z N M -184152 310573 L -13989 216817 60614 123059 F N"/>
        </draw:custom-shape>
        <draw:custom-shape draw:name="Shape 414" draw:style-name="gr7" draw:text-style-name="P7" draw:layer="layout" svg:width="6.606cm" svg:height="2.031cm" svg:x="20.574cm" svg:y="4.826cm">
          <text:p text:style-name="P1"><text:span text:style-name="T9">Expression de </text:span><text:span text:style-name="T29">pointcut</text:span></text:p>
          <draw:enhanced-geometry draw:mirror-horizontal="false" draw:mirror-vertical="false" drawooo:sub-view-size="120000 120000 120000 120000" svg:viewBox="0 0 2378520 731519" draw:type="ooxml-non-primitive" draw:enhanced-path="M 0 0 L 120000 0 120000 120000 0 120000 Z N M -86998 388200 L -70236 380022 61368 126553 F N"/>
        </draw:custom-shape>
        <draw:custom-shape draw:name="Shape 415" draw:style-name="gr7" draw:text-style-name="P7" draw:layer="layout" svg:width="6.606cm" svg:height="2.031cm" svg:x="20.574cm" svg:y="15.517cm">
          <text:p text:style-name="P1"><text:span text:style-name="T9">Appel de la méthode interceptée</text:span></text:p>
          <draw:enhanced-geometry draw:mirror-horizontal="false" draw:mirror-vertical="false" drawooo:sub-view-size="120000 120000 120000 120000" svg:viewBox="0 0 2378400 731400" draw:type="ooxml-non-primitive" draw:enhanced-path="M 0 0 L 120000 0 120000 120000 0 120000 Z N M -210234 -115054 L -72756 -112332 177 59403 F N"/>
        </draw:custom-shape>
        <draw:custom-shape draw:name="Shape 416" draw:style-name="gr7" draw:text-style-name="P7" draw:layer="layout" svg:width="6.603cm" svg:height="2.539cm" svg:x="8.947cm" svg:y="17.826cm">
          <text:p text:style-name="P1"><text:span text:style-name="T9">La méthode de l'</text:span><text:span text:style-name="T29">aspect</text:span><text:span text:style-name="T9"> est l'</text:span><text:span text:style-name="T29">advice </text:span><text:span text:style-name="T9">(le comportement)</text:span></text:p>
          <draw:enhanced-geometry draw:mirror-horizontal="false" draw:mirror-vertical="false" drawooo:sub-view-size="120000 120000 120000 120000" svg:viewBox="0 0 2377500 914400" draw:type="ooxml-non-primitive" draw:enhanced-path="M 0 0 L 120000 0 120000 120000 0 120000 Z N M -42650 -127008 L -13525 -72496 58594 -2726 F N"/>
        </draw:custom-shape>
        <presentation:notes draw:style-name="dp2">
          <draw:frame draw:name="Shape 40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08" draw:style-name="gr2" draw:layer="layout" svg:width="14.393cm" svg:height="10.477cm" svg:x="3.599cm" svg:y="2.095cm" draw:page-number="52" presentation:class="page"/>
        </presentation:notes>
      </draw:page>
      <draw:page draw:name="page53" draw:style-name="dp1" draw:master-page-name="Title_2c__20_Content" presentation:presentation-page-layout-name="AL2T11">
        <draw:custom-shape draw:name="Shape 421" draw:style-name="gr3" draw:text-style-name="P2" draw:layer="layout" svg:width="25.198cm" svg:height="3.505cm" svg:x="1.4cm" svg:y="0.237cm">
          <text:p text:style-name="P4"><text:span text:style-name="T2">Activation de l'aspec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2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Généralement dans une classe dédié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3" draw:style-name="gr5" draw:text-style-name="P6" draw:layer="layout" svg:width="25.594cm" svg:height="8.003cm" svg:x="1.075cm" svg:y="7.318cm">
          <text:p text:style-name="P4"><text:span text:style-name="T58">@Configuration</text:span></text:p>
          <text:p text:style-name="P4"><text:span text:style-name="T59">@EnableAspectJAutoProxy</text:span></text:p>
          <text:p text:style-name="P4"><text:span text:style-name="T62">public</text:span><text:span text:style-name="T54"> </text:span><text:span text:style-name="T62">class</text:span><text:span text:style-name="T54"> AopConfiguration {</text:span></text:p>
          <text:p text:style-name="P4"><text:span text:style-name="T9"/></text:p>
          <text:p text:style-name="P4"><text:span text:style-name="T58"><text:s text:c="4"/></text:span><text:span text:style-name="T58">@Bean</text:span><text:span text:style-name="T54"> </text:span><text:span text:style-name="T62">public</text:span><text:span text:style-name="T54"> LogAspect logAspect() {</text:span></text:p>
          <text:p text:style-name="P4"><text:span text:style-name="T62"><text:s text:c="8"/></text:span><text:span text:style-name="T62">return</text:span><text:span text:style-name="T54"> </text:span><text:span text:style-name="T62">new</text:span><text:span text:style-name="T54"> LogAspect();</text:span></text:p>
          <text:p text:style-name="P4"><text:span text:style-name="T54"><text:s text:c="4"/></text:span><text:span text:style-name="T54">}</text:span></text:p>
          <text:p text:style-name="P4"><text:span text:style-name="T9"/></text:p>
          <text:p text:style-name="P4"><text:span text:style-name="T5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1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19" draw:style-name="gr2" draw:layer="layout" svg:width="14.393cm" svg:height="10.477cm" svg:x="3.599cm" svg:y="2.095cm" draw:page-number="53" presentation:class="page"/>
        </presentation:notes>
      </draw:page>
      <draw:page draw:name="page54" draw:style-name="dp1" draw:master-page-name="Title_2c__20_Content" presentation:presentation-page-layout-name="AL2T11">
        <draw:custom-shape draw:name="Shape 428" draw:style-name="gr3" draw:text-style-name="P2" draw:layer="layout" svg:width="25.198cm" svg:height="3.505cm" svg:x="1.4cm" svg:y="0.237cm">
          <text:p text:style-name="P4"><text:span text:style-name="T2">TP aop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29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Configuration et activation d'un aspect</text:span></text:p>
            </text:list-item>
            <text:list-item>
              <text:p text:style-name="P5"><text:span text:style-name="T3">Test d'intég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25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26" draw:style-name="gr2" draw:layer="layout" svg:width="14.393cm" svg:height="10.477cm" svg:x="3.599cm" svg:y="2.095cm" draw:page-number="54" presentation:class="page"/>
        </presentation:notes>
      </draw:page>
      <draw:page draw:name="page55" draw:style-name="dp1" draw:master-page-name="Title_2c__20_Content" presentation:presentation-page-layout-name="AL2T11">
        <draw:custom-shape draw:name="Shape 434" draw:style-name="gr3" draw:text-style-name="P2" draw:layer="layout" svg:width="25.198cm" svg:height="3.505cm" svg:x="1.4cm" svg:y="0.237cm">
          <text:p text:style-name="P4"><text:span text:style-name="T2">Transa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35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Spring permet de rendre des POJO transactionnels</text:span></text:p>
            </text:list-item>
            <text:list-item>
              <text:p text:style-name="P5"><text:span text:style-name="T3">Les appels de méthodes sont “entourés” d'un begin puis d'un commit (ou rollback)</text:span></text:p>
            </text:list-item>
            <text:list-item>
              <text:p text:style-name="P5"><text:span text:style-name="T3">On parle de transaction déclarative</text:span></text:p>
            </text:list-item>
            <text:list-item>
              <text:p text:style-name="P5"><text:span text:style-name="T3">Utilisation de l'AO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31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32" draw:style-name="gr2" draw:layer="layout" svg:width="14.393cm" svg:height="10.477cm" svg:x="3.599cm" svg:y="2.095cm" draw:page-number="55" presentation:class="page"/>
        </presentation:notes>
      </draw:page>
      <draw:page draw:name="page56" draw:style-name="dp1" draw:master-page-name="Title_2c__20_Content" presentation:presentation-page-layout-name="AL2T11">
        <draw:custom-shape draw:name="Shape 440" draw:style-name="gr3" draw:text-style-name="P2" draw:layer="layout" svg:width="25.198cm" svg:height="3.505cm" svg:x="1.4cm" svg:y="0.237cm">
          <text:p text:style-name="P4"><text:span text:style-name="T2">Un POJO transactionne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1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Par annotation ou XML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Annotation = le plus simpl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2" draw:style-name="gr5" draw:text-style-name="P6" draw:layer="layout" svg:width="23.055cm" svg:height="9.616cm" svg:x="1.074cm" svg:y="8.417cm">
          <text:p text:style-name="P4"><text:span text:style-name="T28">@Transactional</text:span></text:p>
          <text:p text:style-name="P4"><text:span text:style-name="T19">public</text:span><text:span text:style-name="T9"> </text:span><text:span text:style-name="T19">class</text:span><text:span text:style-name="T9"> UserServiceImpl </text:span><text:span text:style-name="T19">implements</text:span><text:span text:style-name="T9"> UserService {</text:span></text:p>
          <text:p text:style-name="P4"><text:span text:style-name="T9"/></text:p>
          <text:p text:style-name="P4"><text:span text:style-name="T19"><text:s text:c="2"/></text:span><text:span text:style-name="T19">public</text:span><text:span text:style-name="T9"> User create(String login, String password) {</text:span></text:p>
          <text:p text:style-name="P4"><text:span text:style-name="T9"><text:s text:c="4"/></text:span><text:span text:style-name="T9">(...)</text:span></text:p>
          <text:p text:style-name="P4"><text:span text:style-name="T9"><text:s text:c="2"/></text:span><text:span text:style-name="T9">}</text:span></text:p>
          <text:p text:style-name="P4"><text:span text:style-name="T9"/></text:p>
          <text:p text:style-name="P4"><text:span text:style-name="T21"><text:s text:c="2"/></text:span><text:span text:style-name="T28">@Transactional</text:span><text:span text:style-name="T29">(readOnly=</text:span><text:span text:style-name="T19">true</text:span><text:span text:style-name="T29">)</text:span></text:p>
          <text:p text:style-name="P4"><text:span text:style-name="T19"><text:s text:c="2"/></text:span><text:span text:style-name="T19">public</text:span><text:span text:style-name="T9"> User authenticate(String login, String password) {</text:span></text:p>
          <text:p text:style-name="P4"><text:span text:style-name="T9"><text:s text:c="4"/></text:span><text:span text:style-name="T9">(...)</text:span></text:p>
          <text:p text:style-name="P4"><text:span text:style-name="T9"><text:s text:c="2"/></text:span><text:span text:style-name="T9">}</text:span></text:p>
          <text:p text:style-name="P4"><text:span text:style-name="T9"/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43" draw:style-name="gr7" draw:text-style-name="P7" draw:layer="layout" svg:width="6.606cm" svg:height="2.285cm" svg:x="16.907cm" svg:y="4.572cm">
          <text:p text:style-name="P1"><text:span text:style-name="T9">Toutes les méthodes sont transactionnelles</text:span></text:p>
          <draw:enhanced-geometry draw:mirror-horizontal="false" draw:mirror-vertical="false" drawooo:sub-view-size="120000 120000 120000 120000" svg:viewBox="0 0 2378520 822960" draw:type="ooxml-non-primitive" draw:enhanced-path="M 0 0 L 120000 0 120000 120000 0 120000 Z N M -188044 234843 L -23751 227573 62588 123400 F N"/>
        </draw:custom-shape>
        <draw:custom-shape draw:name="Shape 444" draw:style-name="gr7" draw:text-style-name="P7" draw:layer="layout" svg:width="5.647cm" svg:height="2.285cm" svg:x="21.975cm" svg:y="9.276cm">
          <text:p text:style-name="P1"><text:span text:style-name="T9">Automatiquement transactionnelle</text:span></text:p>
          <draw:enhanced-geometry draw:mirror-horizontal="false" draw:mirror-vertical="false" drawooo:sub-view-size="120000 120000 120000 120000" svg:viewBox="0 0 2033400 822900" draw:type="ooxml-non-primitive" draw:enhanced-path="M 0 0 L 120000 0 120000 120000 0 120000 Z N M -117804 113923 L -50150 113923 836 59656 F N"/>
        </draw:custom-shape>
        <draw:custom-shape draw:name="Shape 445" draw:style-name="gr7" draw:text-style-name="P7" draw:layer="layout" svg:width="6.606cm" svg:height="2.285cm" svg:x="20.806cm" svg:y="17.094cm">
          <text:p text:style-name="P1"><text:span text:style-name="T9">Surcharge</text:span></text:p>
          <draw:enhanced-geometry draw:mirror-horizontal="false" draw:mirror-vertical="false" drawooo:sub-view-size="120000 120000 120000 120000" svg:viewBox="0 0 2378400 822900" draw:type="ooxml-non-primitive" draw:enhanced-path="M 0 0 L 120000 0 120000 120000 0 120000 Z N M -149902 -151152 L -15777 -148731 6278 -980 F N"/>
        </draw:custom-shape>
        <presentation:notes draw:style-name="dp2">
          <draw:frame draw:name="Shape 43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38" draw:style-name="gr2" draw:layer="layout" svg:width="14.393cm" svg:height="10.477cm" svg:x="3.599cm" svg:y="2.095cm" draw:page-number="56" presentation:class="page"/>
        </presentation:notes>
      </draw:page>
      <draw:page draw:name="page57" draw:style-name="dp1" draw:master-page-name="Title_2c__20_Content" presentation:presentation-page-layout-name="AL2T11">
        <draw:custom-shape draw:name="Shape 450" draw:style-name="gr3" draw:text-style-name="P2" draw:layer="layout" svg:width="25.198cm" svg:height="3.505cm" svg:x="1.4cm" svg:y="0.237cm">
          <text:p text:style-name="P4"><text:span text:style-name="T2">Comportement par défau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1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Une transaction est commencée au début de la méthode</text:span></text:p>
            </text:list-item>
            <text:list-item>
              <text:p text:style-name="P5"><text:span text:style-name="T3">La transaction continue pour les appels imbriqué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Si POJO transactionnels, selon le niveau de propagation</text:span></text:p>
                </text:list-item>
              </text:list>
            </text:list-item>
            <text:list-item>
              <text:p text:style-name="P5"><text:span text:style-name="T3">Commit si la méthode se finit normalement</text:span></text:p>
            </text:list-item>
            <text:list-item>
              <text:p text:style-name="P5"><text:span text:style-name="T3">Rollback si une RuntimeException est lancée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4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48" draw:style-name="gr2" draw:layer="layout" svg:width="14.393cm" svg:height="10.477cm" svg:x="3.599cm" svg:y="2.095cm" draw:page-number="57" presentation:class="page"/>
        </presentation:notes>
      </draw:page>
      <draw:page draw:name="page58" draw:style-name="dp1" draw:master-page-name="Title_2c__20_Content" presentation:presentation-page-layout-name="AL2T11">
        <draw:custom-shape draw:name="Shape 456" draw:style-name="gr3" draw:text-style-name="P2" draw:layer="layout" svg:width="25.198cm" svg:height="3.505cm" svg:x="1.4cm" svg:y="0.237cm">
          <text:p text:style-name="P4"><text:span text:style-name="T2">Attributs transactionne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57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L'annotation ou le XML permettent de régler les attributs transactionnels</text:span></text:p>
            </text:list-item>
            <text:list-item>
              <text:p text:style-name="P5"><text:span text:style-name="T3">Propagation</text:span></text:p>
            </text:list-item>
            <text:list-item>
              <text:p text:style-name="P5"><text:span text:style-name="T3">Isolation</text:span></text:p>
            </text:list-item>
            <text:list-item>
              <text:p text:style-name="P5"><text:span text:style-name="T3">Timeout</text:span></text:p>
            </text:list-item>
            <text:list-item>
              <text:p text:style-name="P5"><text:span text:style-name="T3">Quand faire ou ne pas faire un rollback</text:span></text:p>
            </text:list-item>
            <text:list-item>
              <text:p text:style-name="P5"><text:span text:style-name="T3">Read-only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5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54" draw:style-name="gr2" draw:layer="layout" svg:width="14.393cm" svg:height="10.477cm" svg:x="3.599cm" svg:y="2.095cm" draw:page-number="58" presentation:class="page"/>
        </presentation:notes>
      </draw:page>
      <draw:page draw:name="page59" draw:style-name="dp1" draw:master-page-name="Title_2c__20_Content" presentation:presentation-page-layout-name="AL2T11">
        <draw:custom-shape draw:name="Shape 462" draw:style-name="gr3" draw:text-style-name="P2" draw:layer="layout" svg:width="25.198cm" svg:height="3.505cm" svg:x="1.4cm" svg:y="0.237cm">
          <text:p text:style-name="P4"><text:span text:style-name="T2">Activer les <text:s/>transa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3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Utiliser @EnableTransactionManagement</text:span></text:p>
            </text:list-item>
            <text:list-item>
              <text:p text:style-name="P5"><text:span text:style-name="T3">Définir le PlatformTransactionManag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64" draw:style-name="gr5" draw:text-style-name="P6" draw:layer="layout" svg:width="25.277cm" svg:height="9.655cm" svg:x="1.392cm" svg:y="9.405cm">
          <text:p text:style-name="P4"><text:span text:style-name="T14">@Configuration</text:span></text:p>
          <text:p text:style-name="P4"><text:span text:style-name="T25">@EnableTransactionManagement</text:span></text:p>
          <text:p text:style-name="P4"><text:span text:style-name="T12">public</text:span><text:span text:style-name="T10"> </text:span><text:span text:style-name="T12">class</text:span><text:span text:style-name="T10"> InfraConfiguration {</text:span></text:p>
          <text:p text:style-name="P4"><text:span text:style-name="T14"><text:tab/></text:span></text:p>
          <text:p text:style-name="P4"><text:span text:style-name="T10"><text:tab/></text:span><text:span text:style-name="T14">@Bean</text:span><text:span text:style-name="T10"> </text:span><text:span text:style-name="T12">public</text:span><text:span text:style-name="T10"> PlatformTransactionManager transactionManager() {</text:span></text:p>
          <text:p text:style-name="P4"><text:span text:style-name="T10"><text:tab/></text:span><text:span text:style-name="T10"><text:tab/></text:span><text:span text:style-name="T12">return</text:span><text:span text:style-name="T10"> </text:span><text:span text:style-name="T12">new</text:span><text:span text:style-name="T10"> DataSourceTransactionManager(dataSource());</text:span></text:p>
          <text:p text:style-name="P4"><text:span text:style-name="T14"><text:tab/></text:span><text:span text:style-name="T14">}</text:span></text:p>
          <text:p text:style-name="P4"><text:span text:style-name="T9"/></text:p>
          <text:p text:style-name="P4"><text:span text:style-name="T10"><text:tab/></text:span><text:span text:style-name="T14">@Bean</text:span><text:span text:style-name="T10"> </text:span><text:span text:style-name="T12">public</text:span><text:span text:style-name="T10"> DataSource dataSource() {</text:span></text:p>
          <text:p text:style-name="P4"><text:span text:style-name="T10"><text:s text:c="6"/></text:span><text:span text:style-name="T10">...</text:span></text:p>
          <text:p text:style-name="P4"><text:span text:style-name="T14"><text:tab/></text:span><text:span text:style-name="T14">}</text:span></text:p>
          <text:p text:style-name="P4"><text:span text:style-name="T14"><text:tab/></text:span></text:p>
          <text:p text:style-name="P4"><text:span text:style-name="T1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5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60" draw:style-name="gr2" draw:layer="layout" svg:width="14.393cm" svg:height="10.477cm" svg:x="3.599cm" svg:y="2.095cm" draw:page-number="59" presentation:class="page"/>
        </presentation:notes>
      </draw:page>
      <draw:page draw:name="page60" draw:style-name="dp1" draw:master-page-name="Title_2c__20_Content" presentation:presentation-page-layout-name="AL2T11">
        <draw:custom-shape draw:name="Shape 469" draw:style-name="gr3" draw:text-style-name="P2" draw:layer="layout" svg:width="25.198cm" svg:height="3.505cm" svg:x="1.4cm" svg:y="0.237cm">
          <text:p text:style-name="P4"><text:span text:style-name="T2">PlatformTransaction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0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Abstraction de gestion de transactions</text:span></text:p>
            </text:list-item>
            <text:list-item>
              <text:p text:style-name="P5"><text:span text:style-name="T3">Implémentations selon la couche de persistanc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DataSourceTransactionManager</text:span></text:p>
                </text:list-item>
                <text:list-item>
                  <text:p text:style-name="P5"><text:span text:style-name="T4">HibernateTransactionManager</text:span></text:p>
                </text:list-item>
                <text:list-item>
                  <text:p text:style-name="P5"><text:span text:style-name="T4">JpaTransactionManager</text:span></text:p>
                </text:list-item>
                <text:list-item>
                  <text:p text:style-name="P5"><text:span text:style-name="T4">JtaTransactionManager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66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67" draw:style-name="gr2" draw:layer="layout" svg:width="14.393cm" svg:height="10.477cm" svg:x="3.599cm" svg:y="2.095cm" draw:page-number="60" presentation:class="page"/>
        </presentation:notes>
      </draw:page>
      <draw:page draw:name="page61" draw:style-name="dp1" draw:master-page-name="Title_2c__20_Content" presentation:presentation-page-layout-name="AL2T11">
        <draw:custom-shape draw:name="Shape 475" draw:style-name="gr3" draw:text-style-name="P2" draw:layer="layout" svg:width="25.198cm" svg:height="3.505cm" svg:x="1.4cm" svg:y="0.237cm">
          <text:p text:style-name="P4"><text:span text:style-name="T2">Activation en X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76" draw:style-name="gr5" draw:text-style-name="P6" draw:layer="layout" svg:width="25.752cm" svg:height="4.692cm" svg:x="0.916cm" svg:y="6.483cm">
          <text:p text:style-name="P4"><text:span text:style-name="T39">&lt;</text:span><text:span text:style-name="T40">bean</text:span><text:span text:style-name="T9"> </text:span><text:span text:style-name="T41">id</text:span><text:span text:style-name="T42">=</text:span><text:span text:style-name="T43">"transactionManager"</text:span><text:span text:style-name="T9"> </text:span></text:p>
          <text:p text:style-name="P4"><text:span text:style-name="T9"><text:s text:c="6"/></text:span><text:span text:style-name="T41">class</text:span><text:span text:style-name="T42">=</text:span><text:span text:style-name="T43">"o.s.jdbc.datasource.DataSourceTransactionManager"</text:span><text:span text:style-name="T39">&gt;</text:span></text:p>
          <text:p text:style-name="P4"><text:span text:style-name="T39"><text:s text:c="2"/></text:span><text:span text:style-name="T39">&lt;</text:span><text:span text:style-name="T40">property</text:span><text:span text:style-name="T9"> </text:span><text:span text:style-name="T41">name</text:span><text:span text:style-name="T42">=</text:span><text:span text:style-name="T43">"dataSource"</text:span><text:span text:style-name="T9"> </text:span><text:span text:style-name="T41">ref</text:span><text:span text:style-name="T42">=</text:span><text:span text:style-name="T43">"dataSource"</text:span><text:span text:style-name="T9"> </text:span><text:span text:style-name="T39">/&gt;</text:span></text:p>
          <text:p text:style-name="P4"><text:span text:style-name="T39">&lt;/</text:span><text:span text:style-name="T40">bean</text:span><text:span text:style-name="T39">&gt;</text:span></text:p>
          <text:p text:style-name="P4"><text:span text:style-name="T9"/></text:p>
          <text:p text:style-name="P4"><text:span text:style-name="T39">&lt;</text:span><text:span text:style-name="T40">tx:annotation-driven</text:span><text:span text:style-name="T9"> </text:span><text:span text:style-name="T39">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72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73" draw:style-name="gr2" draw:layer="layout" svg:width="14.393cm" svg:height="10.477cm" svg:x="3.599cm" svg:y="2.095cm" draw:page-number="61" presentation:class="page"/>
        </presentation:notes>
      </draw:page>
      <draw:page draw:name="page62" draw:style-name="dp1" draw:master-page-name="Title_2c__20_Content" presentation:presentation-page-layout-name="AL2T11">
        <draw:custom-shape draw:name="Shape 481" draw:style-name="gr3" draw:text-style-name="P2" draw:layer="layout" svg:width="25.198cm" svg:height="3.505cm" svg:x="1.4cm" svg:y="0.237cm">
          <text:p text:style-name="P4"><text:span text:style-name="T2">TP transaction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2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Configuration avec @Transactional</text:span></text:p>
            </text:list-item>
            <text:list-item>
              <text:p text:style-name="P5"><text:span text:style-name="T3">Déclaration d'un PlatformTransactionManager</text:span></text:p>
            </text:list-item>
            <text:list-item>
              <text:p text:style-name="P5"><text:span text:style-name="T3">Activation des annotations</text:span></text:p>
            </text:list-item>
            <text:list-item>
              <text:p text:style-name="P5"><text:span text:style-name="T3">Test d'intég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7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79" draw:style-name="gr2" draw:layer="layout" svg:width="14.393cm" svg:height="10.477cm" svg:x="3.599cm" svg:y="2.095cm" draw:page-number="62" presentation:class="page"/>
        </presentation:notes>
      </draw:page>
      <draw:page draw:name="page63" draw:style-name="dp1" draw:master-page-name="Title_2c__20_Content" presentation:presentation-page-layout-name="AL2T11">
        <draw:custom-shape draw:name="Shape 487" draw:style-name="gr3" draw:text-style-name="P2" draw:layer="layout" svg:width="25.198cm" svg:height="3.505cm" svg:x="1.4cm" svg:y="0.237cm">
          <text:p text:style-name="P4"><text:span text:style-name="T2">Hiberna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88" draw:style-name="gr4" draw:text-style-name="P2" draw:layer="layout" svg:width="24.638cm" svg:height="14.135cm" svg:x="1.524cm" svg:y="4.914cm">
          <text:list text:style-name="L2">
            <text:list-item>
              <text:p text:style-name="P5"><text:span text:style-name="T3">Spring propose un support Hibernat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Gestion des ressources</text:span></text:p>
                </text:list-item>
                <text:list-item>
                  <text:p text:style-name="P5"><text:span text:style-name="T4">Gestion des transactions</text:span></text:p>
                </text:list-item>
              </text:list>
            </text:list-item>
            <text:list-item>
              <text:p text:style-name="P5"><text:span text:style-name="T3">Etapes</text:span></text:p>
              <text:list>
                <text:list-item>
                  <text:p text:style-name="P5"><text:span text:style-name="T4">Configuration de la SessionFactory</text:span></text:p>
                </text:list-item>
                <text:list-item>
                  <text:p text:style-name="P5"><text:span text:style-name="T4">Configuration du HibernateTransactionManager</text:span></text:p>
                </text:list-item>
                <text:list-item>
                  <text:p text:style-name="P5"><text:span text:style-name="T4">Injection de la SessionFactory dans les DAO</text:span></text:p>
                </text:list-item>
              </text:list>
            </text:list-item>
            <text:list-item>
              <text:p text:style-name="P5"><text:span text:style-name="T3">Attention aux classes de support utilisées</text:span></text:p>
              <text:list>
                <text:list-item>
                  <text:p text:style-name="P5"><text:span text:style-name="T4">*.hibernate3.* pour Hibernate 3</text:span></text:p>
                </text:list-item>
                <text:list-item>
                  <text:p text:style-name="P5"><text:span text:style-name="T4">*.hibernate4.* pour Hibernate 4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8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85" draw:style-name="gr2" draw:layer="layout" svg:width="14.393cm" svg:height="10.477cm" svg:x="3.599cm" svg:y="2.095cm" draw:page-number="63" presentation:class="page"/>
        </presentation:notes>
      </draw:page>
      <draw:page draw:name="page64" draw:style-name="dp1" draw:master-page-name="Title_2c__20_Content" presentation:presentation-page-layout-name="AL2T11">
        <draw:custom-shape draw:name="Shape 493" draw:style-name="gr3" draw:text-style-name="P2" draw:layer="layout" svg:width="25.198cm" svg:height="3.505cm" svg:x="1.4cm" svg:y="0.237cm">
          <text:p text:style-name="P4"><text:span text:style-name="T2">Utilisation dans un 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4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Pas de dépendances vers Sp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5" draw:style-name="gr5" draw:text-style-name="P6" draw:layer="layout" svg:width="25.752cm" svg:height="11.297cm" svg:x="0.915cm" svg:y="7.082cm">
          <text:p text:style-name="P4"><text:span text:style-name="T19">public</text:span><text:span text:style-name="T9"> </text:span><text:span text:style-name="T19">class</text:span><text:span text:style-name="T9"> HibernateUserRepository </text:span><text:span text:style-name="T19">implements</text:span><text:span text:style-name="T9"> UserRepository {</text:span></text:p>
          <text:p text:style-name="P4"><text:span text:style-name="T9"/></text:p>
          <text:p text:style-name="P4"><text:span text:style-name="T19"><text:s text:c="2"/></text:span><text:span text:style-name="T19">private</text:span><text:span text:style-name="T9"> </text:span><text:span text:style-name="T19">final</text:span><text:span text:style-name="T9"> SessionFactory </text:span><text:span text:style-name="T20">sessionFactory</text:span><text:span text:style-name="T9">;</text:span></text:p>
          <text:p text:style-name="P4"><text:span text:style-name="T9"/></text:p>
          <text:p text:style-name="P4"><text:span text:style-name="T19"><text:s text:c="2"/></text:span><text:span text:style-name="T19">public</text:span><text:span text:style-name="T29"> HibernateUserRepository(SessionFactory sessionFactory) {</text:span></text:p>
          <text:p text:style-name="P4"><text:span text:style-name="T19"><text:s text:c="4"/></text:span><text:span text:style-name="T19">this</text:span><text:span text:style-name="T29">.</text:span><text:span text:style-name="T64">sessionFactory</text:span><text:span text:style-name="T29"> = sessionFactory;</text:span></text:p>
          <text:p text:style-name="P4"><text:span text:style-name="T29"><text:s text:c="2"/></text:span><text:span text:style-name="T29">}</text:span></text:p>
          <text:p text:style-name="P4"><text:span text:style-name="T9"/></text:p>
          <text:p text:style-name="P4"><text:span text:style-name="T9"><text:s text:c="2"/></text:span><text:span text:style-name="T19">public</text:span><text:span text:style-name="T9"> User getByLogin(String login) {</text:span></text:p>
          <text:p text:style-name="P4"><text:span text:style-name="T19"><text:s text:c="4"/></text:span><text:span text:style-name="T19">return</text:span><text:span text:style-name="T9"> (User) </text:span><text:span text:style-name="T20">sessionFactory</text:span><text:span text:style-name="T9">.</text:span><text:span text:style-name="T29">getCurrentSession()</text:span></text:p>
          <text:p text:style-name="P4"><text:span text:style-name="T9"><text:s text:c="6"/></text:span><text:span text:style-name="T9">.createCriteria(User.</text:span><text:span text:style-name="T19">class</text:span><text:span text:style-name="T9">)</text:span></text:p>
          <text:p text:style-name="P4"><text:span text:style-name="T9"><text:s text:c="6"/></text:span><text:span text:style-name="T9">.add(Restrictions.</text:span><text:span text:style-name="T22">eq</text:span><text:span text:style-name="T9">(</text:span><text:span text:style-name="T23">"login"</text:span><text:span text:style-name="T9">, login))</text:span></text:p>
          <text:p text:style-name="P4"><text:span text:style-name="T9"><text:s text:c="4"/></text:span><text:span text:style-name="T9">.uniqueResult();</text:span></text:p>
          <text:p text:style-name="P4"><text:span text:style-name="T9"><text:s text:c="2"/></text:span><text:span text:style-name="T9">}</text:span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496" draw:style-name="gr7" draw:text-style-name="P7" draw:layer="layout" svg:width="6.606cm" svg:height="2.285cm" svg:x="19.432cm" svg:y="15.748cm">
          <text:p text:style-name="P1"><text:span text:style-name="T9">Bien utiliser cette méthode</text:span></text:p>
          <draw:enhanced-geometry draw:mirror-horizontal="false" draw:mirror-vertical="false" drawooo:sub-view-size="120000 120000 120000 120000" svg:viewBox="0 0 2378520 822960" draw:type="ooxml-non-primitive" draw:enhanced-path="M 0 0 L 120000 0 120000 120000 0 120000 Z N M -46140 -58679 L -10935 -32032 6278 -980 F N"/>
        </draw:custom-shape>
        <presentation:notes draw:style-name="dp2">
          <draw:frame draw:name="Shape 49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91" draw:style-name="gr2" draw:layer="layout" svg:width="14.393cm" svg:height="10.477cm" svg:x="3.599cm" svg:y="2.095cm" draw:page-number="64" presentation:class="page"/>
        </presentation:notes>
      </draw:page>
      <draw:page draw:name="page65" draw:style-name="dp1" draw:master-page-name="Title_2c__20_Content" presentation:presentation-page-layout-name="AL2T11">
        <draw:custom-shape draw:name="Shape 501" draw:style-name="gr3" draw:text-style-name="P2" draw:layer="layout" svg:width="25.198cm" svg:height="3.505cm" svg:x="1.4cm" svg:y="0.237cm">
          <text:p text:style-name="P4"><text:span text:style-name="T2">Configuration SessionFa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2" draw:style-name="gr5" draw:text-style-name="P6" draw:layer="layout" svg:width="26.306cm" svg:height="8.811cm" svg:x="1.125cm" svg:y="8.412cm">
          <text:p text:style-name="P4"><text:span text:style-name="T58">@Bean</text:span><text:span text:style-name="T54"> LocalSessionFactoryBean sessionFactory() {</text:span></text:p>
          <text:p text:style-name="P4"><text:span text:style-name="T54"><text:s text:c="2"/></text:span><text:span text:style-name="T54">LocalSessionFactoryBean </text:span><text:span text:style-name="T79">localSessionFactoryBean</text:span><text:span text:style-name="T54"> = </text:span></text:p>
          <text:p text:style-name="P4"><text:span text:style-name="T54"><text:s text:c="4"/></text:span><text:span text:style-name="T62">new</text:span><text:span text:style-name="T54"> LocalSessionFactoryBean();</text:span></text:p>
          <text:p text:style-name="P4"><text:span text:style-name="T79"><text:s text:c="2"/></text:span><text:span text:style-name="T79">localSessionFactoryBean</text:span><text:span text:style-name="T54">.setAnnotatedClasses(User.</text:span><text:span text:style-name="T62">class</text:span><text:span text:style-name="T54">);</text:span></text:p>
          <text:p text:style-name="P4"><text:span text:style-name="T79"><text:s text:c="2"/></text:span><text:span text:style-name="T79">localSessionFactoryBean</text:span><text:span text:style-name="T54">.setDataSource(dataSource());</text:span></text:p>
          <text:p text:style-name="P4"><text:span text:style-name="T54"><text:s text:c="2"/></text:span><text:span text:style-name="T54">Properties </text:span><text:span text:style-name="T79">properties</text:span><text:span text:style-name="T54"> = </text:span><text:span text:style-name="T62">new</text:span><text:span text:style-name="T54"> Properties();</text:span></text:p>
          <text:p text:style-name="P4"><text:span text:style-name="T79"><text:s text:c="2"/></text:span><text:span text:style-name="T79">properties</text:span><text:span text:style-name="T54">.setProperty(</text:span><text:span text:style-name="T72">"showSql"</text:span><text:span text:style-name="T54">, </text:span><text:span text:style-name="T72">"true"</text:span><text:span text:style-name="T54">);</text:span></text:p>
          <text:p text:style-name="P4"><text:span text:style-name="T79"><text:s text:c="2"/></text:span><text:span text:style-name="T79">localSessionFactoryBean</text:span><text:span text:style-name="T54">.setHibernateProperties(</text:span><text:span text:style-name="T79">properties</text:span><text:span text:style-name="T54">);</text:span></text:p>
          <text:p text:style-name="P4"><text:span text:style-name="T62"><text:s text:c="2"/></text:span><text:span text:style-name="T62">return</text:span><text:span text:style-name="T54"> </text:span><text:span text:style-name="T79">localSessionFactoryBean</text:span><text:span text:style-name="T54">;</text:span></text:p>
          <text:p text:style-name="P4"><text:span text:style-name="T5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03" draw:style-name="gr12" draw:text-style-name="P7" draw:layer="layout" svg:width="7.365cm" svg:height="7.381cm" svg:x="20.066cm" svg:y="3.972cm">
          <text:p text:style-name="P4"><text:span text:style-name="T9"/></text:p>
          <draw:enhanced-geometry draw:mirror-horizontal="false" draw:mirror-vertical="false" drawooo:sub-view-size="120000 120000" svg:viewBox="0 0 2651700 2657400" draw:type="ooxml-non-primitive" draw:enhanced-path="M 19934 0 C 9967 0 0 5945 0 11890 L 0 20798 0 29725 0 41838 0 50765 0 59673 C 0 65618 9967 71582 19934 71582 L 34869 71582 49820 71582 70146 71582 60635 119981 100032 71582 C 110000 71582 119983 65618 119983 59673 L 119983 50765 119983 41838 119983 29725 119983 20798 119983 11890 C 119983 5945 110000 0 100032 0 L 85097 0 70146 0 49820 0 34869 0 19934 0 N"/>
        </draw:custom-shape>
        <draw:custom-shape draw:name="Shape 504" draw:style-name="gr8" draw:text-style-name="P2" draw:layer="layout" svg:width="7.014cm" svg:height="4.337cm" svg:x="20.242cm" svg:y="3.972cm">
          <text:p text:style-name="P5"><text:span text:style-name="T9">Lister les classes une par une ou utiliser “packagesToScan” pour détecter les classes @Entit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49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499" draw:style-name="gr2" draw:layer="layout" svg:width="14.393cm" svg:height="10.477cm" svg:x="3.599cm" svg:y="2.095cm" draw:page-number="65" presentation:class="page"/>
        </presentation:notes>
      </draw:page>
      <draw:page draw:name="page66" draw:style-name="dp1" draw:master-page-name="Title_2c__20_Content" presentation:presentation-page-layout-name="AL2T11">
        <draw:custom-shape draw:name="Shape 509" draw:style-name="gr3" draw:text-style-name="P2" draw:layer="layout" svg:width="25.198cm" svg:height="3.505cm" svg:x="1.4cm" svg:y="0.237cm">
          <text:p text:style-name="P4"><text:span text:style-name="T2">HibernateTransaction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0" draw:style-name="gr4" draw:text-style-name="P2" draw:layer="layout" svg:width="24.638cm" svg:height="12.179cm" svg:x="1.4cm" svg:y="9.314cm">
          <text:list text:style-name="L2">
            <text:list-item>
              <text:p text:style-name="P5"><text:span text:style-name="T3">Les DAO doivent être appelés avec une transaction active</text:span></text:p>
            </text:list-item>
            <text:list-item>
              <text:p text:style-name="P5"><text:span text:style-name="T3">Toujours le cas en produc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Services transactionnels appelant un DAO</text:span></text:p>
                </text:list-item>
              </text:list>
            </text:list-item>
            <text:list-item>
              <text:p text:style-name="P5"><text:span text:style-name="T3">Configuration de transaction explicite pour les te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1" draw:style-name="gr5" draw:text-style-name="P6" draw:layer="layout" svg:width="25.752cm" svg:height="3.794cm" svg:x="1.225cm" svg:y="5.112cm">
          <text:p text:style-name="P4"><text:span text:style-name="T58">@Bean</text:span><text:span text:style-name="T54"> PlatformTransactionManager transactionManager(</text:span></text:p>
          <text:p text:style-name="P4"><text:span text:style-name="T54"><text:s text:c="22"/></text:span><text:span text:style-name="T54">SessionFactory </text:span><text:span text:style-name="T79">sessionFactory</text:span><text:span text:style-name="T54">) {</text:span></text:p>
          <text:p text:style-name="P4"><text:span text:style-name="T62"><text:s text:c="2"/></text:span><text:span text:style-name="T62">return</text:span><text:span text:style-name="T54"> </text:span><text:span text:style-name="T62">new</text:span><text:span text:style-name="T54"> HibernateTransactionManager(</text:span><text:span text:style-name="T79">sessionFactory</text:span><text:span text:style-name="T54">);</text:span></text:p>
          <text:p text:style-name="P4"><text:span text:style-name="T5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06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07" draw:style-name="gr2" draw:layer="layout" svg:width="14.393cm" svg:height="10.477cm" svg:x="3.599cm" svg:y="2.095cm" draw:page-number="66" presentation:class="page"/>
        </presentation:notes>
      </draw:page>
      <draw:page draw:name="page67" draw:style-name="dp1" draw:master-page-name="Title_2c__20_Content" presentation:presentation-page-layout-name="AL2T11">
        <draw:custom-shape draw:name="Shape 516" draw:style-name="gr3" draw:text-style-name="P2" draw:layer="layout" svg:width="25.198cm" svg:height="3.505cm" svg:x="1.4cm" svg:y="0.237cm">
          <text:p text:style-name="P4"><text:span text:style-name="T2">Gestion des exce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7" draw:style-name="gr4" draw:text-style-name="P2" draw:layer="layout" svg:width="24.638cm" svg:height="8.392cm" svg:x="1.4cm" svg:y="5.314cm">
          <text:list text:style-name="L2">
            <text:list-item>
              <text:p text:style-name="P5"><text:span text:style-name="T3">Des HibernateException remontent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Utilisation de l'API Hibernate</text:span></text:p>
                </text:list-item>
              </text:list>
            </text:list-item>
            <text:list-item>
              <text:p text:style-name="P5"><text:span text:style-name="T3">Pour avoir des DataAccessExceptions</text:span></text:p>
              <text:list>
                <text:list-item>
                  <text:p text:style-name="P5"><text:span text:style-name="T4">Apposer @Repository sur les DAO</text:span></text:p>
                </text:list-item>
                <text:list-item>
                  <text:p text:style-name="P5"><text:span text:style-name="T4">Déclarer un PersistenceExceptionTranslationPostProcessor</text:span></text:p>
                </text:list-item>
              </text:list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18" draw:style-name="gr5" draw:text-style-name="P6" draw:layer="layout" svg:width="25.752cm" svg:height="5.619cm" svg:x="1.205cm" svg:y="14.687cm">
          <text:p text:style-name="P4"><text:span text:style-name="T80">@Repository</text:span></text:p>
          <text:p text:style-name="P4"><text:span text:style-name="T81">public</text:span><text:span text:style-name="T82"> </text:span><text:span text:style-name="T81">class</text:span><text:span text:style-name="T82"> HibernateUserRepository </text:span><text:span text:style-name="T81">implements</text:span><text:span text:style-name="T82"> UserRepository {</text:span></text:p>
          <text:p text:style-name="P4"><text:span text:style-name="T82"><text:s text:c="2"/></text:span><text:span text:style-name="T82">...</text:span></text:p>
          <text:p text:style-name="P4"><text:span text:style-name="T82">}</text:span></text:p>
          <text:p text:style-name="P4"><text:span text:style-name="T9"/></text:p>
          <text:p text:style-name="P4"><text:span text:style-name="T80">@Bean</text:span><text:span text:style-name="T82"> BeanPostProcessor persistenceExceptionBeanPostProcessor() {</text:span></text:p>
          <text:p text:style-name="P4"><text:span text:style-name="T81"><text:s text:c="2"/></text:span><text:span text:style-name="T81">return</text:span><text:span text:style-name="T82"> </text:span><text:span text:style-name="T81">new</text:span><text:span text:style-name="T82"> PersistenceExceptionTranslationPostProcessor();</text:span></text:p>
          <text:p text:style-name="P4"><text:span text:style-name="T8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1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14" draw:style-name="gr2" draw:layer="layout" svg:width="14.393cm" svg:height="10.477cm" svg:x="3.599cm" svg:y="2.095cm" draw:page-number="67" presentation:class="page"/>
        </presentation:notes>
      </draw:page>
      <draw:page draw:name="page68" draw:style-name="dp1" draw:master-page-name="Title_2c__20_Content" presentation:presentation-page-layout-name="AL2T11">
        <draw:custom-shape draw:name="Shape 523" draw:style-name="gr3" draw:text-style-name="P2" draw:layer="layout" svg:width="25.198cm" svg:height="3.505cm" svg:x="1.4cm" svg:y="0.237cm">
          <text:p text:style-name="P4"><text:span text:style-name="T2">TP hibernate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24" draw:style-name="gr4" draw:text-style-name="P2" draw:layer="layout" svg:width="24.638cm" svg:height="12.179cm" svg:x="1.4cm" svg:y="5.314cm">
          <text:list text:style-name="L2">
            <text:list-item>
              <text:p text:style-name="P5"><text:span text:style-name="T3">Requête avec Hibernate</text:span></text:p>
            </text:list-item>
            <text:list-item>
              <text:p text:style-name="P5"><text:span text:style-name="T3">Configuration SessionFactory</text:span></text:p>
            </text:list-item>
            <text:list-item>
              <text:p text:style-name="P5"><text:span text:style-name="T3">Configuration des transactions</text:span></text:p>
            </text:list-item>
            <text:list-item>
              <text:p text:style-name="P5"><text:span text:style-name="T3">Test d'intég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21" draw:style-name="gr2" draw:layer="layout" svg:width="14.393cm" svg:height="10.477cm" svg:x="3.599cm" svg:y="2.095cm" draw:page-number="68" presentation:class="page"/>
        </presentation:notes>
      </draw:page>
      <draw:page draw:name="page69" draw:style-name="dp1" draw:master-page-name="Title_2c__20_Content" presentation:presentation-page-layout-name="AL2T11">
        <draw:custom-shape draw:name="Shape 529" draw:style-name="gr3" draw:text-style-name="P2" draw:layer="layout" svg:width="25.198cm" svg:height="3.505cm" svg:x="1.4cm" svg:y="0.237cm">
          <text:p text:style-name="P4"><text:span text:style-name="T2">JP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0" draw:style-name="gr4" draw:text-style-name="P2" draw:layer="layout" svg:width="24.638cm" svg:height="14.135cm" svg:x="1.524cm" svg:y="4.914cm">
          <text:list text:style-name="L2">
            <text:list-item>
              <text:p text:style-name="P5"><text:span text:style-name="T3">Spring propose un support JPA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Gestion des ressources</text:span></text:p>
                </text:list-item>
                <text:list-item>
                  <text:p text:style-name="P5"><text:span text:style-name="T4">Gestion des transactions</text:span></text:p>
                </text:list-item>
              </text:list>
            </text:list-item>
            <text:list-item>
              <text:p text:style-name="P5"><text:span text:style-name="T3">Etapes</text:span></text:p>
              <text:list>
                <text:list-item>
                  <text:p text:style-name="P5"><text:span text:style-name="T4">Configuration du EntityManagerFactory</text:span></text:p>
                </text:list-item>
                <text:list-item>
                  <text:p text:style-name="P5"><text:span text:style-name="T4">Configuration du JpaTransactionManager</text:span></text:p>
                </text:list-item>
                <text:list-item>
                  <text:p text:style-name="P5"><text:span text:style-name="T4">Injection du EntityManager dans les DAO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26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27" draw:style-name="gr2" draw:layer="layout" svg:width="14.393cm" svg:height="10.477cm" svg:x="3.599cm" svg:y="2.095cm" draw:page-number="69" presentation:class="page"/>
        </presentation:notes>
      </draw:page>
      <draw:page draw:name="page70" draw:style-name="dp1" draw:master-page-name="Title_2c__20_Content" presentation:presentation-page-layout-name="AL2T11">
        <draw:custom-shape draw:name="Shape 535" draw:style-name="gr3" draw:text-style-name="P2" draw:layer="layout" svg:width="25.198cm" svg:height="3.505cm" svg:x="1.4cm" svg:y="0.237cm">
          <text:p text:style-name="P4"><text:span text:style-name="T2">Utitilisation dans un DA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6" draw:style-name="gr4" draw:text-style-name="P2" draw:layer="layout" svg:width="24.638cm" svg:height="12.179cm" svg:x="1.4cm" svg:y="4.914cm">
          <text:list text:style-name="L2">
            <text:list-item>
              <text:p text:style-name="P5"><text:span text:style-name="T3">Pas de dépendances vers Sp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37" draw:style-name="gr5" draw:text-style-name="P6" draw:layer="layout" svg:width="25.752cm" svg:height="12.717cm" svg:x="0.915cm" svg:y="7.082cm">
          <text:p text:style-name="P4"><text:span text:style-name="T21">@PersistenceContext</text:span></text:p>
          <text:p text:style-name="P4"><text:span text:style-name="T19">public</text:span><text:span text:style-name="T9"> </text:span><text:span text:style-name="T19">class</text:span><text:span text:style-name="T9"> JpaUserRepository </text:span><text:span text:style-name="T19">implements</text:span><text:span text:style-name="T9"> UserRepository {</text:span></text:p>
          <text:p text:style-name="P4"><text:span text:style-name="T9"><text:tab/></text:span></text:p>
          <text:p text:style-name="P4"><text:span text:style-name="T9"><text:tab/></text:span><text:span text:style-name="T21">@PersistenceContext</text:span></text:p>
          <text:p text:style-name="P4"><text:span text:style-name="T9"><text:tab/></text:span><text:span text:style-name="T19">private</text:span><text:span text:style-name="T9"> EntityManager </text:span><text:span text:style-name="T20">entityManager</text:span><text:span text:style-name="T9">; </text:span><text:span text:style-name="T9"><text:tab/></text:span></text:p>
          <text:p text:style-name="P4"><text:span text:style-name="T9"/></text:p>
          <text:p text:style-name="P4"><text:span text:style-name="T9"><text:tab/></text:span><text:span text:style-name="T21">@Override</text:span></text:p>
          <text:p text:style-name="P4"><text:span text:style-name="T9"><text:tab/></text:span><text:span text:style-name="T19">public</text:span><text:span text:style-name="T9"> User getByLogin(String </text:span><text:span text:style-name="T83">login</text:span><text:span text:style-name="T9">) {</text:span></text:p>
          <text:p text:style-name="P4"><text:span text:style-name="T9"><text:tab/></text:span><text:span text:style-name="T9"><text:tab/></text:span><text:span text:style-name="T19">return</text:span><text:span text:style-name="T9"> </text:span><text:span text:style-name="T20">entityManager</text:span><text:span text:style-name="T9">.createQuery(</text:span></text:p>
          <text:p text:style-name="P4"><text:span text:style-name="T9"><text:s text:c="17"/></text:span><text:span text:style-name="T23">"select u from User u where login = :login"</text:span><text:span text:style-name="T9">, </text:span></text:p>
          <text:p text:style-name="P4"><text:span text:style-name="T9"><text:s text:c="17"/></text:span><text:span text:style-name="T9">User.</text:span><text:span text:style-name="T19">class</text:span><text:span text:style-name="T9">)</text:span></text:p>
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.setParameter(</text:span><text:span text:style-name="T23">"login"</text:span><text:span text:style-name="T9">, </text:span><text:span text:style-name="T83">login</text:span><text:span text:style-name="T9">)</text:span></text:p>
          <text:p text:style-name="P4"><text:span text:style-name="T9"><text:tab/></text:span><text:span text:style-name="T9"><text:tab/></text:span><text:span text:style-name="T9"><text:tab/></text:span><text:span text:style-name="T9"><text:tab/></text:span><text:span text:style-name="T9">.getSingleResult();</text:span></text:p>
          <text:p text:style-name="P4"><text:span text:style-name="T9"><text:tab/></text:span><text:span text:style-name="T9">}</text:span></text:p>
          <text:p text:style-name="P4"><text:span text:style-name="T9"/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32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33" draw:style-name="gr2" draw:layer="layout" svg:width="14.393cm" svg:height="10.477cm" svg:x="3.599cm" svg:y="2.095cm" draw:page-number="70" presentation:class="page"/>
        </presentation:notes>
      </draw:page>
      <draw:page draw:name="page71" draw:style-name="dp1" draw:master-page-name="Title_2c__20_Content" presentation:presentation-page-layout-name="AL2T11">
        <draw:custom-shape draw:name="Shape 542" draw:style-name="gr3" draw:text-style-name="P2" draw:layer="layout" svg:width="25.198cm" svg:height="3.505cm" svg:x="1.4cm" svg:y="0.237cm">
          <text:p text:style-name="P4"><text:span text:style-name="T2">EntityManagerFactor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3" draw:style-name="gr5" draw:text-style-name="P6" draw:layer="layout" svg:width="25.752cm" svg:height="14.418cm" svg:x="1.125cm" svg:y="5.412cm">
          <text:p text:style-name="P4"><text:span text:style-name="T58">@Bean</text:span><text:span text:style-name="T54"> LocalContainerEntityManagerFactoryBean emf() {</text:span></text:p>
          <text:p text:style-name="P4"><text:span text:style-name="T54"><text:s text:c="2"/></text:span><text:span text:style-name="T54">LocalContainerEntityManagerFactoryBean </text:span><text:span text:style-name="T79">emfFactoryBean</text:span><text:span text:style-name="T54"> = </text:span></text:p>
          <text:p text:style-name="P4"><text:span text:style-name="T54"><text:s text:c="4"/></text:span><text:span text:style-name="T62">new</text:span><text:span text:style-name="T54"> LocalContainerEntityManagerFactoryBean();</text:span></text:p>
          <text:p text:style-name="P4"><text:span text:style-name="T9"/></text:p>
          <text:p text:style-name="P4"><text:span text:style-name="T79"><text:s text:c="2"/></text:span><text:span text:style-name="T79">emfFactoryBean</text:span><text:span text:style-name="T54">.setDataSource(dataSource());</text:span></text:p>
          <text:p text:style-name="P4"><text:span text:style-name="T79"><text:s text:c="2"/></text:span><text:span text:style-name="T79">emfFactoryBean</text:span><text:span text:style-name="T54">.setPackagesToScan(</text:span></text:p>
          <text:p text:style-name="P4"><text:span text:style-name="T54"><text:s text:c="4"/></text:span><text:span text:style-name="T54">User.</text:span><text:span text:style-name="T62">class</text:span><text:span text:style-name="T54">.getPackage().getName()</text:span></text:p>
          <text:p text:style-name="P4"><text:span text:style-name="T54"><text:s text:c="2"/></text:span><text:span text:style-name="T54">);</text:span></text:p>
          <text:p text:style-name="P4"><text:span text:style-name="T9"/></text:p>
          <text:p text:style-name="P4"><text:span text:style-name="T54"><text:s text:c="2"/></text:span><text:span text:style-name="T54">HibernateJpaVendorAdapter </text:span><text:span text:style-name="T79">adapter</text:span><text:span text:style-name="T54"> = </text:span></text:p>
          <text:p text:style-name="P4"><text:span text:style-name="T54"><text:s text:c="4"/></text:span><text:span text:style-name="T62">new</text:span><text:span text:style-name="T54"> HibernateJpaVendorAdapter();</text:span></text:p>
          <text:p text:style-name="P4"><text:span text:style-name="T79"><text:s text:c="2"/></text:span><text:span text:style-name="T79">adapter</text:span><text:span text:style-name="T54">.setShowSql(</text:span><text:span text:style-name="T62">true</text:span><text:span text:style-name="T54">);</text:span></text:p>
          <text:p text:style-name="P4"><text:span text:style-name="T79"><text:s text:c="2"/></text:span><text:span text:style-name="T79">adapter</text:span><text:span text:style-name="T54">.setDatabase(Database.</text:span><text:span text:style-name="T84">H2</text:span><text:span text:style-name="T54">);</text:span></text:p>
          <text:p text:style-name="P4"><text:span text:style-name="T79"><text:s text:c="2"/></text:span><text:span text:style-name="T79">emfFactoryBean</text:span><text:span text:style-name="T54">.setJpaVendorAdapter(</text:span><text:span text:style-name="T79">adapter</text:span><text:span text:style-name="T54">);</text:span></text:p>
          <text:p text:style-name="P4"><text:span text:style-name="T9"/></text:p>
          <text:p text:style-name="P4"><text:span text:style-name="T62"><text:s text:c="2"/></text:span><text:span text:style-name="T62">return</text:span><text:span text:style-name="T54"> </text:span><text:span text:style-name="T85">emfFactoryBean</text:span><text:span text:style-name="T54">;</text:span></text:p>
          <text:p text:style-name="P4"><text:span text:style-name="T58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3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40" draw:style-name="gr2" draw:layer="layout" svg:width="14.393cm" svg:height="10.477cm" svg:x="3.599cm" svg:y="2.095cm" draw:page-number="71" presentation:class="page"/>
        </presentation:notes>
      </draw:page>
      <draw:page draw:name="page72" draw:style-name="dp1" draw:master-page-name="Title_2c__20_Content" presentation:presentation-page-layout-name="AL2T11">
        <draw:custom-shape draw:name="Shape 548" draw:style-name="gr3" draw:text-style-name="P2" draw:layer="layout" svg:width="25.198cm" svg:height="3.505cm" svg:x="1.4cm" svg:y="0.237cm">
          <text:p text:style-name="P4"><text:span text:style-name="T2">HibernateTransactionManag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49" draw:style-name="gr4" draw:text-style-name="P2" draw:layer="layout" svg:width="24.638cm" svg:height="12.179cm" svg:x="1.4cm" svg:y="9.314cm">
          <text:list text:style-name="L2">
            <text:list-item>
              <text:p text:style-name="P5"><text:span text:style-name="T3">Les DAO doivent être appelés avec une transaction active</text:span></text:p>
            </text:list-item>
            <text:list-item>
              <text:p text:style-name="P5"><text:span text:style-name="T3">Toujours le cas en produc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Services transactionnels appelant un DAO</text:span></text:p>
                </text:list-item>
              </text:list>
            </text:list-item>
            <text:list-item>
              <text:p text:style-name="P5"><text:span text:style-name="T3">Configuration de transaction explicite pour les tes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0" draw:style-name="gr5" draw:text-style-name="P6" draw:layer="layout" svg:width="25.752cm" svg:height="3.315cm" svg:x="1.225cm" svg:y="5.112cm">
          <text:p text:style-name="P4"><text:span text:style-name="T21">@Bean</text:span><text:span text:style-name="T9"> PlatformTransactionManager transactionManager(</text:span></text:p>
          <text:p text:style-name="P4"><text:span text:style-name="T9"><text:s text:c="33"/></text:span><text:span text:style-name="T9">EntityManagerFactory </text:span><text:span text:style-name="T83">emf</text:span><text:span text:style-name="T9">) {</text:span></text:p>
          <text:p text:style-name="P4"><text:span text:style-name="T9"><text:s text:c="2"/></text:span><text:span text:style-name="T19">return</text:span><text:span text:style-name="T9"> </text:span><text:span text:style-name="T19">new</text:span><text:span text:style-name="T9"> JpaTransactionManager(</text:span><text:span text:style-name="T83">emf</text:span><text:span text:style-name="T9">);</text:span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45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46" draw:style-name="gr2" draw:layer="layout" svg:width="14.393cm" svg:height="10.477cm" svg:x="3.599cm" svg:y="2.095cm" draw:page-number="72" presentation:class="page"/>
        </presentation:notes>
      </draw:page>
      <draw:page draw:name="page73" draw:style-name="dp1" draw:master-page-name="Title_2c__20_Content" presentation:presentation-page-layout-name="AL2T11">
        <draw:custom-shape draw:name="Shape 555" draw:style-name="gr3" draw:text-style-name="P2" draw:layer="layout" svg:width="25.198cm" svg:height="3.505cm" svg:x="1.4cm" svg:y="0.237cm">
          <text:p text:style-name="P4"><text:span text:style-name="T2">Gestion des excep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6" draw:style-name="gr4" draw:text-style-name="P2" draw:layer="layout" svg:width="24.638cm" svg:height="7.889cm" svg:x="1.4cm" svg:y="5.314cm">
          <text:list text:style-name="L2">
            <text:list-item>
              <text:p text:style-name="P5"><text:span text:style-name="T3">Des PersistenceException remontent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Utilisation de l'API JPA</text:span></text:p>
                </text:list-item>
              </text:list>
            </text:list-item>
            <text:list-item>
              <text:p text:style-name="P5"><text:span text:style-name="T3">Pour avoir des DataAccessExceptions</text:span></text:p>
              <text:list>
                <text:list-item>
                  <text:p text:style-name="P5"><text:span text:style-name="T4">Apposer @Repository sur les DAO</text:span></text:p>
                </text:list-item>
                <text:list-item>
                  <text:p text:style-name="P5"><text:span text:style-name="T4">Déclarer un PersistenceExceptionTranslationPostProcessor</text:span></text:p>
                </text:list-item>
              </text:list>
            </text:list-item>
          </text:list>
          <text:p text:style-name="P5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57" draw:style-name="gr5" draw:text-style-name="P6" draw:layer="layout" svg:width="25.752cm" svg:height="5.619cm" svg:x="1.124cm" svg:y="14.087cm">
          <text:p text:style-name="P4"><text:span text:style-name="T80">@Repository</text:span></text:p>
          <text:p text:style-name="P4"><text:span text:style-name="T81">public</text:span><text:span text:style-name="T82"> </text:span><text:span text:style-name="T81">class</text:span><text:span text:style-name="T82"> JpaUserRepository </text:span><text:span text:style-name="T81">implements</text:span><text:span text:style-name="T82"> UserRepository {</text:span></text:p>
          <text:p text:style-name="P4"><text:span text:style-name="T82"><text:s text:c="2"/></text:span><text:span text:style-name="T82">...</text:span></text:p>
          <text:p text:style-name="P4"><text:span text:style-name="T82">}</text:span></text:p>
          <text:p text:style-name="P4"><text:span text:style-name="T9"/></text:p>
          <text:p text:style-name="P4"><text:span text:style-name="T80">@Bean</text:span><text:span text:style-name="T82"> BeanPostProcessor persistenceExceptionBeanPostProcessor() {</text:span></text:p>
          <text:p text:style-name="P4"><text:span text:style-name="T81"><text:s text:c="2"/></text:span><text:span text:style-name="T81">return</text:span><text:span text:style-name="T82"> </text:span><text:span text:style-name="T81">new</text:span><text:span text:style-name="T82"> PersistenceExceptionTranslationPostProcessor();</text:span></text:p>
          <text:p text:style-name="P4"><text:span text:style-name="T82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52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53" draw:style-name="gr2" draw:layer="layout" svg:width="14.393cm" svg:height="10.477cm" svg:x="3.599cm" svg:y="2.095cm" draw:page-number="73" presentation:class="page"/>
        </presentation:notes>
      </draw:page>
      <draw:page draw:name="page74" draw:style-name="dp1" draw:master-page-name="Title_2c__20_Content" presentation:presentation-page-layout-name="AL2T11">
        <draw:custom-shape draw:name="Shape 562" draw:style-name="gr3" draw:text-style-name="P2" draw:layer="layout" svg:width="25.198cm" svg:height="3.505cm" svg:x="1.4cm" svg:y="0.237cm">
          <text:p text:style-name="P4"><text:span text:style-name="T2">TP jpa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3" draw:style-name="gr4" draw:text-style-name="P2" draw:layer="layout" svg:width="24.638cm" svg:height="12.179cm" svg:x="1.4cm" svg:y="5.314cm">
          <text:list text:style-name="L2">
            <text:list-item>
              <text:p text:style-name="P5"><text:span text:style-name="T3">Requête avec JPA</text:span></text:p>
            </text:list-item>
            <text:list-item>
              <text:p text:style-name="P5"><text:span text:style-name="T3">Configuration EntityManagerFactory</text:span></text:p>
            </text:list-item>
            <text:list-item>
              <text:p text:style-name="P5"><text:span text:style-name="T3">Configuration des transactions</text:span></text:p>
            </text:list-item>
            <text:list-item>
              <text:p text:style-name="P5"><text:span text:style-name="T3">Test d'intégration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5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60" draw:style-name="gr2" draw:layer="layout" svg:width="14.393cm" svg:height="10.477cm" svg:x="3.599cm" svg:y="2.095cm" draw:page-number="74" presentation:class="page"/>
        </presentation:notes>
      </draw:page>
      <draw:page draw:name="page75" draw:style-name="dp1" draw:master-page-name="Title_2c__20_Content" presentation:presentation-page-layout-name="AL2T11">
        <draw:custom-shape draw:name="Shape 568" draw:style-name="gr3" draw:text-style-name="P2" draw:layer="layout" svg:width="25.198cm" svg:height="3.505cm" svg:x="1.4cm" svg:y="0.237cm">
          <text:p text:style-name="P4"><text:span text:style-name="T2">Spring et le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69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Application typiqu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Spring pour le backend (service + DAO)</text:span></text:p>
                </text:list-item>
                <text:list-item>
                  <text:p text:style-name="P5"><text:span text:style-name="T4">Framework Web pour l'UI</text:span></text:p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p text:style-name="P5"><text:span text:style-name="T86">Spring MVC, Wicket, JSF, etc.</text:span></text:p>
                    </text:list-item>
                  </text:list>
                </text:list-item>
              </text:list>
            </text:list-item>
            <text:list-item>
              <text:p text:style-name="P5"><text:span text:style-name="T3">Comment démarrer Spring dans une application Web ?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65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66" draw:style-name="gr2" draw:layer="layout" svg:width="14.393cm" svg:height="10.477cm" svg:x="3.599cm" svg:y="2.095cm" draw:page-number="75" presentation:class="page"/>
        </presentation:notes>
      </draw:page>
      <draw:page draw:name="page76" draw:style-name="dp1" draw:master-page-name="Title_2c__20_Content" presentation:presentation-page-layout-name="AL2T11">
        <draw:custom-shape draw:name="Shape 574" draw:style-name="gr3" draw:text-style-name="P2" draw:layer="layout" svg:width="25.198cm" svg:height="3.505cm" svg:x="1.4cm" svg:y="0.237cm">
          <text:p text:style-name="P4"><text:span text:style-name="T2">ContextLoaderListene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5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Dans le web.xml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6" draw:style-name="gr5" draw:text-style-name="P6" draw:layer="layout" svg:width="25.752cm" svg:height="9.172cm" svg:x="1.016cm" svg:y="9.483cm">
          <text:p text:style-name="P4"><text:span text:style-name="T39">&lt;</text:span><text:span text:style-name="T40">context-param</text:span><text:span text:style-name="T39">&gt;</text:span></text:p>
          <text:p text:style-name="P4"><text:span text:style-name="T42"><text:s text:c="4"/></text:span><text:span text:style-name="T42"><text:tab/></text:span><text:span text:style-name="T39">&lt;</text:span><text:span text:style-name="T40">param-name</text:span><text:span text:style-name="T39">&gt;</text:span><text:span text:style-name="T42">contextConfigLocation</text:span><text:span text:style-name="T39">&lt;/</text:span><text:span text:style-name="T40">param-name</text:span><text:span text:style-name="T39">&gt;</text:span></text:p>
          <text:p text:style-name="P4"><text:span text:style-name="T42"><text:s text:c="4"/></text:span><text:span text:style-name="T42"><text:tab/></text:span><text:span text:style-name="T39">&lt;</text:span><text:span text:style-name="T40">param-value</text:span><text:span text:style-name="T39">&gt;</text:span></text:p>
          <text:p text:style-name="P4"><text:span text:style-name="T42"><text:s text:c="4"/></text:span><text:span text:style-name="T42"><text:tab/></text:span><text:span text:style-name="T42">/WEB-INF/applicationContext.xml</text:span></text:p>
          <text:p text:style-name="P4"><text:span text:style-name="T42"><text:s text:c="4"/></text:span><text:span text:style-name="T42"><text:tab/></text:span><text:span text:style-name="T39">&lt;/</text:span><text:span text:style-name="T40">param-value</text:span><text:span text:style-name="T39">&gt;</text:span></text:p>
          <text:p text:style-name="P4"><text:span text:style-name="T39">&lt;/</text:span><text:span text:style-name="T40">context-param</text:span><text:span text:style-name="T39">&gt;</text:span></text:p>
          <text:p text:style-name="P4"><text:span text:style-name="T9"/></text:p>
          <text:p text:style-name="P4"><text:span text:style-name="T39">&lt;</text:span><text:span text:style-name="T40">listener</text:span><text:span text:style-name="T39">&gt;</text:span></text:p>
          <text:p text:style-name="P4"><text:span text:style-name="T42"><text:s text:c="4"/></text:span><text:span text:style-name="T42"><text:tab/></text:span><text:span text:style-name="T39">&lt;</text:span><text:span text:style-name="T40">listener-class</text:span><text:span text:style-name="T39">&gt;</text:span></text:p>
          <text:p text:style-name="P4"><text:span text:style-name="T39"><text:s text:c="9"/></text:span><text:span text:style-name="T42">org.springframework.web.context.ContextLoaderListener</text:span></text:p>
          <text:p text:style-name="P4"><text:span text:style-name="T42"><text:s text:c="7"/></text:span><text:span text:style-name="T39">&lt;/</text:span><text:span text:style-name="T40">listener-class</text:span><text:span text:style-name="T39">&gt;</text:span></text:p>
          <text:p text:style-name="P4"><text:span text:style-name="T39">&lt;/</text:span><text:span text:style-name="T40">listener</text:span><text:span text:style-name="T3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77" draw:style-name="gr7" draw:text-style-name="P7" draw:layer="layout" svg:width="10.921cm" svg:height="2.285cm" svg:x="3.302cm" svg:y="6.35cm">
          <text:p text:style-name="P1"><text:span text:style-name="T9">Optionnel (par défaut : </text:span></text:p>
          <text:p text:style-name="P1"><text:span text:style-name="T29">/WEB-INF/applicationContext.xm</text:span><text:span text:style-name="T9">l)</text:span></text:p>
          <draw:enhanced-geometry draw:mirror-horizontal="false" draw:mirror-vertical="false" drawooo:sub-view-size="120000 120000 120000 120000" svg:viewBox="0 0 3931919 822960" draw:type="ooxml-non-primitive" draw:enhanced-path="M 0 0 L 120000 0 120000 120000 0 120000 Z N M 60571 117283 L 52458 163312 45866 209343 F N"/>
        </draw:custom-shape>
        <draw:custom-shape draw:name="Shape 578" draw:style-name="gr7" draw:text-style-name="P7" draw:layer="layout" svg:width="6.606cm" svg:height="2.285cm" svg:x="19.802cm" svg:y="5.632cm">
          <text:p text:style-name="P1"><text:span text:style-name="T9">Un ou plusieurs fichiers (virgules ou retour chariot)</text:span></text:p>
          <draw:enhanced-geometry draw:mirror-horizontal="false" draw:mirror-vertical="false" drawooo:sub-view-size="120000 120000 120000 120000" svg:viewBox="0 0 2378520 822960" draw:type="ooxml-non-primitive" draw:enhanced-path="M 0 0 L 120000 0 120000 120000 0 120000 Z N M -129140 356055 L -15140 341517 61140 123481 F N"/>
        </draw:custom-shape>
        <presentation:notes draw:style-name="dp2">
          <draw:frame draw:name="Shape 571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72" draw:style-name="gr2" draw:layer="layout" svg:width="14.393cm" svg:height="10.477cm" svg:x="3.599cm" svg:y="2.095cm" draw:page-number="76" presentation:class="page"/>
        </presentation:notes>
      </draw:page>
      <draw:page draw:name="page77" draw:style-name="dp1" draw:master-page-name="Title_2c__20_Content" presentation:presentation-page-layout-name="AL2T11">
        <draw:custom-shape draw:name="Shape 583" draw:style-name="gr3" draw:text-style-name="P2" draw:layer="layout" svg:width="25.198cm" svg:height="3.505cm" svg:x="1.4cm" svg:y="0.237cm">
          <text:p text:style-name="P4"><text:span text:style-name="T2">Accès au contexte Spr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4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On parle du “root application context”</text:span></text:p>
            </text:list-item>
            <text:list-item>
              <text:p text:style-name="P5"><text:span text:style-name="T3">Utilitaire pour y accéder, ex. dans servlet :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85" draw:style-name="gr5" draw:text-style-name="P6" draw:layer="layout" svg:width="25.752cm" svg:height="11.052cm" svg:x="1.015cm" svg:y="9.115cm">
          <text:p text:style-name="P4"><text:span text:style-name="T19">public</text:span><text:span text:style-name="T9"> </text:span><text:span text:style-name="T19">class</text:span><text:span text:style-name="T9"> ListUsersServlet </text:span><text:span text:style-name="T19">extends</text:span><text:span text:style-name="T9"> HttpServlet {</text:span></text:p>
          <text:p text:style-name="P4"><text:span text:style-name="T9"/></text:p>
          <text:p text:style-name="P4"><text:span text:style-name="T9"><text:s text:c="2"/></text:span><text:span text:style-name="T19">private</text:span><text:span text:style-name="T9"> UserService </text:span><text:span text:style-name="T20">userService</text:span><text:span text:style-name="T9">;</text:span></text:p>
          <text:p text:style-name="P4"><text:span text:style-name="T9"/></text:p>
          <text:p text:style-name="P4"><text:span text:style-name="T21"><text:s text:c="2"/></text:span><text:span text:style-name="T21">@Override</text:span></text:p>
          <text:p text:style-name="P4"><text:span text:style-name="T19"><text:s text:c="2"/></text:span><text:span text:style-name="T19">public</text:span><text:span text:style-name="T9"> </text:span><text:span text:style-name="T19">void</text:span><text:span text:style-name="T9"> init() </text:span><text:span text:style-name="T19">throws</text:span><text:span text:style-name="T9"> ServletException {</text:span></text:p>
          <text:p text:style-name="P4"><text:span text:style-name="T9"><text:s text:c="4"/></text:span><text:span text:style-name="T9">ApplicationContext ctx = </text:span></text:p>
          <text:p text:style-name="P4"><text:span text:style-name="T9"><text:s text:c="6"/></text:span><text:span text:style-name="T9">WebApplicationContextUtils.</text:span><text:span text:style-name="T22">getRequiredWebApplicationContext</text:span><text:span text:style-name="T9">(</text:span></text:p>
          <text:p text:style-name="P4"><text:span text:style-name="T9"><text:s text:c="8"/></text:span><text:span text:style-name="T9">getServletContext()</text:span></text:p>
          <text:p text:style-name="P4"><text:span text:style-name="T9"><text:s text:c="4"/></text:span><text:span text:style-name="T9">);</text:span></text:p>
          <text:p text:style-name="P4"><text:span text:style-name="T20"><text:s text:c="4"/></text:span><text:span text:style-name="T20">userService</text:span><text:span text:style-name="T9"> = ctx.getBean(UserService.</text:span><text:span text:style-name="T19">class</text:span><text:span text:style-name="T9">);</text:span></text:p>
          <text:p text:style-name="P4"><text:span text:style-name="T9"><text:s text:c="2"/></text:span><text:span text:style-name="T9">}</text:span></text:p>
          <text:p text:style-name="P4"><text:span text:style-name="T9"><text:s text:c="2"/></text:span><text:span text:style-name="T9">(...) </text:span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81" draw:style-name="gr2" draw:layer="layout" svg:width="14.393cm" svg:height="10.477cm" svg:x="3.599cm" svg:y="2.095cm" draw:page-number="77" presentation:class="page"/>
        </presentation:notes>
      </draw:page>
      <draw:page draw:name="page78" draw:style-name="dp1" draw:master-page-name="Title_2c__20_Content" presentation:presentation-page-layout-name="AL2T11">
        <draw:custom-shape draw:name="Shape 590" draw:style-name="gr3" draw:text-style-name="P2" draw:layer="layout" svg:width="25.198cm" svg:height="3.505cm" svg:x="1.4cm" svg:y="0.237cm">
          <text:p text:style-name="P4"><text:span text:style-name="T2">Frameworks W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1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La plupart des frameworks Web s'intègrent avec Spring</text:span></text:p>
            </text:list-item>
            <text:list-item>
              <text:p text:style-name="P5"><text:span text:style-name="T3">Marche à suivre 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onfiguration de l'intégration</text:span></text:p>
                </text:list-item>
                <text:list-item>
                  <text:p text:style-name="P5"><text:span text:style-name="T4">Ajout d'une propriété dans un contrôleur</text:span></text:p>
                </text:list-item>
                <text:list-item>
                  <text:p text:style-name="P5"><text:span text:style-name="T4">Annoter la propriété avec l'annotation appropriée</text:span></text:p>
                </text:list-item>
              </text:list>
            </text:list-item>
          </text:list>
          <text:list text:style-name="L21">
            <text:list-item>
              <text:list>
                <text:list-item>
                  <text:list>
                    <text:list-item>
                      <text:p text:style-name="P5"><text:span text:style-name="T86">ex. : @SpringBean pour Wicket</text:span></text:p>
                    </text:list-item>
                  </text:list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8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88" draw:style-name="gr2" draw:layer="layout" svg:width="14.393cm" svg:height="10.477cm" svg:x="3.599cm" svg:y="2.095cm" draw:page-number="78" presentation:class="page"/>
        </presentation:notes>
      </draw:page>
      <draw:page draw:name="page79" draw:style-name="dp1" draw:master-page-name="Title_2c__20_Content" presentation:presentation-page-layout-name="AL2T11">
        <draw:custom-shape draw:name="Shape 596" draw:style-name="gr3" draw:text-style-name="P2" draw:layer="layout" svg:width="25.198cm" svg:height="3.505cm" svg:x="1.4cm" svg:y="0.237cm">
          <text:p text:style-name="P4"><text:span text:style-name="T2">Extern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597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Souvent nécessaire d'externaliser la configuration</text:span></text:p>
            </text:list-item>
            <text:list-item>
              <text:p text:style-name="P5"><text:span text:style-name="T3">Principe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Fichier properties géré par l'équipe de prod</text:span></text:p>
                </text:list-item>
                <text:list-item>
                  <text:p text:style-name="P5"><text:span text:style-name="T4">Faire référence à ce fichier dans Spring</text:span></text:p>
                </text:list-item>
                <text:list-item>
                  <text:p text:style-name="P5"><text:span text:style-name="T4">Syntaxe ${propertyName} dans la configur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9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594" draw:style-name="gr2" draw:layer="layout" svg:width="14.393cm" svg:height="10.477cm" svg:x="3.599cm" svg:y="2.095cm" draw:page-number="79" presentation:class="page"/>
        </presentation:notes>
      </draw:page>
      <draw:page draw:name="page80" draw:style-name="dp1" draw:master-page-name="Title_2c__20_Content" presentation:presentation-page-layout-name="AL2T11">
        <draw:custom-shape draw:name="Shape 602" draw:style-name="gr3" draw:text-style-name="P2" draw:layer="layout" svg:width="25.198cm" svg:height="3.505cm" svg:x="1.4cm" svg:y="0.237cm">
          <text:p text:style-name="P4"><text:span text:style-name="T2">Externalis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3" draw:style-name="gr6" draw:text-style-name="P2" draw:layer="layout" svg:width="24.638cm" svg:height="12.179cm" svg:x="1.524cm" svg:y="4.914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4" draw:style-name="gr5" draw:text-style-name="P6" draw:layer="layout" svg:width="25.752cm" svg:height="7.469cm" svg:x="1.014cm" svg:y="5.914cm">
          <text:p text:style-name="P4"><text:span text:style-name="T87">&lt;!-- ne surtout PAS utiliser ce DataSource en production ! --&gt;</text:span></text:p>
          <text:p text:style-name="P4"><text:span text:style-name="T88">&lt;</text:span><text:span text:style-name="T89">bean</text:span><text:span text:style-name="T82"> </text:span><text:span text:style-name="T90">id</text:span><text:span text:style-name="T91">=</text:span><text:span text:style-name="T92">"dataSource"</text:span><text:span text:style-name="T82"> </text:span><text:span text:style-name="T90">class</text:span><text:span text:style-name="T91">=</text:span><text:span text:style-name="T92">"o.s.jdbc.datasource.SingleConnectionDataSource"</text:span><text:span text:style-name="T88">&gt;</text:span></text:p>
          <text:p text:style-name="P4"><text:span text:style-name="T88"><text:s text:c="2"/></text:span><text:span text:style-name="T88">&lt;</text:span><text:span text:style-name="T89">property</text:span><text:span text:style-name="T82"> </text:span><text:span text:style-name="T90">name</text:span><text:span text:style-name="T91">=</text:span><text:span text:style-name="T92">"driverClassName"</text:span><text:span text:style-name="T82"> </text:span><text:span text:style-name="T90">value</text:span><text:span text:style-name="T91">=</text:span><text:span text:style-name="T92">"</text:span><text:span text:style-name="T93">${db.driver}</text:span><text:span text:style-name="T92">"</text:span><text:span text:style-name="T82"> </text:span><text:span text:style-name="T88">/&gt;</text:span></text:p>
          <text:p text:style-name="P4"><text:span text:style-name="T88"><text:s text:c="2"/></text:span><text:span text:style-name="T88">&lt;</text:span><text:span text:style-name="T89">property</text:span><text:span text:style-name="T82"> </text:span><text:span text:style-name="T90">name</text:span><text:span text:style-name="T91">=</text:span><text:span text:style-name="T92">"url"</text:span><text:span text:style-name="T82"> </text:span><text:span text:style-name="T90">value</text:span><text:span text:style-name="T91">=</text:span><text:span text:style-name="T92">"</text:span><text:span text:style-name="T93">${db.url}</text:span><text:span text:style-name="T92">"</text:span><text:span text:style-name="T82"> </text:span><text:span text:style-name="T88">/&gt;</text:span></text:p>
          <text:p text:style-name="P4"><text:span text:style-name="T88"><text:s text:c="2"/></text:span><text:span text:style-name="T88">&lt;</text:span><text:span text:style-name="T89">property</text:span><text:span text:style-name="T82"> </text:span><text:span text:style-name="T90">name</text:span><text:span text:style-name="T91">=</text:span><text:span text:style-name="T92">"username"</text:span><text:span text:style-name="T82"> </text:span><text:span text:style-name="T90">value</text:span><text:span text:style-name="T91">=</text:span><text:span text:style-name="T92">"</text:span><text:span text:style-name="T93">${db.username}</text:span><text:span text:style-name="T92">"</text:span><text:span text:style-name="T82"> </text:span><text:span text:style-name="T88">/&gt;</text:span></text:p>
          <text:p text:style-name="P4"><text:span text:style-name="T88"><text:s text:c="2"/></text:span><text:span text:style-name="T88">&lt;</text:span><text:span text:style-name="T89">property</text:span><text:span text:style-name="T82"> </text:span><text:span text:style-name="T90">name</text:span><text:span text:style-name="T91">=</text:span><text:span text:style-name="T92">"password"</text:span><text:span text:style-name="T82"> </text:span><text:span text:style-name="T90">value</text:span><text:span text:style-name="T91">=</text:span><text:span text:style-name="T92">"</text:span><text:span text:style-name="T93">${db.password}</text:span><text:span text:style-name="T92">"</text:span><text:span text:style-name="T82"> </text:span><text:span text:style-name="T88">/&gt;</text:span></text:p>
          <text:p text:style-name="P4"><text:span text:style-name="T88"><text:s text:c="2"/></text:span><text:span text:style-name="T88">&lt;</text:span><text:span text:style-name="T89">property</text:span><text:span text:style-name="T82"> </text:span><text:span text:style-name="T90">name</text:span><text:span text:style-name="T91">=</text:span><text:span text:style-name="T92">"suppressClose"</text:span><text:span text:style-name="T82"> </text:span><text:span text:style-name="T90">value</text:span><text:span text:style-name="T91">=</text:span><text:span text:style-name="T92">"true"</text:span><text:span text:style-name="T82"> </text:span><text:span text:style-name="T88">/&gt;</text:span><text:span text:style-name="T91"> </text:span></text:p>
          <text:p text:style-name="P4"><text:span text:style-name="T88">&lt;/</text:span><text:span text:style-name="T89">bean</text:span><text:span text:style-name="T88">&gt;</text:span></text:p>
          <text:p text:style-name="P4"><text:span text:style-name="T9"/></text:p>
          <text:p text:style-name="P4"><text:span text:style-name="T94">&lt;</text:span><text:span text:style-name="T95">context:property-placeholder</text:span><text:span text:style-name="T96"> </text:span></text:p>
          <text:p text:style-name="P4"><text:span text:style-name="T97"><text:s text:c="2"/></text:span><text:span text:style-name="T97">location</text:span><text:span text:style-name="T98">=</text:span><text:span text:style-name="T93">"file:./application-configuration.properties"</text:span><text:span text:style-name="T94">/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5" draw:style-name="gr5" draw:text-style-name="P6" draw:layer="layout" svg:width="25.752cm" svg:height="3.388cm" svg:x="1.013cm" svg:y="15.013cm">
          <text:p text:style-name="P4"><text:span text:style-name="T99">db.driver=org.h2.Driver</text:span></text:p>
          <text:p text:style-name="P4"><text:span text:style-name="T99">db.url=jdbc:h2:tcp://localhost/mem:spring_workshop</text:span></text:p>
          <text:p text:style-name="P4"><text:span text:style-name="T99">db.username=sa</text:span></text:p>
          <text:p text:style-name="P4"><text:span text:style-name="T99">db.password=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06" draw:style-name="gr1" draw:text-style-name="P2" draw:layer="layout" svg:width="11.415cm" svg:height="0.995cm" svg:x="0.762cm" svg:y="13.962cm">
          <text:p text:style-name="P4"><text:span text:style-name="T29">application-configuration.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59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00" draw:style-name="gr2" draw:layer="layout" svg:width="14.393cm" svg:height="10.477cm" svg:x="3.599cm" svg:y="2.095cm" draw:page-number="80" presentation:class="page"/>
        </presentation:notes>
      </draw:page>
      <draw:page draw:name="page81" draw:style-name="dp1" draw:master-page-name="Title_2c__20_Content" presentation:presentation-page-layout-name="AL2T11">
        <draw:custom-shape draw:name="Shape 611" draw:style-name="gr3" draw:text-style-name="P2" draw:layer="layout" svg:width="25.198cm" svg:height="3.505cm" svg:x="1.4cm" svg:y="0.237cm">
          <text:p text:style-name="P4"><text:span text:style-name="T2">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2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Définir des groupes de bean</text:span></text:p>
            </text:list-item>
            <text:list-item>
              <text:p text:style-name="P5"><text:span text:style-name="T3">Activer leur prise en compte à la création du contexte Spring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0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09" draw:style-name="gr2" draw:layer="layout" svg:width="14.393cm" svg:height="10.477cm" svg:x="3.599cm" svg:y="2.095cm" draw:page-number="81" presentation:class="page"/>
        </presentation:notes>
      </draw:page>
      <draw:page draw:name="page82" draw:style-name="dp1" draw:master-page-name="Title_2c__20_Content" presentation:presentation-page-layout-name="AL2T11">
        <draw:custom-shape draw:name="Shape 617" draw:style-name="gr3" draw:text-style-name="P2" draw:layer="layout" svg:width="25.198cm" svg:height="3.505cm" svg:x="1.4cm" svg:y="0.237cm">
          <text:p text:style-name="P4"><text:span text:style-name="T2">Profils, définition et activ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8" draw:style-name="gr6" draw:text-style-name="P2" draw:layer="layout" svg:width="24.638cm" svg:height="12.179cm" svg:x="1.524cm" svg:y="4.914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19" draw:style-name="gr5" draw:text-style-name="P6" draw:layer="layout" svg:width="25.752cm" svg:height="7.871cm" svg:x="1.014cm" svg:y="4.814cm">
          <text:p text:style-name="P4"><text:span text:style-name="T39">&lt;</text:span><text:span text:style-name="T40">beans</text:span><text:span text:style-name="T9"> </text:span><text:span text:style-name="T41">profile</text:span><text:span text:style-name="T42">=</text:span><text:span text:style-name="T43">"in-memory-db"</text:span><text:span text:style-name="T39">&gt;</text:span></text:p>
          <text:p text:style-name="P4"><text:span text:style-name="T39"><text:s text:c="2"/></text:span><text:span text:style-name="T39">&lt;</text:span><text:span text:style-name="T40">jdbc:embedded-database</text:span><text:span text:style-name="T9"> </text:span><text:span text:style-name="T41">id</text:span><text:span text:style-name="T42">=</text:span><text:span text:style-name="T43">"dataSource"</text:span><text:span text:style-name="T9"> </text:span><text:span text:style-name="T41">type</text:span><text:span text:style-name="T42">=</text:span><text:span text:style-name="T43">"H2"</text:span><text:span text:style-name="T39">&gt;</text:span></text:p>
          <text:p text:style-name="P4"><text:span text:style-name="T39"><text:s text:c="4"/></text:span><text:span text:style-name="T39">&lt;</text:span><text:span text:style-name="T40">jdbc:script</text:span><text:span text:style-name="T9"> </text:span><text:span text:style-name="T41">location</text:span><text:span text:style-name="T42">=</text:span><text:span text:style-name="T43">"classpath:/create-tables.sql"</text:span><text:span text:style-name="T9"> </text:span><text:span text:style-name="T39">/&gt;</text:span></text:p>
          <text:p text:style-name="P4"><text:span text:style-name="T39"><text:s text:c="4"/></text:span><text:span text:style-name="T39">&lt;</text:span><text:span text:style-name="T40">jdbc:script</text:span><text:span text:style-name="T9"> </text:span><text:span text:style-name="T41">location</text:span><text:span text:style-name="T42">=</text:span><text:span text:style-name="T43">"classpath:/insert-data.sql"</text:span><text:span text:style-name="T9"> </text:span><text:span text:style-name="T39">/&gt;</text:span></text:p>
          <text:p text:style-name="P4"><text:span text:style-name="T39"><text:s text:c="2"/></text:span><text:span text:style-name="T39">&lt;/</text:span><text:span text:style-name="T40">jdbc:embedded-database</text:span><text:span text:style-name="T39">&gt;</text:span></text:p>
          <text:p text:style-name="P4"><text:span text:style-name="T39">&lt;/</text:span><text:span text:style-name="T40">beans</text:span><text:span text:style-name="T39">&gt;</text:span></text:p>
          <text:p text:style-name="P4"><text:span text:style-name="T9"/></text:p>
          <text:p text:style-name="P4"><text:span text:style-name="T39">&lt;</text:span><text:span text:style-name="T40">beans</text:span><text:span text:style-name="T9"> </text:span><text:span text:style-name="T41">profile</text:span><text:span text:style-name="T42">=</text:span><text:span text:style-name="T43">"standalone-db"</text:span><text:span text:style-name="T39">&gt;</text:span></text:p>
          <text:p text:style-name="P4"><text:span text:style-name="T99"><text:s text:c="2"/></text:span><text:span text:style-name="T99">(...)</text:span></text:p>
          <text:p text:style-name="P4"><text:span text:style-name="T39">&lt;/</text:span><text:span text:style-name="T40">beans</text:span><text:span text:style-name="T3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0" draw:style-name="gr5" draw:text-style-name="P6" draw:layer="layout" svg:width="25.752cm" svg:height="1.118cm" svg:x="0.994cm" svg:y="13.613cm">
          <text:p text:style-name="P4"><text:span text:style-name="T9">-Dspring.profiles.active=in-memory-d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1" draw:style-name="gr5" draw:text-style-name="P6" draw:layer="layout" svg:width="25.752cm" svg:height="1.118cm" svg:x="0.993cm" svg:y="15.112cm">
          <text:p text:style-name="P4"><text:span text:style-name="T9">System.</text:span><text:span text:style-name="T22">setProperty</text:span><text:span text:style-name="T9">(</text:span><text:span text:style-name="T23">"spring.profiles.active"</text:span><text:span text:style-name="T9">, </text:span><text:span text:style-name="T23">"in-memory-db"</text:span><text:span text:style-name="T9">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2" draw:style-name="gr5" draw:text-style-name="P6" draw:layer="layout" svg:width="25.752cm" svg:height="1.118cm" svg:x="0.992cm" svg:y="16.611cm">
          <text:p text:style-name="P4"><text:span text:style-name="T21">@ActiveProfiles</text:span><text:span text:style-name="T9">(</text:span><text:span text:style-name="T23">"in-memory-db"</text:span><text:span text:style-name="T9">) </text:span><text:span text:style-name="T100">// dans</text:span><text:span text:style-name="T9"> </text:span><text:span text:style-name="T100">le TestContext framework</text:span><text:span text:style-name="T9"> <text:s/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1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15" draw:style-name="gr2" draw:layer="layout" svg:width="14.393cm" svg:height="10.477cm" svg:x="3.599cm" svg:y="2.095cm" draw:page-number="82" presentation:class="page"/>
        </presentation:notes>
      </draw:page>
      <draw:page draw:name="page83" draw:style-name="dp1" draw:master-page-name="Title_2c__20_Content" presentation:presentation-page-layout-name="AL2T11">
        <draw:custom-shape draw:name="Shape 627" draw:style-name="gr3" draw:text-style-name="P2" draw:layer="layout" svg:width="25.198cm" svg:height="3.505cm" svg:x="1.4cm" svg:y="0.237cm">
          <text:p text:style-name="P4"><text:span text:style-name="T2">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28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Profils accessibles depuis Environment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Lui-même injecté avec @Autowired</text:span></text:p>
                </text:list-item>
              </text:list>
            </text:list-item>
            <text:list-item>
              <text:p text:style-name="P5"><text:span text:style-name="T3">En configuration Java</text:span></text:p>
              <text:list>
                <text:list-item>
                  <text:p text:style-name="P5"><text:span text:style-name="T4">Permet de tester des valeurs de profils</text:span></text:p>
                </text:list-item>
                <text:list-item>
                  <text:p text:style-name="P5"><text:span text:style-name="T4">Et d'instancier des grappes d'objets en conséquences</text:span></text:p>
                </text:list-item>
                <text:list-item>
                  <text:p text:style-name="P5"><text:span text:style-name="T4">ex. : profil “standalone”, “app-server”, “prod”, etc.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2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25" draw:style-name="gr2" draw:layer="layout" svg:width="14.393cm" svg:height="10.477cm" svg:x="3.599cm" svg:y="2.095cm" draw:page-number="83" presentation:class="page"/>
        </presentation:notes>
      </draw:page>
      <draw:page draw:name="page84" draw:style-name="dp1" draw:master-page-name="Title_2c__20_Content" presentation:presentation-page-layout-name="AL2T11">
        <draw:custom-shape draw:name="Shape 633" draw:style-name="gr3" draw:text-style-name="P2" draw:layer="layout" svg:width="25.198cm" svg:height="3.505cm" svg:x="1.4cm" svg:y="0.237cm">
          <text:p text:style-name="P4"><text:span text:style-name="T2">Prof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4" draw:style-name="gr6" draw:text-style-name="P2" draw:layer="layout" svg:width="24.638cm" svg:height="12.179cm" svg:x="1.524cm" svg:y="4.914cm">
          <text:p text:style-name="P4"><text:span text:style-name="T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35" draw:style-name="gr5" draw:text-style-name="P6" draw:layer="layout" svg:width="25.752cm" svg:height="10.757cm" svg:x="1.014cm" svg:y="6.414cm">
          <text:p text:style-name="P4"><text:span text:style-name="T21">@Configuration</text:span></text:p>
          <text:p text:style-name="P4"><text:span text:style-name="T19">public</text:span><text:span text:style-name="T9"> </text:span><text:span text:style-name="T19">class</text:span><text:span text:style-name="T9"> ApplicationConfiguration { </text:span></text:p>
          <text:p text:style-name="P4"><text:span text:style-name="T9"><text:tab/></text:span></text:p>
          <text:p text:style-name="P4"><text:span text:style-name="T9"><text:tab/></text:span><text:span text:style-name="T21">@Autowired</text:span><text:span text:style-name="T9"> Environment </text:span><text:span text:style-name="T20">environment</text:span><text:span text:style-name="T9">;</text:span></text:p>
          <text:p text:style-name="P4"><text:span text:style-name="T9"><text:tab/></text:span></text:p>
          <text:p text:style-name="P4"><text:span text:style-name="T9"><text:tab/></text:span><text:span text:style-name="T21">@Bean</text:span><text:span text:style-name="T9"> </text:span><text:span text:style-name="T19">public</text:span><text:span text:style-name="T9"> ObjectMapper jsonMapper() {</text:span></text:p>
          <text:p text:style-name="P4"><text:span text:style-name="T9"><text:tab/></text:span><text:span text:style-name="T9"><text:tab/></text:span><text:span text:style-name="T9">ObjectMapper </text:span><text:span text:style-name="T83">mapper</text:span><text:span text:style-name="T9"> = </text:span><text:span text:style-name="T19">new</text:span><text:span text:style-name="T9"> ObjectMapper();</text:span></text:p>
          <text:p text:style-name="P4"><text:span text:style-name="T9"><text:tab/></text:span><text:span text:style-name="T9"><text:tab/></text:span><text:span text:style-name="T19">if</text:span><text:span text:style-name="T9">(</text:span><text:span text:style-name="T20">environment</text:span><text:span text:style-name="T9">.acceptProfiles(</text:span><text:span text:style-name="T23">"debug"</text:span><text:span text:style-name="T9">)) {</text:span></text:p>
          <text:p text:style-name="P4"><text:span text:style-name="T9"><text:tab/></text:span><text:span text:style-name="T9"><text:tab/></text:span><text:span text:style-name="T9"><text:tab/></text:span><text:span text:style-name="T83">mapper</text:span><text:span text:style-name="T9">.enable(SerializationFeature.</text:span><text:span text:style-name="T101">INDENT_OUTPUT</text:span><text:span text:style-name="T9">);</text:span></text:p>
          <text:p text:style-name="P4"><text:span text:style-name="T9"><text:tab/></text:span><text:span text:style-name="T9"><text:tab/></text:span><text:span text:style-name="T9">}</text:span></text:p>
          <text:p text:style-name="P4"><text:span text:style-name="T9"><text:tab/></text:span><text:span text:style-name="T9"><text:tab/></text:span><text:span text:style-name="T19">return</text:span><text:span text:style-name="T9"> </text:span><text:span text:style-name="T83">mapper</text:span><text:span text:style-name="T9">;</text:span></text:p>
          <text:p text:style-name="P4"><text:span text:style-name="T9"><text:tab/></text:span><text:span text:style-name="T9">}</text:span></text:p>
          <text:p text:style-name="P4"><text:span text:style-name="T9"><text:tab/></text:span></text:p>
          <text:p text:style-name="P4"><text:span text:style-name="T9">}</text:span></text:p>
          <text:p text:style-name="P4"><text:span text:style-name="T9"/></text:p>
          <text:p text:style-name="P4"><text:span text:style-name="T9"/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3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31" draw:style-name="gr2" draw:layer="layout" svg:width="14.393cm" svg:height="10.477cm" svg:x="3.599cm" svg:y="2.095cm" draw:page-number="84" presentation:class="page"/>
        </presentation:notes>
      </draw:page>
      <draw:page draw:name="page85" draw:style-name="dp1" draw:master-page-name="Title_2c__20_Content" presentation:presentation-page-layout-name="AL2T11">
        <draw:custom-shape draw:name="Shape 640" draw:style-name="gr3" draw:text-style-name="P2" draw:layer="layout" svg:width="25.198cm" svg:height="3.505cm" svg:x="1.4cm" svg:y="0.237cm">
          <text:p text:style-name="P4"><text:span text:style-name="T2">TP web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1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Configuration du ContextLoaderListener</text:span></text:p>
            </text:list-item>
            <text:list-item>
              <text:p text:style-name="P5"><text:span text:style-name="T3">Externalisation avec PropertyPlaceholder</text:span></text:p>
            </text:list-item>
            <text:list-item>
              <text:p text:style-name="P5"><text:span text:style-name="T3">Définition et activation de profil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3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38" draw:style-name="gr2" draw:layer="layout" svg:width="14.393cm" svg:height="10.477cm" svg:x="3.599cm" svg:y="2.095cm" draw:page-number="85" presentation:class="page"/>
        </presentation:notes>
      </draw:page>
      <draw:page draw:name="page86" draw:style-name="dp1" draw:master-page-name="Title_2c__20_Content" presentation:presentation-page-layout-name="AL2T11">
        <draw:custom-shape draw:name="Shape 646" draw:style-name="gr3" draw:text-style-name="P2" draw:layer="layout" svg:width="25.198cm" svg:height="3.505cm" svg:x="1.4cm" svg:y="0.237cm">
          <text:p text:style-name="P4"><text:span text:style-name="T2">Spring Boo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7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But : rendre Spring plus accessible</text:span></text:p>
            </text:list-item>
            <text:list-item>
              <text:p text:style-name="P5"><text:span text:style-name="T3">Principe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“</text:span><text:span text:style-name="T4">Convention over configuration”</text:span></text:p>
                </text:list-item>
                <text:list-item>
                  <text:p text:style-name="P5"><text:span text:style-name="T4">Configuration automatique...</text:span></text:p>
                </text:list-item>
                <text:list-item>
                  <text:p text:style-name="P5"><text:span text:style-name="T4">Mais surchargeable...</text:span></text:p>
                </text:list-item>
                <text:list-item>
                  <text:p text:style-name="P5"><text:span text:style-name="T4">En fonction du classpath</text:span></text:p>
                </text:list-item>
              </text:list>
            </text:list-item>
            <text:list-item>
              <text:p text:style-name="P5"><text:span text:style-name="T3">Le moyen le plus simple d'utiliser Spring</text:span></text:p>
            </text:list-item>
            <text:list-item>
              <text:p text:style-name="P5"><text:span text:style-name="T3">Focus sur la configuration Jav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4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44" draw:style-name="gr2" draw:layer="layout" svg:width="14.393cm" svg:height="10.477cm" svg:x="3.599cm" svg:y="2.095cm" draw:page-number="86" presentation:class="page"/>
        </presentation:notes>
      </draw:page>
      <draw:page draw:name="page87" draw:style-name="dp1" draw:master-page-name="Title_2c__20_Content" presentation:presentation-page-layout-name="AL2T11">
        <draw:custom-shape draw:name="Shape 652" draw:style-name="gr3" draw:text-style-name="P2" draw:layer="layout" svg:width="25.198cm" svg:height="3.505cm" svg:x="1.4cm" svg:y="0.237cm">
          <text:p text:style-name="P4"><text:span text:style-name="T2">Comment commencer 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3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Faire un projet Mave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Marche aussi avec Gradle</text:span></text:p>
                </text:list-item>
              </text:list>
            </text:list-item>
            <text:list-item>
              <text:p text:style-name="P5"><text:span text:style-name="T3">Ajouter des dépendances Spring Boo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4" draw:style-name="gr5" draw:text-style-name="P6" draw:layer="layout" svg:width="25.752cm" svg:height="10.184cm" svg:x="1.014cm" svg:y="9.614cm">
          <text:p text:style-name="P4"><text:span text:style-name="T102">&lt;</text:span><text:span text:style-name="T103">project</text:span><text:span text:style-name="T102">&gt;</text:span></text:p>
          <text:p text:style-name="P4"><text:span text:style-name="T102"><text:s text:c="4"/></text:span><text:span text:style-name="T102">&lt;</text:span><text:span text:style-name="T103">parent</text:span><text:span text:style-name="T102">&gt;</text:span></text:p>
          <text:p text:style-name="P4"><text:span text:style-name="T102"><text:s text:c="8"/></text:span><text:span text:style-name="T102">&lt;</text:span><text:span text:style-name="T103">groupId</text:span><text:span text:style-name="T102">&gt;</text:span><text:span text:style-name="T104">org.springframework.boot</text:span><text:span text:style-name="T102">&lt;/</text:span><text:span text:style-name="T103">groupId</text:span><text:span text:style-name="T102">&gt;</text:span></text:p>
          <text:p text:style-name="P4"><text:span text:style-name="T102"><text:s text:c="8"/></text:span><text:span text:style-name="T102">&lt;</text:span><text:span text:style-name="T103">artifactId</text:span><text:span text:style-name="T102">&gt;</text:span><text:span text:style-name="T104">spring-boot-starter-parent</text:span><text:span text:style-name="T102">&lt;/</text:span><text:span text:style-name="T103">artifactId</text:span><text:span text:style-name="T102">&gt;</text:span></text:p>
          <text:p text:style-name="P4"><text:span text:style-name="T102"><text:s text:c="8"/></text:span><text:span text:style-name="T102">&lt;</text:span><text:span text:style-name="T103">version</text:span><text:span text:style-name="T102">&gt;</text:span><text:span text:style-name="T104">1.5.3.RELEASE</text:span><text:span text:style-name="T102">&lt;/</text:span><text:span text:style-name="T103">version</text:span><text:span text:style-name="T102">&gt;</text:span></text:p>
          <text:p text:style-name="P4"><text:span text:style-name="T102"><text:s text:c="4"/></text:span><text:span text:style-name="T102">&lt;/</text:span><text:span text:style-name="T103">parent</text:span><text:span text:style-name="T102">&gt;</text:span></text:p>
          <text:p text:style-name="P4"><text:span text:style-name="T68"><text:s text:c="4"/></text:span><text:span text:style-name="T68">(...)</text:span></text:p>
          <text:p text:style-name="P4"><text:span text:style-name="T104"><text:s text:c="4"/></text:span><text:span text:style-name="T102">&lt;</text:span><text:span text:style-name="T103">dependencies</text:span><text:span text:style-name="T102">&gt;</text:span></text:p>
          <text:p text:style-name="P4"><text:span text:style-name="T9"/></text:p>
          <text:p text:style-name="P4"><text:span text:style-name="T104"><text:s text:c="8"/></text:span><text:span text:style-name="T102">&lt;</text:span><text:span text:style-name="T103">dependency</text:span><text:span text:style-name="T102">&gt;</text:span></text:p>
          <text:p text:style-name="P4"><text:span text:style-name="T104"><text:s text:c="12"/></text:span><text:span text:style-name="T102">&lt;</text:span><text:span text:style-name="T103">groupId</text:span><text:span text:style-name="T102">&gt;</text:span><text:span text:style-name="T104">org.springframework.boot</text:span><text:span text:style-name="T102">&lt;/</text:span><text:span text:style-name="T103">groupId</text:span><text:span text:style-name="T102">&gt;</text:span></text:p>
          <text:p text:style-name="P4"><text:span text:style-name="T104"><text:s text:c="12"/></text:span><text:span text:style-name="T102">&lt;</text:span><text:span text:style-name="T103">artifactId</text:span><text:span text:style-name="T102">&gt;</text:span><text:span text:style-name="T104">spring-boot-starter-web</text:span><text:span text:style-name="T102">&lt;/</text:span><text:span text:style-name="T103">artifactId</text:span><text:span text:style-name="T102">&gt;</text:span></text:p>
          <text:p text:style-name="P4"><text:span text:style-name="T104"><text:s text:c="8"/></text:span><text:span text:style-name="T102">&lt;/</text:span><text:span text:style-name="T103">dependency</text:span><text:span text:style-name="T102">&gt;</text:span></text:p>
          <text:p text:style-name="P4"><text:span text:style-name="T9"/></text:p>
          <text:p text:style-name="P4"><text:span text:style-name="T102"><text:s text:c="4"/></text:span><text:span text:style-name="T102">&lt;/dependencies&gt;</text:span></text:p>
          <text:p text:style-name="P4"><text:span text:style-name="T102">&lt;/projec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4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50" draw:style-name="gr2" draw:layer="layout" svg:width="14.393cm" svg:height="10.477cm" svg:x="3.599cm" svg:y="2.095cm" draw:page-number="87" presentation:class="page"/>
        </presentation:notes>
      </draw:page>
      <draw:page draw:name="page88" draw:style-name="dp1" draw:master-page-name="Title_2c__20_Content" presentation:presentation-page-layout-name="AL2T11">
        <draw:custom-shape draw:name="Shape 659" draw:style-name="gr3" draw:text-style-name="P2" draw:layer="layout" svg:width="25.198cm" svg:height="3.505cm" svg:x="1.4cm" svg:y="0.237cm">
          <text:p text:style-name="P4"><text:span text:style-name="T2">Dépendances “starters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0" draw:style-name="gr5" draw:text-style-name="P6" draw:layer="layout" svg:width="19.169cm" svg:height="10.122cm" svg:x="1.014cm" svg:y="7.414cm">
          <text:p text:style-name="P4"><text:span text:style-name="T102">&lt;</text:span><text:span text:style-name="T103">project</text:span><text:span text:style-name="T102">&gt;</text:span></text:p>
          <text:p text:style-name="P4"><text:span text:style-name="T102"><text:s text:c="4"/></text:span><text:span text:style-name="T102">&lt;</text:span><text:span text:style-name="T103">parent</text:span><text:span text:style-name="T102">&gt;</text:span></text:p>
          <text:p text:style-name="P4"><text:span text:style-name="T102"><text:s text:c="8"/></text:span><text:span text:style-name="T102">&lt;</text:span><text:span text:style-name="T103">groupId</text:span><text:span text:style-name="T102">&gt;</text:span><text:span text:style-name="T104">org.springframework.boot</text:span><text:span text:style-name="T102">&lt;/</text:span><text:span text:style-name="T103">groupId</text:span><text:span text:style-name="T102">&gt;</text:span></text:p>
          <text:p text:style-name="P4"><text:span text:style-name="T102"><text:s text:c="8"/></text:span><text:span text:style-name="T102">&lt;</text:span><text:span text:style-name="T103">artifactId</text:span><text:span text:style-name="T102">&gt;</text:span><text:span text:style-name="T104">spring-boot-starter-parent</text:span><text:span text:style-name="T102">&lt;/</text:span><text:span text:style-name="T103">artifactId</text:span><text:span text:style-name="T102">&gt;</text:span></text:p>
          <text:p text:style-name="P4"><text:span text:style-name="T102"><text:s text:c="8"/></text:span><text:span text:style-name="T102">&lt;</text:span><text:span text:style-name="T103">version</text:span><text:span text:style-name="T102">&gt;</text:span><text:span text:style-name="T104">1.5.3.RELEASE</text:span><text:span text:style-name="T102">&lt;/</text:span><text:span text:style-name="T103">version</text:span><text:span text:style-name="T102">&gt;</text:span></text:p>
          <text:p text:style-name="P4"><text:span text:style-name="T102"><text:s text:c="4"/></text:span><text:span text:style-name="T102">&lt;/</text:span><text:span text:style-name="T103">parent</text:span><text:span text:style-name="T102">&gt;</text:span></text:p>
          <text:p text:style-name="P4"><text:span text:style-name="T68"><text:s text:c="4"/></text:span><text:span text:style-name="T68">(...)</text:span></text:p>
          <text:p text:style-name="P4"><text:span text:style-name="T104"><text:s text:c="4"/></text:span><text:span text:style-name="T102">&lt;</text:span><text:span text:style-name="T103">dependencies</text:span><text:span text:style-name="T102">&gt;</text:span></text:p>
          <text:p text:style-name="P4"><text:span text:style-name="T9"/></text:p>
          <text:p text:style-name="P4"><text:span text:style-name="T104"><text:s text:c="8"/></text:span><text:span text:style-name="T102">&lt;</text:span><text:span text:style-name="T103">dependency</text:span><text:span text:style-name="T102">&gt;</text:span></text:p>
          <text:p text:style-name="P4"><text:span text:style-name="T104"><text:s text:c="12"/></text:span><text:span text:style-name="T102">&lt;</text:span><text:span text:style-name="T103">groupId</text:span><text:span text:style-name="T102">&gt;</text:span><text:span text:style-name="T104">org.springframework.boot</text:span><text:span text:style-name="T102">&lt;/</text:span><text:span text:style-name="T103">groupId</text:span><text:span text:style-name="T102">&gt;</text:span></text:p>
          <text:p text:style-name="P4"><text:span text:style-name="T104"><text:s text:c="12"/></text:span><text:span text:style-name="T102">&lt;</text:span><text:span text:style-name="T103">artifactId</text:span><text:span text:style-name="T102">&gt;</text:span><text:span text:style-name="T104">spring-boot-starter-web</text:span><text:span text:style-name="T102">&lt;/</text:span><text:span text:style-name="T103">artifactId</text:span><text:span text:style-name="T102">&gt;</text:span></text:p>
          <text:p text:style-name="P4"><text:span text:style-name="T104"><text:s text:c="8"/></text:span><text:span text:style-name="T102">&lt;/</text:span><text:span text:style-name="T103">dependency</text:span><text:span text:style-name="T102">&gt;</text:span></text:p>
          <text:p text:style-name="P4"><text:span text:style-name="T9"/></text:p>
          <text:p text:style-name="P4"><text:span text:style-name="T102"><text:s text:c="4"/></text:span><text:span text:style-name="T102">&lt;/dependencies&gt;</text:span></text:p>
          <text:p text:style-name="P4"><text:span text:style-name="T102">&lt;/projec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1" draw:style-name="gr7" draw:text-style-name="P7" draw:layer="layout" svg:width="6.606cm" svg:height="2.973cm" svg:x="19.698cm" svg:y="4.333cm">
          <text:p text:style-name="P1"><text:span text:style-name="T9">Positionne des propriétés Maven</text:span></text:p>
          <text:p text:style-name="P1"><text:span text:style-name="T9">(ex. : numéros de versions)</text:span></text:p>
          <draw:enhanced-geometry draw:mirror-horizontal="false" draw:mirror-vertical="false" drawooo:sub-view-size="120000 120000 120000 120000" svg:viewBox="0 0 2378520 1070640" draw:type="ooxml-non-primitive" draw:enhanced-path="M 0 0 L 120000 0 120000 120000 0 120000 Z N M -119707 186434 L -39236 67251 -1516 59804 F N"/>
        </draw:custom-shape>
        <draw:custom-shape draw:name="Shape 662" draw:style-name="gr7" draw:text-style-name="P7" draw:layer="layout" svg:width="6.606cm" svg:height="3.78cm" svg:x="20.731cm" svg:y="9.272cm">
          <text:p text:style-name="P1"><text:span text:style-name="T9">Le nécessaire pour le développement web avec Spring</text:span></text:p>
          <text:p text:style-name="P1"><text:span text:style-name="T9">(Spring MVC, Jackson, etc)</text:span></text:p>
          <draw:enhanced-geometry draw:mirror-horizontal="false" draw:mirror-vertical="false" drawooo:sub-view-size="120000 120000 120000 120000" svg:viewBox="0 0 2378520 1361160" draw:type="ooxml-non-primitive" draw:enhanced-path="M 0 0 L 120000 0 120000 120000 0 120000 Z N M -133440 139296 L -68056 61664 -1837 63127 F N"/>
        </draw:custom-shape>
        <presentation:notes draw:style-name="dp2">
          <draw:frame draw:name="Shape 656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57" draw:style-name="gr2" draw:layer="layout" svg:width="14.393cm" svg:height="10.477cm" svg:x="3.599cm" svg:y="2.095cm" draw:page-number="88" presentation:class="page"/>
        </presentation:notes>
      </draw:page>
      <draw:page draw:name="page89" draw:style-name="dp1" draw:master-page-name="Title_2c__20_Content" presentation:presentation-page-layout-name="AL2T11">
        <draw:custom-shape draw:name="Shape 667" draw:style-name="gr3" draw:text-style-name="P2" draw:layer="layout" svg:width="25.198cm" svg:height="3.505cm" svg:x="1.4cm" svg:y="0.237cm">
          <text:p text:style-name="P4"><text:span text:style-name="T2">Lancer l'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8" draw:style-name="gr5" draw:text-style-name="P6" draw:layer="layout" svg:width="25.752cm" svg:height="6.209cm" svg:x="1.014cm" svg:y="9.114cm">
          <text:p text:style-name="P4"><text:span text:style-name="T21">@SpringBootApplication</text:span></text:p>
          <text:p text:style-name="P4"><text:span text:style-name="T19">public</text:span><text:span text:style-name="T9"> </text:span><text:span text:style-name="T19">class</text:span><text:span text:style-name="T9"> Application {</text:span></text:p>
          <text:p text:style-name="P4"><text:span text:style-name="T9"/></text:p>
          <text:p text:style-name="P4"><text:span text:style-name="T9"><text:s text:c="4"/></text:span><text:span text:style-name="T19">public</text:span><text:span text:style-name="T9"> </text:span><text:span text:style-name="T19">static</text:span><text:span text:style-name="T9"> </text:span><text:span text:style-name="T19">void</text:span><text:span text:style-name="T9"> main(String[] </text:span><text:span text:style-name="T83">args</text:span><text:span text:style-name="T9">) {</text:span></text:p>
          <text:p text:style-name="P4"><text:span text:style-name="T9"><text:s text:c="8"/></text:span><text:span text:style-name="T9">SpringApplication.</text:span><text:span text:style-name="T22">run</text:span><text:span text:style-name="T9">(Application.</text:span><text:span text:style-name="T19">class</text:span><text:span text:style-name="T9">);</text:span></text:p>
          <text:p text:style-name="P4"><text:span text:style-name="T21"><text:s text:c="4"/></text:span><text:span text:style-name="T9">}</text:span></text:p>
          <text:p text:style-name="P4"><text:span text:style-name="T9"/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9" draw:style-name="gr7" draw:text-style-name="P7" draw:layer="layout" svg:width="6.606cm" svg:height="2.247cm" svg:x="18.298cm" svg:y="7.051cm">
          <text:p text:style-name="P1"><text:span text:style-name="T9">Ecrire une méthode main</text:span></text:p>
          <draw:enhanced-geometry draw:mirror-horizontal="false" draw:mirror-vertical="false" drawooo:sub-view-size="120000 120000 120000 120000" svg:viewBox="0 0 2378520 809280" draw:type="ooxml-non-primitive" draw:enhanced-path="M 0 0 L 120000 0 120000 120000 0 120000 Z N M -110205 224734 L -51529 42428 441 57208 F N"/>
        </draw:custom-shape>
        <draw:custom-shape draw:name="Shape 670" draw:style-name="gr7" draw:text-style-name="P7" draw:layer="layout" svg:width="6.606cm" svg:height="2.13cm" svg:x="18.298cm" svg:y="14.468cm">
          <text:p text:style-name="P1"><text:span text:style-name="T9">Démarre un conteneur web</text:span></text:p>
          <draw:enhanced-geometry draw:mirror-horizontal="false" draw:mirror-vertical="false" drawooo:sub-view-size="120000 120000 120000 120000" svg:viewBox="0 0 2378400 767100" draw:type="ooxml-non-primitive" draw:enhanced-path="M 0 0 L 120000 0 120000 120000 0 120000 Z N M -69973 -92206 L -1628 -18066 6734 -975 F N"/>
        </draw:custom-shape>
        <presentation:notes draw:style-name="dp2">
          <draw:frame draw:name="Shape 66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65" draw:style-name="gr2" draw:layer="layout" svg:width="14.393cm" svg:height="10.477cm" svg:x="3.599cm" svg:y="2.095cm" draw:page-number="89" presentation:class="page"/>
        </presentation:notes>
      </draw:page>
      <draw:page draw:name="page90" draw:style-name="dp1" draw:master-page-name="Title_2c__20_Content" presentation:presentation-page-layout-name="AL2T11">
        <draw:custom-shape draw:name="Shape 675" draw:style-name="gr3" draw:text-style-name="P2" draw:layer="layout" svg:width="25.198cm" svg:height="3.505cm" svg:x="1.4cm" svg:y="0.237cm">
          <text:p text:style-name="P4"><text:span text:style-name="T2">Lancer l'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6" draw:style-name="gr5" draw:text-style-name="P6" draw:layer="layout" svg:width="25.752cm" svg:height="6.209cm" svg:x="1.014cm" svg:y="12.614cm">
          <text:p text:style-name="P4"><text:span text:style-name="T9"/></text:p>
          <text:p text:style-name="P4"><text:span text:style-name="T105"><text:s text:c="2"/></text:span><text:span text:style-name="T105">. <text:s text:c="2"/>____ <text:s text:c="9"/>_ <text:s text:c="11"/>__ _ _</text:span></text:p>
          <text:p text:style-name="P4"><text:span text:style-name="T105"><text:s/></text:span><text:span text:style-name="T105">/\\ / ___'_ __ _ _(_)_ __ <text:s/>__ _ \ \ \ \</text:span></text:p>
          <text:p text:style-name="P4"><text:span text:style-name="T105">( ( )\___ | '_ | '_| | '_ \/ _` | \ \ \ \</text:span></text:p>
          <text:p text:style-name="P4"><text:span text:style-name="T105"><text:s/></text:span><text:span text:style-name="T105">\\/ <text:s/>___)| |_)| | | | | || (_| | <text:s/>) ) ) )</text:span></text:p>
          <text:p text:style-name="P4"><text:span text:style-name="T105"><text:s text:c="2"/></text:span><text:span text:style-name="T105">' <text:s/>|____| .__|_| |_|_| |_\__, | / / / /</text:span></text:p>
          <text:p text:style-name="P4"><text:span text:style-name="T105"><text:s/></text:span><text:span text:style-name="T105">=========|_|==============|___/=/_/_/_/</text:span></text:p>
          <text:p text:style-name="P4"><text:span text:style-name="T105"><text:s/></text:span><text:span text:style-name="T105">:: Spring Boot :: <text:s text:c="12"/>(v1.3.0.M5)</text:span></text:p>
          <text:p text:style-name="P4"><text:span text:style-name="T9"/></text:p>
          <text:p text:style-name="P4"><text:span text:style-name="T105">2015-08-21 10:59:32.492 <text:s/>INFO 9337 --- [main] com.zenika.Application <text:s text:c="18"/>: </text:span></text:p>
          <text:p text:style-name="P4"><text:span text:style-name="T105">2015-08-21 10:59:32.538 <text:s/>INFO 9337 --- [main] ationConfigEmbeddedWebApplicationContext : Refreshing ...</text:span></text:p>
          <text:p text:style-name="P4"><text:span text:style-name="T9"/></text:p>
          <text:p text:style-name="P4"><text:span text:style-name="T105">2015-08-21 10:59:37.734 <text:s/>INFO 9337 --- [main] s.b.c.e.t.TomcatEmbeddedServletContainer : Tomcat started on port(s): 8080 (http)</text:span></text:p>
          <text:p text:style-name="P4"><text:span text:style-name="T105">2015-08-21 10:59:37.741 <text:s/>INFO 9337 --- [main] com.zenika.Application <text:s text:c="18"/>: Started Application in 5.532 seconds (JVM running for 5.894)</text:span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77" draw:style-name="gr5" draw:text-style-name="P6" draw:layer="layout" svg:width="25.752cm" svg:height="6.209cm" svg:x="1.014cm" svg:y="5.314cm">
          <text:p text:style-name="P4"><text:span text:style-name="T21">@SpringBootApplication</text:span></text:p>
          <text:p text:style-name="P4"><text:span text:style-name="T19">public</text:span><text:span text:style-name="T9"> </text:span><text:span text:style-name="T19">class</text:span><text:span text:style-name="T9"> Application {</text:span></text:p>
          <text:p text:style-name="P4"><text:span text:style-name="T9"/></text:p>
          <text:p text:style-name="P4"><text:span text:style-name="T9"><text:s text:c="4"/></text:span><text:span text:style-name="T19">public</text:span><text:span text:style-name="T9"> </text:span><text:span text:style-name="T19">static</text:span><text:span text:style-name="T9"> </text:span><text:span text:style-name="T19">void</text:span><text:span text:style-name="T9"> main(String[] </text:span><text:span text:style-name="T83">args</text:span><text:span text:style-name="T9">) {</text:span></text:p>
          <text:p text:style-name="P4"><text:span text:style-name="T9"><text:s text:c="8"/></text:span><text:span text:style-name="T9">SpringApplication.</text:span><text:span text:style-name="T22">run</text:span><text:span text:style-name="T9">(Application.</text:span><text:span text:style-name="T19">class</text:span><text:span text:style-name="T9">);</text:span></text:p>
          <text:p text:style-name="P4"><text:span text:style-name="T21"><text:s text:c="4"/></text:span><text:span text:style-name="T9">}</text:span></text:p>
          <text:p text:style-name="P4"><text:span text:style-name="T9"/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72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73" draw:style-name="gr2" draw:layer="layout" svg:width="14.393cm" svg:height="10.477cm" svg:x="3.599cm" svg:y="2.095cm" draw:page-number="90" presentation:class="page"/>
        </presentation:notes>
      </draw:page>
      <draw:page draw:name="page91" draw:style-name="dp1" draw:master-page-name="Title_2c__20_Content" presentation:presentation-page-layout-name="AL2T11">
        <draw:custom-shape draw:name="Shape 682" draw:style-name="gr3" draw:text-style-name="P2" draw:layer="layout" svg:width="25.198cm" svg:height="3.505cm" svg:x="1.4cm" svg:y="0.237cm">
          <text:p text:style-name="P4"><text:span text:style-name="T2">Packaging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3" draw:style-name="gr5" draw:text-style-name="P6" draw:layer="layout" svg:width="25.752cm" svg:height="6.209cm" svg:x="1.014cm" svg:y="12.614cm">
          <text:p text:style-name="P4"><text:span text:style-name="T106">$ </text:span><text:span text:style-name="T107">mvn clean package</text:span></text:p>
          <text:p text:style-name="P4"><text:span text:style-name="T106">... </text:span></text:p>
          <text:p text:style-name="P4"><text:span text:style-name="T106">$ </text:span><text:span text:style-name="T107">ls -alh target/</text:span></text:p>
          <text:p text:style-name="P4"><text:span text:style-name="T106">total 18M</text:span></text:p>
          <text:p text:style-name="P4"><text:span text:style-name="T106">drwxrwxr-x 6 acogoluegnes acogoluegnes 4,0K août <text:s/>21 11:11 .</text:span></text:p>
          <text:p text:style-name="P4"><text:span text:style-name="T106">drwxrwxr-x 5 acogoluegnes acogoluegnes 4,0K août <text:s/>21 11:11 ..</text:span></text:p>
          <text:p text:style-name="P4"><text:span text:style-name="T106">drwxrwxr-x 5 acogoluegnes acogoluegnes 4,0K août <text:s/>21 11:11 classes</text:span></text:p>
          <text:p text:style-name="P4"><text:span text:style-name="T106">drwxrwxr-x 3 acogoluegnes acogoluegnes 4,0K août <text:s/>21 11:11 generated-sources</text:span></text:p>
          <text:p text:style-name="P4"><text:span text:style-name="T106">drwxrwxr-x 2 acogoluegnes acogoluegnes 4,0K août <text:s/>21 11:11 maven-archiver</text:span></text:p>
          <text:p text:style-name="P4"><text:span text:style-name="T106">drwxrwxr-x 3 acogoluegnes acogoluegnes 4,0K août <text:s/>21 11:11 maven-status</text:span></text:p>
          <text:p text:style-name="P4"><text:span text:style-name="T107">-rw-rw-r-- 1 acogoluegnes acogoluegnes <text:s/>18M août <text:s/>21 11:11 spring-boot-solution-1.3.0.M4.jar</text:span></text:p>
          <text:p text:style-name="P4"><text:span text:style-name="T106">-rw-rw-r-- 1 acogoluegnes acogoluegnes 148K août <text:s/>21 11:11 spring-boot-solution-1.3.0.M4.jar.original</text:span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4" draw:style-name="gr5" draw:text-style-name="P6" draw:layer="layout" svg:width="25.752cm" svg:height="6.251cm" svg:x="1.014cm" svg:y="5.314cm">
          <text:p text:style-name="P4"><text:span text:style-name="T33">&lt;!-- pom.xml --&gt;</text:span></text:p>
          <text:p text:style-name="P4"><text:span text:style-name="T33">&lt;</text:span><text:span text:style-name="T34">build</text:span><text:span text:style-name="T33">&gt;</text:span></text:p>
          <text:p text:style-name="P4"><text:span text:style-name="T108"><text:s text:c="4"/></text:span><text:span text:style-name="T33">&lt;</text:span><text:span text:style-name="T34">plugins</text:span><text:span text:style-name="T33">&gt;</text:span></text:p>
          <text:p text:style-name="P4"><text:span text:style-name="T108"><text:s text:c="8"/></text:span><text:span text:style-name="T33">&lt;</text:span><text:span text:style-name="T34">plugin</text:span><text:span text:style-name="T33">&gt;</text:span></text:p>
          <text:p text:style-name="P4"><text:span text:style-name="T108"><text:s text:c="12"/></text:span><text:span text:style-name="T33">&lt;</text:span><text:span text:style-name="T34">groupId</text:span><text:span text:style-name="T33">&gt;</text:span><text:span text:style-name="T108">org.springframework.boot</text:span><text:span text:style-name="T33">&lt;/</text:span><text:span text:style-name="T34">groupId</text:span><text:span text:style-name="T33">&gt;</text:span></text:p>
          <text:p text:style-name="P4"><text:span text:style-name="T108"><text:s text:c="12"/></text:span><text:span text:style-name="T33">&lt;</text:span><text:span text:style-name="T34">artifactId</text:span><text:span text:style-name="T33">&gt;</text:span><text:span text:style-name="T108">spring-boot-maven-plugin</text:span><text:span text:style-name="T33">&lt;/</text:span><text:span text:style-name="T34">artifactId</text:span><text:span text:style-name="T33">&gt;</text:span></text:p>
          <text:p text:style-name="P4"><text:span text:style-name="T108"><text:s text:c="9"/></text:span><text:span text:style-name="T33">&lt;/</text:span><text:span text:style-name="T34">plugin</text:span><text:span text:style-name="T33">&gt;</text:span></text:p>
          <text:p text:style-name="P4"><text:span text:style-name="T108"><text:s text:c="4"/></text:span><text:span text:style-name="T33">&lt;/</text:span><text:span text:style-name="T34">plugins</text:span><text:span text:style-name="T33">&gt;</text:span></text:p>
          <text:p text:style-name="P4"><text:span text:style-name="T33">&lt;/</text:span><text:span text:style-name="T34">build</text:span><text:span text:style-name="T33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85" draw:style-name="gr7" draw:text-style-name="P7" draw:layer="layout" svg:width="6.606cm" svg:height="2.13cm" svg:x="21.431cm" svg:y="10.149cm">
          <text:p text:style-name="P1"><text:span text:style-name="T9">JAR exécutable</text:span></text:p>
          <draw:enhanced-geometry draw:mirror-horizontal="false" draw:mirror-vertical="false" drawooo:sub-view-size="120000 120000 120000 120000" svg:viewBox="0 0 2378520 767159" draw:type="ooxml-non-primitive" draw:enhanced-path="M 0 0 L 120000 0 120000 119999 0 119999 Z N M -80770 377085 L -47241 244542 537 62620 F N"/>
        </draw:custom-shape>
        <presentation:notes draw:style-name="dp2">
          <draw:frame draw:name="Shape 67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80" draw:style-name="gr2" draw:layer="layout" svg:width="14.393cm" svg:height="10.477cm" svg:x="3.599cm" svg:y="2.095cm" draw:page-number="91" presentation:class="page"/>
        </presentation:notes>
      </draw:page>
      <draw:page draw:name="page92" draw:style-name="dp1" draw:master-page-name="Title_2c__20_Content" presentation:presentation-page-layout-name="AL2T11">
        <draw:custom-shape draw:name="Shape 690" draw:style-name="gr3" draw:text-style-name="P2" draw:layer="layout" svg:width="25.198cm" svg:height="3.505cm" svg:x="1.4cm" svg:y="0.237cm">
          <text:p text:style-name="P4"><text:span text:style-name="T2">JAR exécutab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1" draw:style-name="gr5" draw:text-style-name="P6" draw:layer="layout" svg:width="26.76cm" svg:height="7.168cm" svg:x="0.504cm" svg:y="6.514cm">
          <text:p text:style-name="P4"><text:span text:style-name="T109">$ </text:span><text:span text:style-name="T110">java -jar target/spring-boot-solution-1.3.0.M5.jar</text:span></text:p>
          <text:p text:style-name="P4"><text:span text:style-name="T109"><text:s text:c="2"/></text:span><text:span text:style-name="T109">. <text:s text:c="2"/>____ <text:s text:c="9"/>_ <text:s text:c="11"/>__ _ _</text:span></text:p>
          <text:p text:style-name="P4"><text:span text:style-name="T109"><text:s/></text:span><text:span text:style-name="T109">/\\ / ___'_ __ _ _(_)_ __ <text:s/>__ _ \ \ \ \</text:span></text:p>
          <text:p text:style-name="P4"><text:span text:style-name="T109">( ( )\___ | '_ | '_| | '_ \/ _` | \ \ \ \</text:span></text:p>
          <text:p text:style-name="P4"><text:span text:style-name="T109"><text:s/></text:span><text:span text:style-name="T109">\\/ <text:s/>___)| |_)| | | | | || (_| | <text:s/>) ) ) )</text:span></text:p>
          <text:p text:style-name="P4"><text:span text:style-name="T109"><text:s text:c="2"/></text:span><text:span text:style-name="T109">' <text:s/>|____| .__|_| |_|_| |_\__, | / / / /</text:span></text:p>
          <text:p text:style-name="P4"><text:span text:style-name="T109"><text:s/></text:span><text:span text:style-name="T109">=========|_|==============|___/=/_/_/_/</text:span></text:p>
          <text:p text:style-name="P4"><text:span text:style-name="T109"><text:s/></text:span><text:span text:style-name="T109">:: Spring Boot :: <text:s text:c="12"/>(v1.3.0.M5)</text:span></text:p>
          <text:p text:style-name="P4"><text:span text:style-name="T9"/></text:p>
          <text:p text:style-name="P4"><text:span text:style-name="T109">...</text:span></text:p>
          <text:p text:style-name="P4"><text:span text:style-name="T9"/></text:p>
          <text:p text:style-name="P4"><text:span text:style-name="T109">2015-08-21 11:17:00.340 <text:s/>INFO 9864 --- [main] Tomcat started on port(s): 8080 (http)</text:span></text:p>
          <text:p text:style-name="P4"><text:span text:style-name="T109">2015-08-21 11:17:00.348 <text:s/>INFO 9864 --- [main] Started Application in 7.31 seconds (JVM running for 7.845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8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88" draw:style-name="gr2" draw:layer="layout" svg:width="14.393cm" svg:height="10.477cm" svg:x="3.599cm" svg:y="2.095cm" draw:page-number="92" presentation:class="page"/>
        </presentation:notes>
      </draw:page>
      <draw:page draw:name="page93" draw:style-name="dp1" draw:master-page-name="Title_2c__20_Content" presentation:presentation-page-layout-name="AL2T11">
        <draw:custom-shape draw:name="Shape 696" draw:style-name="gr3" draw:text-style-name="P2" draw:layer="layout" svg:width="25.198cm" svg:height="3.505cm" svg:x="1.4cm" svg:y="0.237cm">
          <text:p text:style-name="P4"><text:span text:style-name="T2">@SpringBoot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7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3 annotations en 1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@Configuration</text:span></text:p>
                </text:list-item>
                <text:list-item>
                  <text:p text:style-name="P5"><text:span text:style-name="T4">@ComponentScan (scanné depuis la classe annotée)</text:span></text:p>
                </text:list-item>
                <text:list-item>
                  <text:p text:style-name="P5"><text:span text:style-name="T4">@EnableAutoConfigur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98" draw:style-name="gr5" draw:text-style-name="P6" draw:layer="layout" svg:width="25.752cm" svg:height="6.209cm" svg:x="1.014cm" svg:y="12.714cm">
          <text:p text:style-name="P4"><text:span text:style-name="T21">@SpringBootApplication</text:span></text:p>
          <text:p text:style-name="P4"><text:span text:style-name="T19">public</text:span><text:span text:style-name="T9"> </text:span><text:span text:style-name="T19">class</text:span><text:span text:style-name="T9"> Application {</text:span></text:p>
          <text:p text:style-name="P4"><text:span text:style-name="T9"/></text:p>
          <text:p text:style-name="P4"><text:span text:style-name="T9"><text:s text:c="4"/></text:span><text:span text:style-name="T19">public</text:span><text:span text:style-name="T9"> </text:span><text:span text:style-name="T19">static</text:span><text:span text:style-name="T9"> </text:span><text:span text:style-name="T19">void</text:span><text:span text:style-name="T9"> main(String[] </text:span><text:span text:style-name="T83">args</text:span><text:span text:style-name="T9">) {</text:span></text:p>
          <text:p text:style-name="P4"><text:span text:style-name="T9"><text:s text:c="8"/></text:span><text:span text:style-name="T9">SpringApplication.</text:span><text:span text:style-name="T22">run</text:span><text:span text:style-name="T9">(Application.</text:span><text:span text:style-name="T19">class</text:span><text:span text:style-name="T9">);</text:span></text:p>
          <text:p text:style-name="P4"><text:span text:style-name="T21"><text:s text:c="4"/></text:span><text:span text:style-name="T9">}</text:span></text:p>
          <text:p text:style-name="P4"><text:span text:style-name="T9"/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69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694" draw:style-name="gr2" draw:layer="layout" svg:width="14.393cm" svg:height="10.477cm" svg:x="3.599cm" svg:y="2.095cm" draw:page-number="93" presentation:class="page"/>
        </presentation:notes>
      </draw:page>
      <draw:page draw:name="page94" draw:style-name="dp1" draw:master-page-name="Title_2c__20_Content" presentation:presentation-page-layout-name="AL2T11">
        <draw:custom-shape draw:name="Shape 703" draw:style-name="gr3" draw:text-style-name="P2" draw:layer="layout" svg:width="25.198cm" svg:height="3.505cm" svg:x="1.4cm" svg:y="0.237cm">
          <text:p text:style-name="P4"><text:span text:style-name="T2">@SpringBootApplic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4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Configurer Spring dans Spring Boot ?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lasses @Configuration</text:span></text:p>
                </text:list-item>
                <text:list-item>
                  <text:p text:style-name="P5"><text:span text:style-name="T4">Dans l'arborescence de Application</text:span></text:p>
                </text:list-item>
                <text:list-item>
                  <text:p text:style-name="P5"><text:span text:style-name="T4">Configurer comme d'habitude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05" draw:style-name="gr5" draw:text-style-name="P6" draw:layer="layout" svg:width="25.752cm" svg:height="6.209cm" svg:x="1.014cm" svg:y="12.714cm">
          <text:p text:style-name="P4"><text:span text:style-name="T21">@SpringBootApplication</text:span></text:p>
          <text:p text:style-name="P4"><text:span text:style-name="T19">public</text:span><text:span text:style-name="T9"> </text:span><text:span text:style-name="T19">class</text:span><text:span text:style-name="T9"> Application {</text:span></text:p>
          <text:p text:style-name="P4"><text:span text:style-name="T9"/></text:p>
          <text:p text:style-name="P4"><text:span text:style-name="T9"><text:s text:c="4"/></text:span><text:span text:style-name="T19">public</text:span><text:span text:style-name="T9"> </text:span><text:span text:style-name="T19">static</text:span><text:span text:style-name="T9"> </text:span><text:span text:style-name="T19">void</text:span><text:span text:style-name="T9"> main(String[] </text:span><text:span text:style-name="T83">args</text:span><text:span text:style-name="T9">) {</text:span></text:p>
          <text:p text:style-name="P4"><text:span text:style-name="T9"><text:s text:c="8"/></text:span><text:span text:style-name="T9">SpringApplication.</text:span><text:span text:style-name="T22">run</text:span><text:span text:style-name="T9">(Application.</text:span><text:span text:style-name="T19">class</text:span><text:span text:style-name="T9">);</text:span></text:p>
          <text:p text:style-name="P4"><text:span text:style-name="T21"><text:s text:c="4"/></text:span><text:span text:style-name="T9">}</text:span></text:p>
          <text:p text:style-name="P4"><text:span text:style-name="T9"/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0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01" draw:style-name="gr2" draw:layer="layout" svg:width="14.393cm" svg:height="10.477cm" svg:x="3.599cm" svg:y="2.095cm" draw:page-number="94" presentation:class="page"/>
        </presentation:notes>
      </draw:page>
      <draw:page draw:name="page95" draw:style-name="dp1" draw:master-page-name="Title_2c__20_Content" presentation:presentation-page-layout-name="AL2T11">
        <draw:custom-shape draw:name="Shape 710" draw:style-name="gr3" draw:text-style-name="P2" draw:layer="layout" svg:width="25.198cm" svg:height="3.505cm" svg:x="1.4cm" svg:y="0.237cm">
          <text:p text:style-name="P4"><text:span text:style-name="T2">@EnableAutoconfigura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1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Configuration automatique</text:span></text:p>
            </text:list-item>
            <text:list-item>
              <text:p text:style-name="P5"><text:span text:style-name="T3">Configuration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Selon la présence de librairies sur le classpath</text:span></text:p>
                </text:list-item>
                <text:list-item>
                  <text:p text:style-name="P5"><text:span text:style-name="T4">Selon la présence de beans Spring</text:span></text:p>
                </text:list-item>
              </text:list>
            </text:list-item>
            <text:list-item>
              <text:p text:style-name="P5"><text:span text:style-name="T3">Exemples</text:span></text:p>
              <text:list>
                <text:list-item>
                  <text:p text:style-name="P5"><text:span text:style-name="T4">Spring MVC présent =&gt; DispatcherServlet déclarée</text:span></text:p>
                </text:list-item>
                <text:list-item>
                  <text:p text:style-name="P5"><text:span text:style-name="T4">H2 présent =&gt; DataSource embarqué déclaré</text:span></text:p>
                </text:list-item>
                <text:list-item>
                  <text:p text:style-name="P5"><text:span text:style-name="T4">Bean DataSource =&gt; JdbcTemplate déclaré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0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08" draw:style-name="gr2" draw:layer="layout" svg:width="14.393cm" svg:height="10.477cm" svg:x="3.599cm" svg:y="2.095cm" draw:page-number="95" presentation:class="page"/>
        </presentation:notes>
      </draw:page>
      <draw:page draw:name="page96" draw:style-name="dp1" draw:master-page-name="Title_2c__20_Content" presentation:presentation-page-layout-name="AL2T11">
        <draw:custom-shape draw:name="Shape 716" draw:style-name="gr3" draw:text-style-name="P2" draw:layer="layout" svg:width="25.198cm" svg:height="3.505cm" svg:x="1.4cm" svg:y="0.237cm">
          <text:p text:style-name="P4"><text:span text:style-name="T2">Contrôleur REST “hello world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7" draw:style-name="gr5" draw:text-style-name="P6" draw:layer="layout" svg:width="25.752cm" svg:height="12.264cm" svg:x="1.014cm" svg:y="6.414cm">
          <text:p text:style-name="P4"><text:span text:style-name="T14">@SpringBootApplication</text:span></text:p>
          <text:p text:style-name="P4"><text:span text:style-name="T12">public</text:span><text:span text:style-name="T10"> </text:span><text:span text:style-name="T12">class</text:span><text:span text:style-name="T10"> Application {</text:span></text:p>
          <text:p text:style-name="P4"><text:span text:style-name="T9"/></text:p>
          <text:p text:style-name="P4"><text:span text:style-name="T10"><text:s text:c="4"/></text:span><text:span text:style-name="T12">public</text:span><text:span text:style-name="T10"> </text:span><text:span text:style-name="T12">static</text:span><text:span text:style-name="T10"> </text:span><text:span text:style-name="T12">void</text:span><text:span text:style-name="T10"> main(String[] </text:span><text:span text:style-name="T32">args</text:span><text:span text:style-name="T10">) {</text:span></text:p>
          <text:p text:style-name="P4"><text:span text:style-name="T10"><text:s text:c="8"/></text:span><text:span text:style-name="T10">SpringApplication.</text:span><text:span text:style-name="T77">run</text:span><text:span text:style-name="T10">(Application.</text:span><text:span text:style-name="T12">class</text:span><text:span text:style-name="T10">);</text:span></text:p>
          <text:p text:style-name="P4"><text:span text:style-name="T14"><text:s text:c="4"/></text:span><text:span text:style-name="T10">}</text:span></text:p>
          <text:p text:style-name="P4"><text:span text:style-name="T9"/></text:p>
          <text:p text:style-name="P4"><text:span text:style-name="T14"><text:s text:c="4"/></text:span><text:span text:style-name="T14">@RestController</text:span></text:p>
          <text:p text:style-name="P4"><text:span text:style-name="T10"><text:s text:c="4"/></text:span><text:span text:style-name="T12">public</text:span><text:span text:style-name="T10"> </text:span><text:span text:style-name="T12">static</text:span><text:span text:style-name="T10"> </text:span><text:span text:style-name="T12">class</text:span><text:span text:style-name="T10"> HelloController {</text:span></text:p>
          <text:p text:style-name="P4"><text:span text:style-name="T9"/></text:p>
          <text:p text:style-name="P4"><text:span text:style-name="T10"><text:s text:c="8"/></text:span><text:span text:style-name="T14">@RequestMapping</text:span><text:span text:style-name="T10">(</text:span><text:span text:style-name="T13">"/hello"</text:span><text:span text:style-name="T10">)</text:span></text:p>
          <text:p text:style-name="P4"><text:span text:style-name="T10"><text:s text:c="8"/></text:span><text:span text:style-name="T12">public</text:span><text:span text:style-name="T10"> String hello() {</text:span></text:p>
          <text:p text:style-name="P4"><text:span text:style-name="T10"><text:s text:c="12"/></text:span><text:span text:style-name="T12">return</text:span><text:span text:style-name="T10"> </text:span><text:span text:style-name="T13">"Hello world!"</text:span><text:span text:style-name="T10">;</text:span></text:p>
          <text:p text:style-name="P4"><text:span text:style-name="T10"><text:s text:c="8"/></text:span><text:span text:style-name="T10">}</text:span></text:p>
          <text:p text:style-name="P4"><text:span text:style-name="T9"/></text:p>
          <text:p text:style-name="P4"><text:span text:style-name="T10"><text:s text:c="4"/></text:span><text:span text:style-name="T10">}</text:span></text:p>
          <text:p text:style-name="P4"><text:span text:style-name="T9"/></text:p>
          <text:p text:style-name="P4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18" draw:style-name="gr7" draw:text-style-name="P7" draw:layer="layout" svg:width="6.606cm" svg:height="2.13cm" svg:x="20.409cm" svg:y="7.824cm">
          <text:p text:style-name="P1"><text:span text:style-name="T9">Détecté par le component scan</text:span></text:p>
          <draw:enhanced-geometry draw:mirror-horizontal="false" draw:mirror-vertical="false" drawooo:sub-view-size="120000 120000 120000 120000" svg:viewBox="0 0 2378520 767159" draw:type="ooxml-non-primitive" draw:enhanced-path="M 0 0 L 120000 0 120000 119999 0 119999 Z N M -229017 -53349 L -68076 -45551 -1017 61002 F N"/>
        </draw:custom-shape>
        <draw:custom-shape draw:name="Shape 719" draw:style-name="gr7" draw:text-style-name="P7" draw:layer="layout" svg:width="8.783cm" svg:height="2.547cm" svg:x="18.662cm" svg:y="12.19cm">
          <text:p text:style-name="P1"><text:span text:style-name="T9">Appelée sur une requête HTTP</text:span></text:p>
          <text:p text:style-name="P1"><text:span text:style-name="T9">http://localhost:8080</text:span><text:span text:style-name="T29">/hello</text:span></text:p>
          <draw:enhanced-geometry draw:mirror-horizontal="false" draw:mirror-vertical="false" drawooo:sub-view-size="120000 120000 120000 120000" svg:viewBox="0 0 3162300 917400" draw:type="ooxml-non-primitive" draw:enhanced-path="M 0 0 L 120000 0 120000 120000 0 120000 Z N M -107403 86635 L -48768 88809 -222 60555 F N"/>
        </draw:custom-shape>
        <presentation:notes draw:style-name="dp2">
          <draw:frame draw:name="Shape 713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14" draw:style-name="gr2" draw:layer="layout" svg:width="14.393cm" svg:height="10.477cm" svg:x="3.599cm" svg:y="2.095cm" draw:page-number="96" presentation:class="page"/>
        </presentation:notes>
      </draw:page>
      <draw:page draw:name="page97" draw:style-name="dp1" draw:master-page-name="Title_2c__20_Content" presentation:presentation-page-layout-name="AL2T11">
        <draw:custom-shape draw:name="Shape 724" draw:style-name="gr3" draw:text-style-name="P2" draw:layer="layout" svg:width="25.198cm" svg:height="3.505cm" svg:x="1.4cm" svg:y="0.237cm">
          <text:p text:style-name="P4"><text:span text:style-name="T2">Configuration exter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25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Fichiers application.properties</text:span></text:p>
            </text:list-item>
            <text:list-item>
              <text:p text:style-name="P5"><text:span text:style-name="T3">Localisations, dans l'ordre de préférence :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/config depuis le répertoire courant</text:span></text:p>
                </text:list-item>
                <text:list-item>
                  <text:p text:style-name="P5"><text:span text:style-name="T4">Le répertoire courant</text:span></text:p>
                </text:list-item>
                <text:list-item>
                  <text:p text:style-name="P5"><text:span text:style-name="T4">/config sur le classpath</text:span></text:p>
                </text:list-item>
                <text:list-item>
                  <text:p text:style-name="P5"><text:span text:style-name="T4">Racine du classpath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21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22" draw:style-name="gr2" draw:layer="layout" svg:width="14.393cm" svg:height="10.477cm" svg:x="3.599cm" svg:y="2.095cm" draw:page-number="97" presentation:class="page"/>
        </presentation:notes>
      </draw:page>
      <draw:page draw:name="page98" draw:style-name="dp1" draw:master-page-name="Title_2c__20_Content" presentation:presentation-page-layout-name="AL2T11">
        <draw:custom-shape draw:name="Shape 730" draw:style-name="gr3" draw:text-style-name="P2" draw:layer="layout" svg:width="25.198cm" svg:height="3.505cm" svg:x="1.4cm" svg:y="0.237cm">
          <text:p text:style-name="P4"><text:span text:style-name="T2">application.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1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Qu'y trouve-t-on ?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Les paramètres de l'auto-configuration</text:span></text:p>
                </text:list-item>
              </text:list>
            </text:list-item>
            <text:list-item>
              <text:p text:style-name="P5"><text:span text:style-name="T3">Par exemple, pour le conteneur web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2" draw:style-name="gr5" draw:text-style-name="P6" draw:layer="layout" svg:width="26.76cm" svg:height="2.493cm" svg:x="0.504cm" svg:y="10.714cm">
          <text:p text:style-name="P4"><text:span text:style-name="T9">server.port=9000</text:span></text:p>
          <text:p text:style-name="P4"><text:span text:style-name="T9">server.address=192.168.1.20</text:span></text:p>
          <text:p text:style-name="P4"><text:span text:style-name="T9">server.session.timeout=1800 # en second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2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28" draw:style-name="gr2" draw:layer="layout" svg:width="14.393cm" svg:height="10.477cm" svg:x="3.599cm" svg:y="2.095cm" draw:page-number="98" presentation:class="page"/>
        </presentation:notes>
      </draw:page>
      <draw:page draw:name="page99" draw:style-name="dp1" draw:master-page-name="Title_2c__20_Content" presentation:presentation-page-layout-name="AL2T11">
        <draw:custom-shape draw:name="Shape 737" draw:style-name="gr3" draw:text-style-name="P2" draw:layer="layout" svg:width="25.198cm" svg:height="3.505cm" svg:x="1.4cm" svg:y="0.237cm">
          <text:p text:style-name="P4"><text:span text:style-name="T2">Configuration exter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8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Exemples de paramètres disponibles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Connexion base de données</text:span></text:p>
                </text:list-item>
                <text:list-item>
                  <text:p text:style-name="P5"><text:span text:style-name="T4">Paramètres pool de connexions</text:span></text:p>
                </text:list-item>
                <text:list-item>
                  <text:p text:style-name="P5"><text:span text:style-name="T4">Log (niveau, format)</text:span></text:p>
                </text:list-item>
                <text:list-item>
                  <text:p text:style-name="P5"><text:span text:style-name="T4">Configuration SSL</text:span></text:p>
                </text:list-item>
                <text:list-item>
                  <text:p text:style-name="P5"><text:span text:style-name="T4">Initialisation de la base de données</text:span></text:p>
                </text:list-item>
                <text:list-item>
                  <text:p text:style-name="P5"><text:span text:style-name="T4">Etc.</text:span></text:p>
                </text:list-item>
              </text:list>
            </text:list-item>
            <text:list-item>
              <text:p text:style-name="P5"><text:span text:style-name="T3">Documentation de référence pour les paramètres disponibl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3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35" draw:style-name="gr2" draw:layer="layout" svg:width="14.393cm" svg:height="10.477cm" svg:x="3.599cm" svg:y="2.095cm" draw:page-number="99" presentation:class="page"/>
        </presentation:notes>
      </draw:page>
      <draw:page draw:name="page100" draw:style-name="dp1" draw:master-page-name="Title_2c__20_Content" presentation:presentation-page-layout-name="AL2T11">
        <draw:custom-shape draw:name="Shape 743" draw:style-name="gr3" draw:text-style-name="P2" draw:layer="layout" svg:width="25.198cm" svg:height="3.505cm" svg:x="1.4cm" svg:y="0.237cm">
          <text:p text:style-name="P4"><text:span text:style-name="T2">Monitoring avec Actu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4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Informations sur l'environnement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Beans Spring, “health check”, etc</text:span></text:p>
                </text:list-item>
              </text:list>
            </text:list-item>
            <text:list-item>
              <text:p text:style-name="P5"><text:span text:style-name="T3">Exposés sur HTTP (“endpoints”)</text:span></text:p>
            </text:list-item>
            <text:list-item>
              <text:p text:style-name="P5"><text:span text:style-name="T3">Pour la production et le développement</text:span></text:p>
              <text:list>
                <text:list-item>
                  <text:p text:style-name="P5"><text:span text:style-name="T4">Indications utiles sur l'applic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5" draw:style-name="gr5" draw:text-style-name="P6" draw:layer="layout" svg:width="25.752cm" svg:height="3.325cm" svg:x="1.014cm" svg:y="14.014cm">
          <text:p text:style-name="P4"><text:span text:style-name="T39">&lt;</text:span><text:span text:style-name="T40">dependency</text:span><text:span text:style-name="T39">&gt;</text:span></text:p>
          <text:p text:style-name="P4"><text:span text:style-name="T111"><text:s text:c="4"/></text:span><text:span text:style-name="T39">&lt;</text:span><text:span text:style-name="T40">groupId</text:span><text:span text:style-name="T39">&gt;</text:span><text:span text:style-name="T111">org.springframework.boot</text:span><text:span text:style-name="T39">&lt;/</text:span><text:span text:style-name="T40">groupId</text:span><text:span text:style-name="T39">&gt;</text:span></text:p>
          <text:p text:style-name="P4"><text:span text:style-name="T111"><text:s text:c="4"/></text:span><text:span text:style-name="T39">&lt;</text:span><text:span text:style-name="T40">artifactId</text:span><text:span text:style-name="T39">&gt;</text:span><text:span text:style-name="T111">spring-boot-starter-actuator</text:span><text:span text:style-name="T39">&lt;/</text:span><text:span text:style-name="T40">artifactId</text:span><text:span text:style-name="T39">&gt;</text:span></text:p>
          <text:p text:style-name="P4"><text:span text:style-name="T39">&lt;/</text:span><text:span text:style-name="T40">dependency</text:span><text:span text:style-name="T39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4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41" draw:style-name="gr2" draw:layer="layout" svg:width="14.393cm" svg:height="10.477cm" svg:x="3.599cm" svg:y="2.095cm" draw:page-number="100" presentation:class="page"/>
        </presentation:notes>
      </draw:page>
      <draw:page draw:name="page101" draw:style-name="dp1" draw:master-page-name="Title_2c__20_Content" presentation:presentation-page-layout-name="AL2T11">
        <draw:custom-shape draw:name="Shape 750" draw:style-name="gr3" draw:text-style-name="P2" draw:layer="layout" svg:width="25.198cm" svg:height="3.505cm" svg:x="1.4cm" svg:y="0.237cm">
          <text:p text:style-name="P4"><text:span text:style-name="T2">/actu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1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Accueil des endpoint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2" draw:style-name="gr5" draw:text-style-name="P6" draw:layer="layout" svg:width="25.752cm" svg:height="12.243cm" svg:x="1.114cm" svg:y="7.314cm">
          <text:p text:style-name="P4"><text:span text:style-name="T9">{</text:span></text:p>
          <text:p text:style-name="P4"><text:span text:style-name="T9"><text:s text:c="2"/></text:span><text:span text:style-name="T9">_links: {</text:span></text:p>
          <text:p text:style-name="P4"><text:span text:style-name="T9"><text:s text:c="4"/></text:span><text:span text:style-name="T9">self: {</text:span></text:p>
          <text:p text:style-name="P4"><text:span text:style-name="T9"><text:s text:c="4"/></text:span><text:span text:style-name="T9">href: "http://localhost:8080/actuator",</text:span></text:p>
          <text:p text:style-name="P4"><text:span text:style-name="T9"><text:s text:c="4"/></text:span><text:span text:style-name="T9">templated: false</text:span></text:p>
          <text:p text:style-name="P4"><text:span text:style-name="T9"><text:s text:c="2"/></text:span><text:span text:style-name="T9">},</text:span></text:p>
          <text:p text:style-name="P4"><text:span text:style-name="T9"><text:s text:c="2"/></text:span><text:span text:style-name="T9">autoconfig: {</text:span></text:p>
          <text:p text:style-name="P4"><text:span text:style-name="T9"><text:s text:c="4"/></text:span><text:span text:style-name="T9">href: "http://localhost:8080/autoconfig",</text:span></text:p>
          <text:p text:style-name="P4"><text:span text:style-name="T9"><text:s text:c="4"/></text:span><text:span text:style-name="T9">templated: false</text:span></text:p>
          <text:p text:style-name="P4"><text:span text:style-name="T9"><text:s text:c="2"/></text:span><text:span text:style-name="T9">},</text:span></text:p>
          <text:p text:style-name="P4"><text:span text:style-name="T9"><text:s text:c="2"/></text:span><text:span text:style-name="T9">beans: {</text:span></text:p>
          <text:p text:style-name="P4"><text:span text:style-name="T9"><text:s text:c="4"/></text:span><text:span text:style-name="T9">href: "http://localhost:8080/beans",</text:span></text:p>
          <text:p text:style-name="P4"><text:span text:style-name="T9"><text:s text:c="4"/></text:span><text:span text:style-name="T9">templated: false</text:span></text:p>
          <text:p text:style-name="P4"><text:span text:style-name="T9"><text:s text:c="2"/></text:span><text:span text:style-name="T9">},</text:span></text:p>
          <text:p text:style-name="P4"><text:span text:style-name="T9"><text:s text:c="2"/></text:span><text:span text:style-name="T9">... </text:span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47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48" draw:style-name="gr2" draw:layer="layout" svg:width="14.393cm" svg:height="10.477cm" svg:x="3.599cm" svg:y="2.095cm" draw:page-number="101" presentation:class="page"/>
        </presentation:notes>
      </draw:page>
      <draw:page draw:name="page102" draw:style-name="dp1" draw:master-page-name="Title_2c__20_Content" presentation:presentation-page-layout-name="AL2T11">
        <draw:custom-shape draw:name="Shape 757" draw:style-name="gr3" draw:text-style-name="P2" draw:layer="layout" svg:width="25.198cm" svg:height="3.505cm" svg:x="1.4cm" svg:y="0.237cm">
          <text:p text:style-name="P4"><text:span text:style-name="T2">/healt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8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Ping des systèmes externe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9" draw:style-name="gr5" draw:text-style-name="P6" draw:layer="layout" svg:width="25.752cm" svg:height="12.243cm" svg:x="1.114cm" svg:y="7.314cm">
          <text:p text:style-name="P4"><text:span text:style-name="T9">{</text:span></text:p>
          <text:p text:style-name="P4"><text:span text:style-name="T9"><text:s text:c="2"/></text:span><text:span text:style-name="T9">status: "UP",</text:span></text:p>
          <text:p text:style-name="P4"><text:span text:style-name="T9"><text:s text:c="2"/></text:span><text:span text:style-name="T9">diskSpace: {</text:span></text:p>
          <text:p text:style-name="P4"><text:span text:style-name="T9"><text:s text:c="4"/></text:span><text:span text:style-name="T9">status: "UP",</text:span></text:p>
          <text:p text:style-name="P4"><text:span text:style-name="T9"><text:s text:c="4"/></text:span><text:span text:style-name="T9">total: 243905724416,</text:span></text:p>
          <text:p text:style-name="P4"><text:span text:style-name="T9"><text:s text:c="4"/></text:span><text:span text:style-name="T9">free: 110182084608,</text:span></text:p>
          <text:p text:style-name="P4"><text:span text:style-name="T9"><text:s text:c="4"/></text:span><text:span text:style-name="T9">threshold: 10485760</text:span></text:p>
          <text:p text:style-name="P4"><text:span text:style-name="T9"><text:s text:c="2"/></text:span><text:span text:style-name="T9">},</text:span></text:p>
          <text:p text:style-name="P4"><text:span text:style-name="T9"><text:s text:c="2"/></text:span><text:span text:style-name="T9">db: {</text:span></text:p>
          <text:p text:style-name="P4"><text:span text:style-name="T9"><text:s text:c="4"/></text:span><text:span text:style-name="T9">status: "UP",</text:span></text:p>
          <text:p text:style-name="P4"><text:span text:style-name="T9"><text:s text:c="4"/></text:span><text:span text:style-name="T9">database: "H2",</text:span></text:p>
          <text:p text:style-name="P4"><text:span text:style-name="T9"><text:s text:c="4"/></text:span><text:span text:style-name="T9">hello: 1</text:span></text:p>
          <text:p text:style-name="P4"><text:span text:style-name="T9"><text:s text:c="2"/></text:span><text:span text:style-name="T9">},</text:span></text:p>
          <text:p text:style-name="P4"><text:span text:style-name="T9"><text:s text:c="2"/></text:span><text:span text:style-name="T9">...</text:span></text:p>
          <text:p text:style-name="P4"><text:span text:style-name="T9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54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55" draw:style-name="gr2" draw:layer="layout" svg:width="14.393cm" svg:height="10.477cm" svg:x="3.599cm" svg:y="2.095cm" draw:page-number="102" presentation:class="page"/>
        </presentation:notes>
      </draw:page>
      <draw:page draw:name="page103" draw:style-name="dp1" draw:master-page-name="Title_2c__20_Content" presentation:presentation-page-layout-name="AL2T11">
        <draw:custom-shape draw:name="Shape 764" draw:style-name="gr3" draw:text-style-name="P2" draw:layer="layout" svg:width="25.198cm" svg:height="3.505cm" svg:x="1.4cm" svg:y="0.237cm">
          <text:p text:style-name="P4"><text:span text:style-name="T2">/bea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5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Les beans Spring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Pratique pour débugguer le component scan, l'auto-configuration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6" draw:style-name="gr5" draw:text-style-name="P6" draw:layer="layout" svg:width="25.752cm" svg:height="10.189cm" svg:x="1.114cm" svg:y="9.314cm">
          <text:p text:style-name="P4"><text:span text:style-name="T10">{</text:span></text:p>
          <text:p text:style-name="P4"><text:span text:style-name="T10"><text:s text:c="2"/></text:span><text:span text:style-name="T10">content: [</text:span></text:p>
          <text:p text:style-name="P4"><text:span text:style-name="T10"><text:s text:c="4"/></text:span><text:span text:style-name="T10">{</text:span></text:p>
          <text:p text:style-name="P4"><text:span text:style-name="T10"><text:s text:c="6"/></text:span><text:span text:style-name="T10">context: "application",</text:span></text:p>
          <text:p text:style-name="P4"><text:span text:style-name="T10"><text:s text:c="6"/></text:span><text:span text:style-name="T10">parent: null,</text:span></text:p>
          <text:p text:style-name="P4"><text:span text:style-name="T10"><text:s text:c="6"/></text:span><text:span text:style-name="T10">beans: [</text:span></text:p>
          <text:p text:style-name="P4"><text:span text:style-name="T10"><text:s text:c="8"/></text:span><text:span text:style-name="T10">{</text:span></text:p>
          <text:p text:style-name="P4"><text:span text:style-name="T10"><text:s text:c="11"/></text:span><text:span text:style-name="T10">bean: "application",</text:span></text:p>
          <text:p text:style-name="P4"><text:span text:style-name="T10"><text:s text:c="11"/></text:span><text:span text:style-name="T10">scope: "singleton",</text:span></text:p>
          <text:p text:style-name="P4"><text:span text:style-name="T10"><text:s text:c="11"/></text:span><text:span text:style-name="T10">type: "com.zenika.Application$$EnhancerBySpringCGLIB$$faaf2c13",</text:span></text:p>
          <text:p text:style-name="P4"><text:span text:style-name="T10"><text:s text:c="11"/></text:span><text:span text:style-name="T10">resource: "null",</text:span></text:p>
          <text:p text:style-name="P4"><text:span text:style-name="T10"><text:s text:c="11"/></text:span><text:span text:style-name="T10">dependencies: [ ]</text:span></text:p>
          <text:p text:style-name="P4"><text:span text:style-name="T10"><text:s text:c="4"/></text:span><text:span text:style-name="T10">},</text:span></text:p>
          <text:p text:style-name="P4"><text:span text:style-name="T10"><text:s text:c="2"/></text:span><text:span text:style-name="T10">... </text:span></text:p>
          <text:p text:style-name="P4"><text:span text:style-name="T10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61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62" draw:style-name="gr2" draw:layer="layout" svg:width="14.393cm" svg:height="10.477cm" svg:x="3.599cm" svg:y="2.095cm" draw:page-number="103" presentation:class="page"/>
        </presentation:notes>
      </draw:page>
      <draw:page draw:name="page104" draw:style-name="dp1" draw:master-page-name="Title_2c__20_Content" presentation:presentation-page-layout-name="AL2T11">
        <draw:custom-shape draw:name="Shape 771" draw:style-name="gr3" draw:text-style-name="P2" draw:layer="layout" svg:width="25.198cm" svg:height="3.505cm" svg:x="1.4cm" svg:y="0.237cm">
          <text:p text:style-name="P4"><text:span text:style-name="T2">Méthode RES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2" draw:style-name="gr5" draw:text-style-name="P6" draw:layer="layout" svg:width="25.752cm" svg:height="12.264cm" svg:x="1.014cm" svg:y="6.414cm">
          <text:p text:style-name="P4"><text:span text:style-name="T14">@Controller</text:span></text:p>
          <text:p text:style-name="P4"><text:span text:style-name="T12">public</text:span><text:span text:style-name="T10"> </text:span><text:span text:style-name="T12">class</text:span><text:span text:style-name="T10"> UserController {</text:span></text:p>
          <text:p text:style-name="P4"><text:span text:style-name="T9"/></text:p>
          <text:p text:style-name="P4"><text:span text:style-name="T10"><text:s text:c="4"/></text:span><text:span text:style-name="T14">@Autowired</text:span></text:p>
          <text:p text:style-name="P4"><text:span text:style-name="T10"><text:s text:c="4"/></text:span><text:span text:style-name="T10">UserService </text:span><text:span text:style-name="T11">userService</text:span><text:span text:style-name="T10">;</text:span></text:p>
          <text:p text:style-name="P4"><text:span text:style-name="T9"/></text:p>
          <text:p text:style-name="P4"><text:span text:style-name="T10"><text:s text:c="4"/></text:span><text:span text:style-name="T14">@RequestMapping</text:span><text:span text:style-name="T10">(</text:span></text:p>
          <text:p text:style-name="P4"><text:span text:style-name="T10"><text:s text:c="8"/></text:span><text:span text:style-name="T10">value=</text:span><text:span text:style-name="T13">"/users"</text:span><text:span text:style-name="T10">,method= RequestMethod.</text:span><text:span text:style-name="T112">GET</text:span><text:span text:style-name="T10">,</text:span></text:p>
          <text:p text:style-name="P4"><text:span text:style-name="T10"><text:s text:c="8"/></text:span><text:span text:style-name="T10">produces = </text:span><text:span text:style-name="T13">"application/json"</text:span></text:p>
          <text:p text:style-name="P4"><text:span text:style-name="T13"><text:s text:c="4"/></text:span><text:span text:style-name="T10">)</text:span></text:p>
          <text:p text:style-name="P4"><text:span text:style-name="T10"><text:s text:c="4"/></text:span><text:span text:style-name="T14">@ResponseBody</text:span></text:p>
          <text:p text:style-name="P4"><text:span text:style-name="T10"><text:s text:c="4"/></text:span><text:span text:style-name="T12">public</text:span><text:span text:style-name="T10"> List&lt;User&gt; users() {</text:span></text:p>
          <text:p text:style-name="P4"><text:span text:style-name="T10"><text:s text:c="8"/></text:span><text:span text:style-name="T12">return</text:span><text:span text:style-name="T10"> </text:span><text:span text:style-name="T11">userService</text:span><text:span text:style-name="T10">.list();</text:span></text:p>
          <text:p text:style-name="P4"><text:span text:style-name="T14"><text:s text:c="4"/></text:span><text:span text:style-name="T14">}</text:span></text:p>
          <text:p text:style-name="P4"><text:span text:style-name="T9"/></text:p>
          <text:p text:style-name="P4"><text:span text:style-name="T1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73" draw:style-name="gr7" draw:text-style-name="P7" draw:layer="layout" svg:width="6.606cm" svg:height="2.13cm" svg:x="17.909cm" svg:y="4.283cm">
          <text:p text:style-name="P1"><text:span text:style-name="T9">Détecté par le component scan</text:span></text:p>
          <draw:enhanced-geometry draw:mirror-horizontal="false" draw:mirror-vertical="false" drawooo:sub-view-size="120000 120000 120000 120000" svg:viewBox="0 0 2378520 767159" draw:type="ooxml-non-primitive" draw:enhanced-path="M 0 0 L 120000 0 120000 119999 0 119999 Z N M -191994 138255 L -53684 68085 -37 62888 F N"/>
        </draw:custom-shape>
        <draw:custom-shape draw:name="Shape 774" draw:style-name="gr7" draw:text-style-name="P7" draw:layer="layout" svg:width="8.783cm" svg:height="2.547cm" svg:x="17.018cm" svg:y="6.596cm">
          <text:p text:style-name="P1"><text:span text:style-name="T9">Injection de dépendances par annotations</text:span></text:p>
          <draw:enhanced-geometry draw:mirror-horizontal="false" draw:mirror-vertical="false" drawooo:sub-view-size="120000 120000 120000 120000" svg:viewBox="0 0 3162240 917279" draw:type="ooxml-non-primitive" draw:enhanced-path="M 0 0 L 120000 0 120000 120000 0 120000 Z N M -110170 150148 L -76755 145802 -465 58862 F N"/>
        </draw:custom-shape>
        <draw:custom-shape draw:name="Shape 775" draw:style-name="gr7" draw:text-style-name="P7" draw:layer="layout" svg:width="7.389cm" svg:height="1.37cm" svg:x="18.772cm" svg:y="9.297cm">
          <text:p text:style-name="P1"><text:span text:style-name="T9">Mapping requête HTTP</text:span></text:p>
          <draw:enhanced-geometry draw:mirror-horizontal="false" draw:mirror-vertical="false" drawooo:sub-view-size="120000 120000 120000 120000" svg:viewBox="0 0 2660399 493559" draw:type="ooxml-non-primitive" draw:enhanced-path="M 0 0 L 120000 0 120000 120000 0 120000 Z N M -182666 171907 L -139200 163828 -558 54760 F N"/>
        </draw:custom-shape>
        <draw:custom-shape draw:name="Shape 776" draw:style-name="gr7" draw:text-style-name="P7" draw:layer="layout" svg:width="7.767cm" svg:height="1.277cm" svg:x="18.902cm" svg:y="11.168cm">
          <text:p text:style-name="P1"><text:span text:style-name="T9">Format retourné : JSON</text:span></text:p>
          <draw:enhanced-geometry draw:mirror-horizontal="false" draw:mirror-vertical="false" drawooo:sub-view-size="120000 120000 120000 120000" svg:viewBox="0 0 2796480 460079" draw:type="ooxml-non-primitive" draw:enhanced-path="M 0 0 L 120000 0 120000 120000 0 120000 Z N M -135860 130078 L -93084 134408 313 65074 F N"/>
        </draw:custom-shape>
        <draw:custom-shape draw:name="Shape 777" draw:style-name="gr7" draw:text-style-name="P7" draw:layer="layout" svg:width="8.783cm" svg:height="2.547cm" svg:x="18.796cm" svg:y="14.224cm">
          <text:p text:style-name="P1"><text:span text:style-name="T9">Sérialisation de l'objet retourné dans la réponse HTTP</text:span></text:p>
          <draw:enhanced-geometry draw:mirror-horizontal="false" draw:mirror-vertical="false" drawooo:sub-view-size="120000 120000 120000 120000" svg:viewBox="0 0 3162240 917279" draw:type="ooxml-non-primitive" draw:enhanced-path="M 0 0 L 120000 0 120000 120000 0 120000 Z N M -134461 53902 L -63846 53902 -166 60424 F N"/>
        </draw:custom-shape>
        <presentation:notes draw:style-name="dp2">
          <draw:frame draw:name="Shape 768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69" draw:style-name="gr2" draw:layer="layout" svg:width="14.393cm" svg:height="10.477cm" svg:x="3.599cm" svg:y="2.095cm" draw:page-number="104" presentation:class="page"/>
        </presentation:notes>
      </draw:page>
      <draw:page draw:name="page105" draw:style-name="dp1" draw:master-page-name="Title_2c__20_Content" presentation:presentation-page-layout-name="AL2T11">
        <draw:custom-shape draw:name="Shape 782" draw:style-name="gr3" draw:text-style-name="P2" draw:layer="layout" svg:width="25.198cm" svg:height="3.505cm" svg:x="1.4cm" svg:y="0.237cm">
          <text:p text:style-name="P4"><text:span text:style-name="T2">Méthode affichage HTM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3" draw:style-name="gr5" draw:text-style-name="P6" draw:layer="layout" svg:width="25.752cm" svg:height="12.264cm" svg:x="1.014cm" svg:y="6.414cm">
          <text:p text:style-name="P4"><text:span text:style-name="T14">@Controller</text:span></text:p>
          <text:p text:style-name="P4"><text:span text:style-name="T12">public</text:span><text:span text:style-name="T10"> </text:span><text:span text:style-name="T12">class</text:span><text:span text:style-name="T10"> UserController {</text:span></text:p>
          <text:p text:style-name="P4"><text:span text:style-name="T9"/></text:p>
          <text:p text:style-name="P4"><text:span text:style-name="T10"><text:s text:c="4"/></text:span><text:span text:style-name="T14">@Autowired</text:span></text:p>
          <text:p text:style-name="P4"><text:span text:style-name="T10"><text:s text:c="4"/></text:span><text:span text:style-name="T10">UserService </text:span><text:span text:style-name="T11">userService</text:span><text:span text:style-name="T10">;</text:span></text:p>
          <text:p text:style-name="P4"><text:span text:style-name="T9"/></text:p>
          <text:p text:style-name="P4"><text:span text:style-name="T10"><text:s text:c="4"/></text:span><text:span text:style-name="T14">@RequestMapping</text:span><text:span text:style-name="T10">(</text:span></text:p>
          <text:p text:style-name="P4"><text:span text:style-name="T10"><text:s text:c="7"/></text:span><text:span text:style-name="T10">value=</text:span><text:span text:style-name="T13">"/users"</text:span><text:span text:style-name="T10">,method= RequestMethod.</text:span><text:span text:style-name="T112">GET</text:span></text:p>
          <text:p text:style-name="P4"><text:span text:style-name="T112"><text:s text:c="4"/></text:span><text:span text:style-name="T10">)</text:span></text:p>
          <text:p text:style-name="P4"><text:span text:style-name="T10"><text:s text:c="4"/></text:span><text:span text:style-name="T12">public</text:span><text:span text:style-name="T10"> String users(Model </text:span><text:span text:style-name="T32">model</text:span><text:span text:style-name="T10">) {</text:span></text:p>
          <text:p text:style-name="P4"><text:span text:style-name="T10"><text:s text:c="8"/></text:span><text:span text:style-name="T32">model</text:span><text:span text:style-name="T10">.addAttribute(</text:span><text:span text:style-name="T13">"message"</text:span><text:span text:style-name="T10">,</text:span><text:span text:style-name="T13">"Hello Spring Boot!"</text:span><text:span text:style-name="T10">);</text:span></text:p>
          <text:p text:style-name="P4"><text:span text:style-name="T10"><text:s text:c="8"/></text:span><text:span text:style-name="T32">model</text:span><text:span text:style-name="T10">.addAttribute(</text:span><text:span text:style-name="T13">"users"</text:span><text:span text:style-name="T10">,</text:span><text:span text:style-name="T11">userService</text:span><text:span text:style-name="T10">.list());</text:span></text:p>
          <text:p text:style-name="P4"><text:span text:style-name="T10"><text:s text:c="8"/></text:span><text:span text:style-name="T12">return</text:span><text:span text:style-name="T10"> </text:span><text:span text:style-name="T13">"users"</text:span><text:span text:style-name="T10">;</text:span></text:p>
          <text:p text:style-name="P4"><text:span text:style-name="T10"><text:s text:c="4"/></text:span><text:span text:style-name="T10">}</text:span></text:p>
          <text:p text:style-name="P4"><text:span text:style-name="T9"/></text:p>
          <text:p text:style-name="P4"><text:span text:style-name="T14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84" draw:style-name="gr7" draw:text-style-name="P7" draw:layer="layout" svg:width="6.606cm" svg:height="2.13cm" svg:x="10.017cm" svg:y="4.929cm">
          <text:p text:style-name="P1"><text:span text:style-name="T9">Détecté par le component scan</text:span></text:p>
          <draw:enhanced-geometry draw:mirror-horizontal="false" draw:mirror-vertical="false" drawooo:sub-view-size="120000 120000 120000 120000" svg:viewBox="0 0 2378400 767100" draw:type="ooxml-non-primitive" draw:enhanced-path="M 0 0 L 120000 0 120000 120000 0 120000 Z N M -98955 112275 L -40275 73288 -876 55090 F N"/>
        </draw:custom-shape>
        <draw:custom-shape draw:name="Shape 785" draw:style-name="gr7" draw:text-style-name="P7" draw:layer="layout" svg:width="8.783cm" svg:height="2.547cm" svg:x="17.378cm" svg:y="7.111cm">
          <text:p text:style-name="P1"><text:span text:style-name="T9">Injection de dépendances par annotations</text:span></text:p>
          <draw:enhanced-geometry draw:mirror-horizontal="false" draw:mirror-vertical="false" drawooo:sub-view-size="120000 120000 120000 120000" svg:viewBox="0 0 3162300 917400" draw:type="ooxml-non-primitive" draw:enhanced-path="M 0 0 L 120000 0 120000 120000 0 120000 Z N M -116978 115016 L -63387 67207 290 60687 F N"/>
        </draw:custom-shape>
        <draw:custom-shape draw:name="Shape 786" draw:style-name="gr7" draw:text-style-name="P7" draw:layer="layout" svg:width="7.389cm" svg:height="1.37cm" svg:x="18.772cm" svg:y="10.4cm">
          <text:p text:style-name="P1"><text:span text:style-name="T9">Mapping requête HTTP</text:span></text:p>
          <draw:enhanced-geometry draw:mirror-horizontal="false" draw:mirror-vertical="false" drawooo:sub-view-size="120000 120000 120000 120000" svg:viewBox="0 0 2660400 493500" draw:type="ooxml-non-primitive" draw:enhanced-path="M 0 0 L 120000 0 120000 120000 0 120000 Z N M -175848 71344 L -42451 14785 -483 59223 F N"/>
        </draw:custom-shape>
        <draw:custom-shape draw:name="Shape 787" draw:style-name="gr7" draw:text-style-name="P7" draw:layer="layout" svg:width="7.767cm" svg:height="1.531cm" svg:x="18.583cm" svg:y="13.027cm">
          <text:p text:style-name="P1"><text:span text:style-name="T9">Modèle passé à la vue pour le rendu</text:span></text:p>
          <draw:enhanced-geometry draw:mirror-horizontal="false" draw:mirror-vertical="false" drawooo:sub-view-size="120000 120000 120000 120000" svg:viewBox="0 0 2796600 551400" draw:type="ooxml-non-primitive" draw:enhanced-path="M 0 0 L 120000 0 120000 120000 0 120000 Z N M -117379 20757 L -23274 9909 -1173 56917 F N"/>
        </draw:custom-shape>
        <draw:custom-shape draw:name="Shape 788" draw:style-name="gr7" draw:text-style-name="P7" draw:layer="layout" svg:width="8.783cm" svg:height="2.547cm" svg:x="18.134cm" svg:y="16.46cm">
          <text:p text:style-name="P1"><text:span text:style-name="T9">Objets chargés dans le modèle pour le rendu dans la vue</text:span></text:p>
          <draw:enhanced-geometry draw:mirror-horizontal="false" draw:mirror-vertical="false" drawooo:sub-view-size="120000 120000 120000 120000" svg:viewBox="0 0 3162240 917279" draw:type="ooxml-non-primitive" draw:enhanced-path="M 0 0 L 120000 0 120000 120000 0 120000 Z N M -56694 -79657 L -23908 -27491 -580 59447 F N"/>
        </draw:custom-shape>
        <presentation:notes draw:style-name="dp2">
          <draw:frame draw:name="Shape 77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80" draw:style-name="gr2" draw:layer="layout" svg:width="14.393cm" svg:height="10.477cm" svg:x="3.599cm" svg:y="2.095cm" draw:page-number="105" presentation:class="page"/>
        </presentation:notes>
      </draw:page>
      <draw:page draw:name="page106" draw:style-name="dp1" draw:master-page-name="Title_2c__20_Content" presentation:presentation-page-layout-name="AL2T11">
        <draw:custom-shape draw:name="Shape 793" draw:style-name="gr3" draw:text-style-name="P2" draw:layer="layout" svg:width="25.198cm" svg:height="3.505cm" svg:x="1.4cm" svg:y="0.237cm">
          <text:p text:style-name="P4"><text:span text:style-name="T2">Rendu de la 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4" draw:style-name="gr5" draw:text-style-name="P6" draw:layer="layout" svg:width="25.752cm" svg:height="12.264cm" svg:x="1.014cm" svg:y="7.914cm">
          <text:p text:style-name="P4"><text:span text:style-name="T31">&lt;div class="row"&gt;</text:span></text:p>
          <text:p text:style-name="P4"><text:span text:style-name="T31"><text:s text:c="2"/></text:span><text:span text:style-name="T31">&lt;h1&gt;</text:span><text:span text:style-name="T113">${message}</text:span><text:span text:style-name="T31">&lt;/h1&gt;</text:span></text:p>
          <text:p text:style-name="P4"><text:span text:style-name="T31"><text:s text:c="2"/></text:span><text:span text:style-name="T31">&lt;table class="table"&gt;</text:span></text:p>
          <text:p text:style-name="P4"><text:span text:style-name="T31"><text:s text:c="4"/></text:span><text:span text:style-name="T31">&lt;thead&gt;</text:span></text:p>
          <text:p text:style-name="P4"><text:span text:style-name="T31"><text:s text:c="6"/></text:span><text:span text:style-name="T31">&lt;tr&gt;</text:span></text:p>
          <text:p text:style-name="P4"><text:span text:style-name="T31"><text:s text:c="8"/></text:span><text:span text:style-name="T31">&lt;th&gt;ID&lt;/th&gt;</text:span></text:p>
          <text:p text:style-name="P4"><text:span text:style-name="T31"><text:s text:c="8"/></text:span><text:span text:style-name="T31">&lt;th&gt;Login&lt;/th&gt;</text:span></text:p>
          <text:p text:style-name="P4"><text:span text:style-name="T31"><text:s text:c="8"/></text:span><text:span text:style-name="T31">&lt;th&gt;Mot de passe&lt;/th&gt;</text:span></text:p>
          <text:p text:style-name="P4"><text:span text:style-name="T31"><text:s text:c="6"/></text:span><text:span text:style-name="T31">&lt;/tr&gt;</text:span></text:p>
          <text:p text:style-name="P4"><text:span text:style-name="T31"><text:s text:c="4"/></text:span><text:span text:style-name="T31">&lt;/thead&gt;</text:span></text:p>
          <text:p text:style-name="P4"><text:span text:style-name="T31"><text:s text:c="4"/></text:span><text:span text:style-name="T31">&lt;tbody&gt;</text:span></text:p>
          <text:p text:style-name="P4"><text:span text:style-name="T31"><text:s text:c="6"/></text:span><text:span text:style-name="T113">&lt;#list users as user&gt;</text:span></text:p>
          <text:p text:style-name="P4"><text:span text:style-name="T31"><text:s text:c="8"/></text:span><text:span text:style-name="T31">&lt;tr&gt;</text:span></text:p>
          <text:p text:style-name="P4"><text:span text:style-name="T31"><text:s text:c="10"/></text:span><text:span text:style-name="T31">&lt;td&gt;</text:span><text:span text:style-name="T113">${user.id}</text:span><text:span text:style-name="T31">&lt;/td&gt;</text:span></text:p>
          <text:p text:style-name="P4"><text:span text:style-name="T31"><text:s text:c="10"/></text:span><text:span text:style-name="T31">&lt;td&gt;</text:span><text:span text:style-name="T113">${user.login}</text:span><text:span text:style-name="T31">&lt;/td&gt;</text:span></text:p>
          <text:p text:style-name="P4"><text:span text:style-name="T31"><text:s text:c="10"/></text:span><text:span text:style-name="T31">&lt;td&gt;</text:span><text:span text:style-name="T113">${user.password}</text:span><text:span text:style-name="T31">&lt;/td&gt;</text:span></text:p>
          <text:p text:style-name="P4"><text:span text:style-name="T31"><text:s text:c="8"/></text:span><text:span text:style-name="T31">&lt;/tr&gt;</text:span></text:p>
          <text:p text:style-name="P4"><text:span text:style-name="T31"><text:s text:c="6"/></text:span><text:span text:style-name="T113">&lt;/#list&gt;</text:span></text:p>
          <text:p text:style-name="P4"><text:span text:style-name="T31"><text:s text:c="4"/></text:span><text:span text:style-name="T31">&lt;/tbody&gt;</text:span></text:p>
          <text:p text:style-name="P4"><text:span text:style-name="T31"><text:s text:c="2"/></text:span><text:span text:style-name="T31">&lt;/table&gt;</text:span></text:p>
          <text:p text:style-name="P4"><text:span text:style-name="T31">&lt;/div&gt;</text:span></text:p>
          <text:p text:style-name="P4"><text:span text:style-name="T9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95" draw:style-name="gr7" draw:text-style-name="P7" draw:layer="layout" svg:width="6.606cm" svg:height="2.13cm" svg:x="15.333cm" svg:y="8.949cm">
          <text:p text:style-name="P1"><text:span text:style-name="T9">Référence aux objets chargés dans le modèle</text:span></text:p>
          <draw:enhanced-geometry draw:mirror-horizontal="false" draw:mirror-vertical="false" drawooo:sub-view-size="120000 120000 120000 120000" svg:viewBox="0 0 2378400 767100" draw:type="ooxml-non-primitive" draw:enhanced-path="M 0 0 L 120000 0 120000 120000 0 120000 Z N M -152757 -2362 L -21146 4822 646 62616 F N"/>
        </draw:custom-shape>
        <draw:custom-shape draw:name="Shape 796" draw:style-name="gr7" draw:text-style-name="P7" draw:layer="layout" svg:width="7.767cm" svg:height="1.531cm" svg:x="17.61cm" svg:y="14.768cm">
          <text:p text:style-name="P1"><text:span text:style-name="T9">Itération</text:span></text:p>
          <draw:enhanced-geometry draw:mirror-horizontal="false" draw:mirror-vertical="false" drawooo:sub-view-size="120000 120000 120000 120000" svg:viewBox="0 0 2796600 551400" draw:type="ooxml-non-primitive" draw:enhanced-path="M 0 0 L 120000 0 120000 120000 0 120000 Z N M -160095 -7177 L -21788 50673 1737 61522 F N"/>
        </draw:custom-shape>
        <draw:custom-shape draw:name="Shape 797" draw:style-name="gr4" draw:text-style-name="P2" draw:layer="layout" svg:width="24.638cm" svg:height="2.747cm" svg:x="1.525cm" svg:y="4.914cm">
          <text:list text:style-name="L2">
            <text:list-item>
              <text:p text:style-name="P5"><text:span text:style-name="T3">Moteur de template Freemarker</text:span></text:p>
            </text:list-item>
          </text:list>
          <text:list text:style-name="L3">
            <text:list-item>
              <text:list>
                <text:list-item>
                  <text:p text:style-name="P5"><text:span text:style-name="T4">Autres options possible : JSP, Thymeleaf, etc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90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791" draw:style-name="gr2" draw:layer="layout" svg:width="14.393cm" svg:height="10.477cm" svg:x="3.599cm" svg:y="2.095cm" draw:page-number="106" presentation:class="page"/>
        </presentation:notes>
      </draw:page>
      <draw:page draw:name="page107" draw:style-name="dp1" draw:master-page-name="Title_2c__20_Content" presentation:presentation-page-layout-name="AL2T11">
        <draw:custom-shape draw:name="Shape 802" draw:style-name="gr3" draw:text-style-name="P2" draw:layer="layout" svg:width="25.198cm" svg:height="3.505cm" svg:x="1.4cm" svg:y="0.237cm">
          <text:p text:style-name="P4"><text:span text:style-name="T2">TP spring-boot-sta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03" draw:style-name="gr4" draw:text-style-name="P2" draw:layer="layout" svg:width="24.638cm" svg:height="12.179cm" svg:x="1.524cm" svg:y="4.914cm">
          <text:list text:style-name="L2">
            <text:list-item>
              <text:p text:style-name="P5"><text:span text:style-name="T3">Lancement d'une application Spring Boot</text:span></text:p>
            </text:list-item>
            <text:list-item>
              <text:p text:style-name="P5"><text:span text:style-name="T3">Contrôleur REST et HTML</text:span></text:p>
            </text:list-item>
            <text:list-item>
              <text:p text:style-name="P5"><text:span text:style-name="T3">Configuration d'une application Spring Boot</text:span></text:p>
            </text:list-item>
            <text:list-item>
              <text:p text:style-name="P5"><text:span text:style-name="T3">Utilisation de l'Actuato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Shape 799"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  <draw:page-thumbnail draw:name="Shape 800" draw:style-name="gr2" draw:layer="layout" svg:width="14.393cm" svg:height="10.477cm" svg:x="3.599cm" svg:y="2.095cm" draw:page-number="107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 New" svg:font-family="'Courier New'"/>
    <style:font-face style:name="Arial" svg:font-family="Arial" style:font-pitch="variable"/>
    <style:font-face style:name="Caladea1" svg:font-family="Caladea" style:font-pitch="variable"/>
    <style:font-face style:name="Courier New1" svg:font-family="'Courier New'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gradient draw:name="Gradient_20_2" draw:display-name="Gradient 2" draw:style="linear" draw:start-color="#e6e6e6" draw:end-color="#fefefe" draw:start-intensity="100%" draw:end-intensity="100%" draw:angle="2250" draw:border="0%"/>
    <draw:gradient draw:name="Gradient_20_3" draw:display-name="Gradient 3" draw:style="linear" draw:start-color="#dc2300" draw:end-color="#fefefe" draw:start-intensity="100%" draw:end-intensity="100%" draw:angle="2250" draw:border="0%"/>
    <draw:gradient draw:name="Gradient_20_4" draw:display-name="Gradient 4" draw:style="linear" draw:start-color="#008000" draw:end-color="#fefefe" draw:start-intensity="100%" draw:end-intensity="100%" draw:angle="2250" draw:border="0%"/>
    <draw:gradient draw:name="Gradient_20_5" draw:display-name="Gradient 5" draw:style="linear" draw:start-color="#c5000b" draw:end-color="#fefefe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.254cm" fo:padding-bottom="0.254cm" fo:padding-left="0.254cm" fo:padding-right="0.254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Shape 11" draw:style-name="Mgr3" draw:text-style-name="MP5" draw:layer="backgroundobjects" svg:width="4.122cm" svg:height="1.498cm" svg:x="23.277cm" svg:y="1.198cm">
        <text:p/>
        <draw:enhanced-geometry draw:mirror-horizontal="false" draw:mirror-vertical="false" drawooo:sub-view-size="120000 120000" svg:viewBox="0 0 1484280 539639" draw:type="ooxml-non-primitive" draw:enhanced-path="M 1309 0 C 640 0 0 1758 0 3597 L 0 116242 C 0 118081 640 119920 1309 119920 L 118661 119920 C 119301 119920 119970 118081 119970 116242 L 119970 3597 C 119970 1758 119301 0 118661 0 L 1309 0 N"/>
      </draw:custom-shape>
      <draw:frame draw:name="Shape 12" draw:style-name="Mgr4" draw:text-style-name="MP6" draw:layer="backgroundobjects" svg:width="4.122cm" svg:height="4.122cm" svg:x="23.277cm" svg:y="0.237cm">
        <draw:image xlink:href="Pictures/10000201000000C8000000C8F11A87A5B07BC13E.png" xlink:type="simple" xlink:show="embed" xlink:actuate="onLoad">
          <text:p/>
        </draw:image>
      </draw:frame>
      <draw:frame draw:name="Shape 14" presentation:style-name="Mpr1" draw:text-style-name="MP7" draw:layer="backgroundobjects" svg:width="25.198cm" svg:height="3.505cm" svg:x="1.4cm" svg:y="0.237cm" presentation:class="title" presentation:user-transformed="true">
        <draw:text-box>
          <text:p/>
        </draw:text-box>
      </draw:frame>
      <draw:frame presentation:style-name="Title_20_Slide-outline1" draw:layer="backgroundobjects" svg:width="25.2cm" svg:height="12.17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Shape 11" draw:style-name="Mgr3" draw:text-style-name="MP5" draw:layer="backgroundobjects" svg:width="4.122cm" svg:height="1.498cm" svg:x="23.277cm" svg:y="1.198cm">
        <text:p/>
        <draw:enhanced-geometry draw:mirror-horizontal="false" draw:mirror-vertical="false" drawooo:sub-view-size="120000 120000" svg:viewBox="0 0 1484280 539639" draw:type="ooxml-non-primitive" draw:enhanced-path="M 1309 0 C 640 0 0 1758 0 3597 L 0 116242 C 0 118081 640 119920 1309 119920 L 118661 119920 C 119301 119920 119970 118081 119970 116242 L 119970 3597 C 119970 1758 119301 0 118661 0 L 1309 0 N"/>
      </draw:custom-shape>
      <draw:frame draw:name="Shape 12" draw:style-name="Mgr4" draw:text-style-name="MP6" draw:layer="backgroundobjects" svg:width="4.122cm" svg:height="4.122cm" svg:x="23.277cm" svg:y="0.237cm">
        <draw:image xlink:href="Pictures/10000201000000C8000000C8F11A87A5B07BC13E.png" xlink:type="simple" xlink:show="embed" xlink:actuate="onLoad">
          <text:p/>
        </draw:image>
      </draw:frame>
      <draw:frame draw:name="Shape 17" presentation:style-name="Mpr4" draw:text-style-name="MP7" draw:layer="backgroundobjects" svg:width="25.198cm" svg:height="3.505cm" svg:x="1.4cm" svg:y="0.237cm" presentation:class="title" presentation:user-transformed="true">
        <draw:text-box>
          <text:p/>
        </draw:text-box>
      </draw:frame>
      <draw:frame draw:name="Shape 18" presentation:style-name="Title_2c__20_Content-outline1" draw:layer="backgroundobjects" svg:width="24.638cm" svg:height="12.179cm" svg:x="1.4cm" svg:y="4.914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3.969cm" svg:height="10.476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61"/>
    <meta:generator>LibreOfficeDev/5.1.0.3$Linux_X86_64 LibreOffice_project/</meta:generator>
  </office:meta>
</office:document-meta>
</file>